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00" loext:opacity="100%" style:font-name="Bukyvede" fo:font-style="normal" officeooo:rsid="0170e69f" style:font-style-asian="normal" style:font-style-complex="normal"/>
    </style:style>
    <style:style style:name="T38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00" loext:opacity="100%" style:font-name="Liberation Serif1" fo:font-style="normal" officeooo:rsid="0171be65" style:font-style-asian="normal" style:font-style-complex="normal"/>
    </style:style>
    <style:style style:name="T388" style:family="text">
      <style:text-properties fo:color="#000000" loext:opacity="100%" style:font-name="Liberation Serif1" fo:font-style="normal" officeooo:rsid="01754fc8" style:font-style-asian="normal" style:font-style-complex="normal"/>
    </style:style>
    <style:style style:name="T389" style:family="text">
      <style:text-properties fo:color="#000000" loext:opacity="100%" style:font-name="Bukyvede" fo:font-style="normal" style:text-underline-style="none" officeooo:rsid="01771427" style:font-style-asian="normal" style:font-style-complex="normal"/>
    </style:style>
    <style:style style:name="T390" style:family="text">
      <style:text-properties fo:color="#000000" loext:opacity="100%" style:font-name="Bukyvede" fo:font-style="normal" officeooo:rsid="01771427"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2" style:family="text">
      <style:text-properties fo:color="#bf0041" loext:opacity="100%" style:font-name="Liberation Serif1" fo:font-style="normal" officeooo:rsid="01d98b71" style:font-style-asian="normal" style:font-style-complex="normal"/>
    </style:style>
    <style:style style:name="T393" style:family="text">
      <style:text-properties fo:color="#000000" loext:opacity="100%" style:font-name="Liberation Serif1" fo:font-style="normal" officeooo:rsid="0179ae22" style:font-style-asian="normal" style:font-style-complex="normal"/>
    </style:style>
    <style:style style:name="T394" style:family="text">
      <style:text-properties officeooo:rsid="017f734c"/>
    </style:style>
    <style:style style:name="T395" style:family="text">
      <style:text-properties officeooo:rsid="017e47da"/>
    </style:style>
    <style:style style:name="T396" style:family="text">
      <style:text-properties officeooo:rsid="019125e7"/>
    </style:style>
    <style:style style:name="T397" style:family="text">
      <style:text-properties officeooo:rsid="0180616b"/>
    </style:style>
    <style:style style:name="T398" style:family="text">
      <style:text-properties officeooo:rsid="01930b95"/>
    </style:style>
    <style:style style:name="T399" style:family="text">
      <style:text-properties style:font-name="Bookerly" fo:font-size="10pt" officeooo:rsid="00b0d7b5" style:font-size-asian="10pt" style:font-size-complex="10pt"/>
    </style:style>
    <style:style style:name="T400" style:family="text">
      <style:text-properties style:font-name="Bookerly" fo:font-size="10pt" officeooo:rsid="017f734c" style:font-size-asian="10pt" style:font-size-complex="10pt"/>
    </style:style>
    <style:style style:name="T401" style:family="text">
      <style:text-properties style:font-name="Liberation Serif1" fo:font-size="10pt" officeooo:rsid="017f734c" style:font-size-asian="10pt" style:font-size-complex="10pt"/>
    </style:style>
    <style:style style:name="T402" style:family="text">
      <style:text-properties officeooo:rsid="02f961e0"/>
    </style:style>
    <style:style style:name="T403" style:family="text">
      <style:text-properties style:text-position="super 58%"/>
    </style:style>
    <style:style style:name="T404" style:family="text">
      <style:text-properties officeooo:rsid="0270be1f"/>
    </style:style>
    <style:style style:name="T405" style:family="text">
      <style:text-properties style:font-name="Bukyvede" officeooo:rsid="0270be1f"/>
    </style:style>
    <style:style style:name="T406" style:family="text">
      <style:text-properties officeooo:rsid="02725277"/>
    </style:style>
    <style:style style:name="T407" style:family="text">
      <style:text-properties style:text-position="super 58%" officeooo:rsid="02725277"/>
    </style:style>
    <style:style style:name="T408" style:family="text">
      <style:text-properties style:font-name="Bukyvede" officeooo:rsid="02725277"/>
    </style:style>
    <style:style style:name="T409" style:family="text">
      <style:text-properties style:font-name="Bukyvede" officeooo:rsid="0272ddba"/>
    </style:style>
    <style:style style:name="T410" style:family="text">
      <style:text-properties style:font-name="Liberation Serif1" officeooo:rsid="0272ddba"/>
    </style:style>
    <style:style style:name="T411" style:family="text">
      <style:text-properties style:font-name="Liberation Serif1" officeooo:rsid="02725277"/>
    </style:style>
    <style:style style:name="T412" style:family="text">
      <style:text-properties style:font-name="Liberation Serif1" officeooo:rsid="02755d66"/>
    </style:style>
    <style:style style:name="T413" style:family="text">
      <style:text-properties officeooo:rsid="0272d3d8"/>
    </style:style>
    <style:style style:name="T414" style:family="text">
      <style:text-properties officeooo:rsid="0272ddba"/>
    </style:style>
    <style:style style:name="T415" style:family="text">
      <style:text-properties fo:font-style="italic" officeooo:rsid="02725277" style:font-style-asian="italic" style:font-style-complex="italic"/>
    </style:style>
    <style:style style:name="T416" style:family="text">
      <style:text-properties officeooo:rsid="0273718d"/>
    </style:style>
    <style:style style:name="T417" style:family="text">
      <style:text-properties officeooo:rsid="0278f058"/>
    </style:style>
    <style:style style:name="T418" style:family="text">
      <style:text-properties officeooo:rsid="0276f2d7"/>
    </style:style>
    <style:style style:name="T419" style:family="text">
      <style:text-properties fo:font-family="'Liberation Serif'" style:font-family-generic="roman" officeooo:rsid="0273718d"/>
    </style:style>
    <style:style style:name="T420" style:family="text">
      <style:text-properties style:font-name="Liberation Serif1" officeooo:rsid="0273718d"/>
    </style:style>
    <style:style style:name="T421" style:family="text">
      <style:text-properties fo:font-family="'Liberation Serif'" style:font-family-generic="roman" officeooo:rsid="027bc112"/>
    </style:style>
    <style:style style:name="T422" style:family="text">
      <style:text-properties style:text-position="super 58%" style:font-name="Liberation Serif1" officeooo:rsid="0273718d"/>
    </style:style>
    <style:style style:name="T423" style:family="text">
      <style:text-properties style:font-name="Liberation Serif1" style:text-underline-style="none" officeooo:rsid="0273718d"/>
    </style:style>
    <style:style style:name="T424" style:family="text">
      <style:text-properties fo:color="#000000" loext:opacity="100%" style:font-name="Liberation Serif1" style:text-underline-style="none" officeooo:rsid="0273718d"/>
    </style:style>
    <style:style style:name="T425" style:family="text">
      <style:text-properties fo:color="#000000" loext:opacity="100%" fo:font-family="'Liberation Serif'" style:font-family-generic="roman" style:text-underline-style="none" officeooo:rsid="027bc112"/>
    </style:style>
    <style:style style:name="T426" style:family="text">
      <style:text-properties fo:color="#000000" loext:opacity="100%" fo:font-family="'Liberation Serif'" style:font-family-generic="roman" style:text-underline-style="none" officeooo:rsid="0273718d"/>
    </style:style>
    <style:style style:name="T427" style:family="text">
      <style:text-properties fo:color="#000000" loext:opacity="100%" style:font-name="Liberation Serif1" style:text-underline-style="none" officeooo:rsid="02755d66"/>
    </style:style>
    <style:style style:name="T428" style:family="text">
      <style:text-properties fo:color="#000000" loext:opacity="100%" style:font-name="Liberation Serif1" style:text-underline-style="none" officeooo:rsid="02c57b9d"/>
    </style:style>
    <style:style style:name="T429" style:family="text">
      <style:text-properties fo:color="#000000" loext:opacity="100%" style:font-name="Liberation Serif1" style:text-underline-style="none" officeooo:rsid="02c8f684"/>
    </style:style>
    <style:style style:name="T430" style:family="text">
      <style:text-properties fo:color="#000000" loext:opacity="100%" style:font-name="Liberation Serif1" style:text-underline-style="none" officeooo:rsid="02757d4c"/>
    </style:style>
    <style:style style:name="T431" style:family="text">
      <style:text-properties fo:color="#000000" loext:opacity="100%" style:font-name="Liberation Serif1" style:text-underline-style="none" officeooo:rsid="02781fc5"/>
    </style:style>
    <style:style style:name="T432" style:family="text">
      <style:text-properties officeooo:rsid="02892f84"/>
    </style:style>
    <style:style style:name="T433" style:family="text">
      <style:text-properties officeooo:rsid="01ca3e5f"/>
    </style:style>
    <style:style style:name="T434" style:family="text">
      <style:text-properties officeooo:rsid="02609662"/>
    </style:style>
    <style:style style:name="T435" style:family="text">
      <style:text-properties officeooo:rsid="0261f19c"/>
    </style:style>
    <style:style style:name="T436" style:family="text">
      <style:text-properties officeooo:rsid="02092c19"/>
    </style:style>
    <style:style style:name="T437" style:family="text">
      <style:text-properties officeooo:rsid="0208edf7"/>
    </style:style>
    <style:style style:name="T438" style:family="text">
      <style:text-properties officeooo:rsid="01ceccad"/>
    </style:style>
    <style:style style:name="T439" style:family="text">
      <style:text-properties officeooo:rsid="01f852e5"/>
    </style:style>
    <style:style style:name="T440" style:family="text">
      <style:text-properties style:font-name="Bookerly" fo:font-size="11pt" officeooo:rsid="01f852e5" style:font-size-asian="11pt" style:font-size-complex="11pt"/>
    </style:style>
    <style:style style:name="T441" style:family="text">
      <style:text-properties officeooo:rsid="02455cfe"/>
    </style:style>
    <style:style style:name="T442" style:family="text">
      <style:text-properties officeooo:rsid="01cf3e5d"/>
    </style:style>
    <style:style style:name="T443" style:family="text">
      <style:text-properties officeooo:rsid="01d00e16"/>
    </style:style>
    <style:style style:name="T444" style:family="text">
      <style:text-properties officeooo:rsid="023c6746"/>
    </style:style>
    <style:style style:name="T445" style:family="text">
      <style:text-properties officeooo:rsid="023d85b1"/>
    </style:style>
    <style:style style:name="T446" style:family="text">
      <style:text-properties officeooo:rsid="02302c08"/>
    </style:style>
    <style:style style:name="T447" style:family="text">
      <style:text-properties officeooo:rsid="020ce2ce"/>
    </style:style>
    <style:style style:name="T448" style:family="text">
      <style:text-properties style:text-underline-style="solid" style:text-underline-width="auto" style:text-underline-color="font-color"/>
    </style:style>
    <style:style style:name="T449" style:family="text">
      <style:text-properties officeooo:rsid="07056754"/>
    </style:style>
    <style:style style:name="T450" style:family="text">
      <style:text-properties officeooo:rsid="04aabe43"/>
    </style:style>
    <style:style style:name="T451" style:family="text">
      <style:text-properties officeooo:rsid="04acc770"/>
    </style:style>
    <style:style style:name="T452" style:family="text">
      <style:text-properties officeooo:rsid="04aadaa3"/>
    </style:style>
    <style:style style:name="T453" style:family="text">
      <style:text-properties officeooo:rsid="04b04107"/>
    </style:style>
    <style:style style:name="T454" style:family="text">
      <style:text-properties officeooo:rsid="0292548e"/>
    </style:style>
    <style:style style:name="T455" style:family="text">
      <style:text-properties officeooo:rsid="01f054f0"/>
    </style:style>
    <style:style style:name="T456" style:family="text">
      <style:text-properties officeooo:rsid="01ea7145"/>
    </style:style>
    <style:style style:name="T457" style:family="text">
      <style:text-properties officeooo:rsid="0537e5b7"/>
    </style:style>
    <style:style style:name="T458" style:family="text">
      <style:text-properties officeooo:rsid="01ecc85c"/>
    </style:style>
    <style:style style:name="T459" style:family="text">
      <style:text-properties officeooo:rsid="01e97d9f"/>
    </style:style>
    <style:style style:name="T460" style:family="text">
      <style:text-properties officeooo:rsid="06bdd6e1"/>
    </style:style>
    <style:style style:name="T461" style:family="text">
      <style:text-properties officeooo:rsid="07068788"/>
    </style:style>
    <style:style style:name="T462" style:family="text">
      <style:text-properties fo:font-style="italic" officeooo:rsid="06bdd6e1" style:font-style-asian="italic" style:font-style-complex="italic"/>
    </style:style>
    <style:style style:name="T463" style:family="text">
      <style:text-properties fo:font-style="normal" officeooo:rsid="06bdd6e1" style:font-style-asian="normal" style:font-style-complex="normal"/>
    </style:style>
    <style:style style:name="T464" style:family="text">
      <style:text-properties style:font-name="Bukyvede" officeooo:rsid="01e97d9f"/>
    </style:style>
    <style:style style:name="T465" style:family="text">
      <style:text-properties style:font-name="Liberation Serif1" officeooo:rsid="01e97d9f"/>
    </style:style>
    <style:style style:name="T466" style:family="text">
      <style:text-properties style:font-name="Liberation Serif1" officeooo:rsid="01ea7145"/>
    </style:style>
    <style:style style:name="T467" style:family="text">
      <style:text-properties officeooo:rsid="01eb2bbb"/>
    </style:style>
    <style:style style:name="T468" style:family="text">
      <style:text-properties officeooo:rsid="021889f4"/>
    </style:style>
    <style:style style:name="T469" style:family="text">
      <style:text-properties officeooo:rsid="0233966d"/>
    </style:style>
    <style:style style:name="T470" style:family="text">
      <style:text-properties officeooo:rsid="0219dae1"/>
    </style:style>
    <style:style style:name="T471" style:family="text">
      <style:text-properties officeooo:rsid="021fb9a5"/>
    </style:style>
    <style:style style:name="T472" style:family="text">
      <style:text-properties officeooo:rsid="07068b3d"/>
    </style:style>
    <style:style style:name="T473" style:family="text">
      <style:text-properties officeooo:rsid="021ff84d"/>
    </style:style>
    <style:style style:name="T474" style:family="text">
      <style:text-properties officeooo:rsid="0229178f"/>
    </style:style>
    <style:style style:name="T475" style:family="text">
      <style:text-properties officeooo:rsid="0378851f"/>
    </style:style>
    <style:style style:name="T476" style:family="text">
      <style:text-properties officeooo:rsid="021aee08"/>
    </style:style>
    <style:style style:name="T477" style:family="text">
      <style:text-properties officeooo:rsid="021b7b4e"/>
    </style:style>
    <style:style style:name="T478" style:family="text">
      <style:text-properties officeooo:rsid="021c46e2"/>
    </style:style>
    <style:style style:name="T479" style:family="text">
      <style:text-properties officeooo:rsid="03085e76"/>
    </style:style>
    <style:style style:name="T480" style:family="text">
      <style:text-properties officeooo:rsid="0378fb5c"/>
    </style:style>
    <style:style style:name="T481" style:family="text">
      <style:text-properties officeooo:rsid="039ed65b"/>
    </style:style>
    <style:style style:name="T482" style:family="text">
      <style:text-properties officeooo:rsid="0379c631"/>
    </style:style>
    <style:style style:name="T483" style:family="text">
      <style:text-properties officeooo:rsid="037a63e4"/>
    </style:style>
    <style:style style:name="T484" style:family="text">
      <style:text-properties officeooo:rsid="039f5bba"/>
    </style:style>
    <style:style style:name="T485" style:family="text">
      <style:text-properties officeooo:rsid="01f25462"/>
    </style:style>
    <style:style style:name="T486" style:family="text">
      <style:text-properties officeooo:rsid="02126660"/>
    </style:style>
    <style:style style:name="T487" style:family="text">
      <style:text-properties officeooo:rsid="01ee9806"/>
    </style:style>
    <style:style style:name="T488" style:family="text">
      <style:text-properties style:font-name="Bukyvede" officeooo:rsid="01f25462"/>
    </style:style>
    <style:style style:name="T489" style:family="text">
      <style:text-properties fo:font-style="italic" officeooo:rsid="01f25462" style:font-style-asian="italic" style:font-style-complex="italic"/>
    </style:style>
    <style:style style:name="T490" style:family="text">
      <style:text-properties officeooo:rsid="06ba1e64"/>
    </style:style>
    <style:style style:name="T491" style:family="text">
      <style:text-properties officeooo:rsid="01f5fdc9"/>
    </style:style>
    <style:style style:name="T492" style:family="text">
      <style:text-properties officeooo:rsid="01f2905d"/>
    </style:style>
    <style:style style:name="T493" style:family="text">
      <style:text-properties fo:font-family="'Menaion Medieval'" style:font-pitch="variable" officeooo:rsid="01f2905d"/>
    </style:style>
    <style:style style:name="T494" style:family="text">
      <style:text-properties style:font-name="Liberation Serif1" officeooo:rsid="01f2905d"/>
    </style:style>
    <style:style style:name="T495" style:family="text">
      <style:text-properties style:font-name="Liberation Serif1" officeooo:rsid="01f40933"/>
    </style:style>
    <style:style style:name="T496" style:family="text">
      <style:text-properties style:font-name="Liberation Serif1" officeooo:rsid="01f5fdc9"/>
    </style:style>
    <style:style style:name="T497" style:family="text">
      <style:text-properties officeooo:rsid="02d0b4c6"/>
    </style:style>
    <style:style style:name="T498" style:family="text">
      <style:text-properties officeooo:rsid="02f84bd2"/>
    </style:style>
    <style:style style:name="T499" style:family="text">
      <style:text-properties officeooo:rsid="0316955a"/>
    </style:style>
    <style:style style:name="T500" style:family="text">
      <style:text-properties officeooo:rsid="030eedc6"/>
    </style:style>
    <style:style style:name="T501" style:family="text">
      <style:text-properties style:font-name="Bukyvede" officeooo:rsid="030eedc6"/>
    </style:style>
    <style:style style:name="T502" style:family="text">
      <style:text-properties officeooo:rsid="0312de70"/>
    </style:style>
    <style:style style:name="T503" style:family="text">
      <style:text-properties officeooo:rsid="03113a40"/>
    </style:style>
    <style:style style:name="T504" style:family="text">
      <style:text-properties style:font-name="Bukyvede" officeooo:rsid="0312de70"/>
    </style:style>
    <style:style style:name="T505" style:family="text">
      <style:text-properties style:font-name="Bukyvede" style:text-underline-style="solid" style:text-underline-width="auto" style:text-underline-color="font-color" officeooo:rsid="0312de70"/>
    </style:style>
    <style:style style:name="T506" style:family="text">
      <style:text-properties style:font-name="Bukyvede" officeooo:rsid="0316955a"/>
    </style:style>
    <style:style style:name="T507" style:family="text">
      <style:text-properties officeooo:rsid="0318d78d"/>
    </style:style>
    <style:style style:name="T508" style:family="text">
      <style:text-properties style:font-name="Bukyvede" officeooo:rsid="0318d78d"/>
    </style:style>
    <style:style style:name="T509" style:family="text">
      <style:text-properties style:font-name="Bukyvede" style:text-underline-style="solid" style:text-underline-width="auto" style:text-underline-color="font-color" officeooo:rsid="0318d78d"/>
    </style:style>
    <style:style style:name="T510"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11"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12" style:family="text">
      <style:text-properties officeooo:rsid="03177049"/>
    </style:style>
    <style:style style:name="T513" style:family="text">
      <style:text-properties style:font-name="Bukyvede" officeooo:rsid="0314a744"/>
    </style:style>
    <style:style style:name="T514" style:family="text">
      <style:text-properties style:font-name="Bukyvede" style:text-underline-style="solid" style:text-underline-width="auto" style:text-underline-color="font-color" officeooo:rsid="0314a744"/>
    </style:style>
    <style:style style:name="T515" style:family="text">
      <style:text-properties style:font-name="Bukyvede" officeooo:rsid="03177049"/>
    </style:style>
    <style:style style:name="T516" style:family="text">
      <style:text-properties officeooo:rsid="031813ce"/>
    </style:style>
    <style:style style:name="T517" style:family="text">
      <style:text-properties officeooo:rsid="031a04c3"/>
    </style:style>
    <style:style style:name="T518" style:family="text">
      <style:text-properties officeooo:rsid="031a6fe6"/>
    </style:style>
    <style:style style:name="T519" style:family="text">
      <style:text-properties officeooo:rsid="0381688d"/>
    </style:style>
    <style:style style:name="T520" style:family="text">
      <style:text-properties officeooo:rsid="031ae9d4"/>
    </style:style>
    <style:style style:name="T521" style:family="text">
      <style:text-properties style:font-name="Bukyvede" officeooo:rsid="031ae9d4"/>
    </style:style>
    <style:style style:name="T522" style:family="text">
      <style:text-properties style:font-name="Bukyvede" style:text-underline-style="solid" style:text-underline-width="auto" style:text-underline-color="font-color" officeooo:rsid="031ae9d4"/>
    </style:style>
    <style:style style:name="T523" style:family="text">
      <style:text-properties officeooo:rsid="031c5ef2"/>
    </style:style>
    <style:style style:name="T524" style:family="text">
      <style:text-properties officeooo:rsid="031eab1f"/>
    </style:style>
    <style:style style:name="T525" style:family="text">
      <style:text-properties style:font-name="Bukyvede" officeooo:rsid="0326fd59"/>
    </style:style>
    <style:style style:name="T526" style:family="text">
      <style:text-properties style:font-name="Bukyvede" style:text-underline-style="solid" style:text-underline-width="auto" style:text-underline-color="font-color" officeooo:rsid="0326fd59"/>
    </style:style>
    <style:style style:name="T527" style:family="text">
      <style:text-properties officeooo:rsid="0326fd59"/>
    </style:style>
    <style:style style:name="T52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3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31"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3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3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5"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6"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7" style:family="text">
      <style:text-properties officeooo:rsid="031f4f5a"/>
    </style:style>
    <style:style style:name="T538" style:family="text">
      <style:text-properties officeooo:rsid="0388294f"/>
    </style:style>
    <style:style style:name="T539" style:family="text">
      <style:text-properties officeooo:rsid="0332d856"/>
    </style:style>
    <style:style style:name="T540" style:family="text">
      <style:text-properties style:font-name="Bukyvede" officeooo:rsid="031f4f5a"/>
    </style:style>
    <style:style style:name="T541" style:family="text">
      <style:text-properties style:font-name="Bukyvede" style:text-underline-style="solid" style:text-underline-width="auto" style:text-underline-color="font-color" officeooo:rsid="031f4f5a"/>
    </style:style>
    <style:style style:name="T542" style:family="text">
      <style:text-properties officeooo:rsid="031fa424"/>
    </style:style>
    <style:style style:name="T543" style:family="text">
      <style:text-properties officeooo:rsid="0323f274"/>
    </style:style>
    <style:style style:name="T544" style:family="text">
      <style:text-properties officeooo:rsid="0320a76c"/>
    </style:style>
    <style:style style:name="T545" style:family="text">
      <style:text-properties officeooo:rsid="0383450f"/>
    </style:style>
    <style:style style:name="T546" style:family="text">
      <style:text-properties officeooo:rsid="03250faf"/>
    </style:style>
    <style:style style:name="T547" style:family="text">
      <style:text-properties officeooo:rsid="030f2bb8"/>
    </style:style>
    <style:style style:name="T548" style:family="text">
      <style:text-properties officeooo:rsid="06da7990"/>
    </style:style>
    <style:style style:name="T549" style:family="text">
      <style:text-properties officeooo:rsid="032c3546"/>
    </style:style>
    <style:style style:name="T550" style:family="text">
      <style:text-properties officeooo:rsid="033c85b9"/>
    </style:style>
    <style:style style:name="T551" style:family="text">
      <style:text-properties officeooo:rsid="03381cde"/>
    </style:style>
    <style:style style:name="T552" style:family="text">
      <style:text-properties officeooo:rsid="0336d6a6"/>
    </style:style>
    <style:style style:name="T553" style:family="text">
      <style:text-properties officeooo:rsid="0346debb"/>
    </style:style>
    <style:style style:name="T554" style:family="text">
      <style:text-properties officeooo:rsid="0340c970"/>
    </style:style>
    <style:style style:name="T555" style:family="text">
      <style:text-properties officeooo:rsid="033e7dbf"/>
    </style:style>
    <style:style style:name="T556" style:family="text">
      <style:text-properties officeooo:rsid="0341f3f8"/>
    </style:style>
    <style:style style:name="T557" style:family="text">
      <style:text-properties officeooo:rsid="036d392c"/>
    </style:style>
    <style:style style:name="T558" style:family="text">
      <style:text-properties officeooo:rsid="0341fd57"/>
    </style:style>
    <style:style style:name="T559" style:family="text">
      <style:text-properties officeooo:rsid="0343419d"/>
    </style:style>
    <style:style style:name="T560" style:family="text">
      <style:text-properties officeooo:rsid="034a23bf"/>
    </style:style>
    <style:style style:name="T561" style:family="text">
      <style:text-properties officeooo:rsid="03473728"/>
    </style:style>
    <style:style style:name="T562" style:family="text">
      <style:text-properties style:font-name="Bukyvede" officeooo:rsid="03473728"/>
    </style:style>
    <style:style style:name="T563" style:family="text">
      <style:text-properties officeooo:rsid="0347d1b2"/>
    </style:style>
    <style:style style:name="T564" style:family="text">
      <style:text-properties officeooo:rsid="038355ed"/>
    </style:style>
    <style:style style:name="T565" style:family="text">
      <style:text-properties officeooo:rsid="0350919a"/>
    </style:style>
    <style:style style:name="T566" style:family="text">
      <style:text-properties officeooo:rsid="0384724a"/>
    </style:style>
    <style:style style:name="T567" style:family="text">
      <style:text-properties officeooo:rsid="035ca462"/>
    </style:style>
    <style:style style:name="T568" style:family="text">
      <style:text-properties officeooo:rsid="03574d4d"/>
    </style:style>
    <style:style style:name="T569" style:family="text">
      <style:text-properties officeooo:rsid="0358fa1c"/>
    </style:style>
    <style:style style:name="T570" style:family="text">
      <style:text-properties style:font-name="Bukyvede" officeooo:rsid="0358fa1c"/>
    </style:style>
    <style:style style:name="T571" style:family="text">
      <style:text-properties officeooo:rsid="0386549a"/>
    </style:style>
    <style:style style:name="T572" style:family="text">
      <style:text-properties officeooo:rsid="035a8093"/>
    </style:style>
    <style:style style:name="T573" style:family="text">
      <style:text-properties style:font-name="Bukyvede" officeooo:rsid="035a8093"/>
    </style:style>
    <style:style style:name="T574" style:family="text">
      <style:text-properties style:font-name="Bukyvede" style:text-underline-style="solid" style:text-underline-width="auto" style:text-underline-color="font-color" officeooo:rsid="035a8093"/>
    </style:style>
    <style:style style:name="T575" style:family="text">
      <style:text-properties officeooo:rsid="035a9e23"/>
    </style:style>
    <style:style style:name="T576" style:family="text">
      <style:text-properties fo:font-style="italic" officeooo:rsid="035a9e23" style:font-style-asian="italic" style:font-style-complex="italic"/>
    </style:style>
    <style:style style:name="T577" style:family="text">
      <style:text-properties fo:font-style="normal" officeooo:rsid="035b66f9" style:font-style-asian="normal" style:font-style-complex="normal"/>
    </style:style>
    <style:style style:name="T578" style:family="text">
      <style:text-properties fo:font-style="normal" officeooo:rsid="035e83a3" style:font-style-asian="normal" style:font-style-complex="normal"/>
    </style:style>
    <style:style style:name="T579" style:family="text">
      <style:text-properties fo:font-style="normal" officeooo:rsid="036050dc" style:font-style-asian="normal" style:font-style-complex="normal"/>
    </style:style>
    <style:style style:name="T580" style:family="text">
      <style:text-properties fo:font-style="normal" officeooo:rsid="07070457" style:font-style-asian="normal" style:font-style-complex="normal"/>
    </style:style>
    <style:style style:name="T581" style:family="text">
      <style:text-properties fo:font-style="normal" officeooo:rsid="03606ba7" style:font-style-asian="normal" style:font-style-complex="normal"/>
    </style:style>
    <style:style style:name="T582" style:family="text">
      <style:text-properties fo:font-style="normal" officeooo:rsid="030eedc6" style:font-style-asian="normal" style:font-style-complex="normal"/>
    </style:style>
    <style:style style:name="T583" style:family="text">
      <style:text-properties officeooo:rsid="0365c259"/>
    </style:style>
    <style:style style:name="T584" style:family="text">
      <style:text-properties style:font-name="Bukyvede" officeooo:rsid="0365c259"/>
    </style:style>
    <style:style style:name="T585" style:family="text">
      <style:text-properties fo:font-family="'Menaion Medieval'" style:font-pitch="variable" officeooo:rsid="0365c259"/>
    </style:style>
    <style:style style:name="T586" style:family="text">
      <style:text-properties officeooo:rsid="03677049"/>
    </style:style>
    <style:style style:name="T587" style:family="text">
      <style:text-properties fo:font-family="'Menaion Medieval'" style:font-pitch="variable" officeooo:rsid="03677049"/>
    </style:style>
    <style:style style:name="T588" style:family="text">
      <style:text-properties officeooo:rsid="038a2974"/>
    </style:style>
    <style:style style:name="T589" style:family="text">
      <style:text-properties officeooo:rsid="034e92ff"/>
    </style:style>
    <style:style style:name="T590" style:family="text">
      <style:text-properties officeooo:rsid="036ea65e"/>
    </style:style>
    <style:style style:name="T591" style:family="text">
      <style:text-properties officeooo:rsid="036b682a"/>
    </style:style>
    <style:style style:name="T592" style:family="text">
      <style:text-properties officeooo:rsid="03730632"/>
    </style:style>
    <style:style style:name="T593" style:family="text">
      <style:text-properties officeooo:rsid="037441fe"/>
    </style:style>
    <style:style style:name="T594" style:family="text">
      <style:text-properties officeooo:rsid="0375794d"/>
    </style:style>
    <style:style style:name="T595" style:family="text">
      <style:text-properties officeooo:rsid="037023ef"/>
    </style:style>
    <style:style style:name="T596" style:family="text">
      <style:text-properties officeooo:rsid="03777de9"/>
    </style:style>
    <style:style style:name="T597" style:family="text">
      <style:text-properties officeooo:rsid="03d49fb5"/>
    </style:style>
    <style:style style:name="T598" style:family="text">
      <style:text-properties officeooo:rsid="0237b8eb"/>
    </style:style>
    <style:style style:name="T599" style:family="text">
      <style:text-properties officeooo:rsid="022a7eaa"/>
    </style:style>
    <style:style style:name="T600" style:family="text">
      <style:text-properties officeooo:rsid="023832c8"/>
    </style:style>
    <style:style style:name="T601" style:family="text">
      <style:text-properties officeooo:rsid="053beed4"/>
    </style:style>
    <style:style style:name="T602" style:family="text">
      <style:text-properties officeooo:rsid="053ce163"/>
    </style:style>
    <style:style style:name="T603" style:family="text">
      <style:text-properties fo:font-style="italic" style:text-underline-style="solid" style:text-underline-width="auto" style:text-underline-color="font-color" style:font-style-asian="italic" style:font-style-complex="italic"/>
    </style:style>
    <style:style style:name="T604" style:family="text">
      <style:text-properties officeooo:rsid="02a64369"/>
    </style:style>
    <style:style style:name="T605" style:family="text">
      <style:text-properties officeooo:rsid="022b7e0d"/>
    </style:style>
    <style:style style:name="T606" style:family="text">
      <style:text-properties fo:font-style="italic" officeooo:rsid="022b7e0d" style:font-style-asian="italic" style:font-style-complex="italic"/>
    </style:style>
    <style:style style:name="T607" style:family="text">
      <style:text-properties style:font-style-asian="normal" style:font-style-complex="normal"/>
    </style:style>
    <style:style style:name="T608" style:family="text">
      <style:text-properties style:font-name="Bukyvede" style:font-style-asian="normal" style:font-style-complex="normal"/>
    </style:style>
    <style:style style:name="T609" style:family="text">
      <style:text-properties style:font-name="Bukyvede" fo:letter-spacing="normal" style:font-size-asian="12pt" style:font-style-asian="normal" style:font-size-complex="12pt" style:font-style-complex="normal"/>
    </style:style>
    <style:style style:name="T610" style:family="text">
      <style:text-properties style:font-name="Liberation Serif1" fo:letter-spacing="normal" style:font-size-asian="12pt" style:font-style-asian="normal" style:font-size-complex="12pt" style:font-style-complex="normal"/>
    </style:style>
    <style:style style:name="T611" style:family="text">
      <style:text-properties style:font-name="Liberation Serif1" fo:letter-spacing="normal" fo:font-style="italic" style:font-size-asian="12pt" style:font-style-asian="italic" style:font-size-complex="12pt" style:font-style-complex="italic"/>
    </style:style>
    <style:style style:name="T612" style:family="text">
      <style:text-properties style:font-name="Liberation Serif1" fo:letter-spacing="normal" officeooo:rsid="0294b6fe" style:font-size-asian="12pt" style:font-style-asian="normal" style:font-size-complex="12pt" style:font-style-complex="normal"/>
    </style:style>
    <style:style style:name="T613" style:family="text">
      <style:text-properties style:font-name="Liberation Serif1" fo:letter-spacing="normal" officeooo:rsid="02c31a3e" style:font-size-asian="12pt" style:font-style-asian="normal" style:font-size-complex="12pt" style:font-style-complex="normal"/>
    </style:style>
    <style:style style:name="T614" style:family="text">
      <style:text-properties officeooo:rsid="030265ab"/>
    </style:style>
    <style:style style:name="T615" style:family="text">
      <style:text-properties officeooo:rsid="02ff8620"/>
    </style:style>
    <style:style style:name="T616" style:family="text">
      <style:text-properties officeooo:rsid="03041ece"/>
    </style:style>
    <style:style style:name="T617" style:family="text">
      <style:text-properties officeooo:rsid="0300a062"/>
    </style:style>
    <style:style style:name="T618" style:family="text">
      <style:text-properties officeooo:rsid="0343a465"/>
    </style:style>
    <style:style style:name="T619" style:family="text">
      <style:text-properties officeooo:rsid="030646db"/>
    </style:style>
    <style:style style:name="T620" style:family="text">
      <style:text-properties style:font-name="Liberation Serif1" fo:letter-spacing="normal" officeooo:rsid="02f9af10" style:font-size-asian="12pt" style:font-style-asian="normal" style:font-size-complex="12pt" style:font-style-complex="normal"/>
    </style:style>
    <style:style style:name="T621" style:family="text">
      <style:text-properties style:font-name="Liberation Serif1" fo:letter-spacing="normal" officeooo:rsid="02962747" style:font-size-asian="12pt" style:font-style-asian="normal" style:font-size-complex="12pt" style:font-style-complex="normal"/>
    </style:style>
    <style:style style:name="T622" style:family="text">
      <style:text-properties style:font-name="Bukyvede" fo:letter-spacing="normal" officeooo:rsid="02962747" style:font-size-asian="12pt" style:font-style-asian="normal" style:font-size-complex="12pt" style:font-style-complex="normal"/>
    </style:style>
    <style:style style:name="T623" style:family="text">
      <style:text-properties style:font-name="Liberation Serif1" fo:letter-spacing="normal" officeooo:rsid="02a64369" style:font-size-asian="12pt" style:font-style-asian="normal" style:font-size-complex="12pt" style:font-style-complex="normal"/>
    </style:style>
    <style:style style:name="T624" style:family="text">
      <style:text-properties style:font-name="Liberation Serif1" fo:letter-spacing="normal" fo:font-style="italic" officeooo:rsid="02a64369" style:font-size-asian="12pt" style:font-style-asian="italic" style:font-size-complex="12pt" style:font-style-complex="italic"/>
    </style:style>
    <style:style style:name="T625" style:family="text">
      <style:text-properties style:font-name="Liberation Serif1" fo:letter-spacing="normal" officeooo:rsid="03d7c56a" style:font-size-asian="12pt" style:font-style-asian="normal" style:font-size-complex="12pt" style:font-style-complex="normal"/>
    </style:style>
    <style:style style:name="T626" style:family="text">
      <style:text-properties style:font-name="Liberation Serif1" fo:letter-spacing="normal" officeooo:rsid="02c1ff47" style:font-size-asian="12pt" style:font-style-asian="normal" style:font-size-complex="12pt" style:font-style-complex="normal"/>
    </style:style>
    <style:style style:name="T627" style:family="text">
      <style:text-properties style:font-name="Liberation Serif1" fo:letter-spacing="normal" officeooo:rsid="02c31559" style:font-size-asian="12pt" style:font-style-asian="normal" style:font-size-complex="12pt" style:font-style-complex="normal"/>
    </style:style>
    <style:style style:name="T628" style:family="text">
      <style:text-properties style:font-name="Liberation Serif1" fo:letter-spacing="normal" officeooo:rsid="02c43dcd" style:font-size-asian="12pt" style:font-style-asian="normal" style:font-size-complex="12pt" style:font-style-complex="normal"/>
    </style:style>
    <style:style style:name="T629" style:family="text">
      <style:text-properties style:font-name="Bukyvede" fo:letter-spacing="normal" officeooo:rsid="02c43dcd" style:font-size-asian="12pt" style:font-style-asian="normal" style:font-size-complex="12pt" style:font-style-complex="normal"/>
    </style:style>
    <style:style style:name="T630"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31" style:family="text">
      <style:text-properties style:font-name="Liberation Serif1" fo:letter-spacing="normal" officeooo:rsid="03da6e4c" style:font-size-asian="12pt" style:font-style-asian="normal" style:font-size-complex="12pt" style:font-style-complex="normal"/>
    </style:style>
    <style:style style:name="T632" style:family="text">
      <style:text-properties style:font-name="Liberation Serif1" fo:letter-spacing="normal" officeooo:rsid="03717c26" style:font-size-asian="12pt" style:font-style-asian="normal" style:font-size-complex="12pt" style:font-style-complex="normal"/>
    </style:style>
    <style:style style:name="T633" style:family="text">
      <style:text-properties style:font-name="Bukyvede" fo:letter-spacing="normal" officeooo:rsid="02f9af10" style:font-size-asian="12pt" style:font-style-asian="normal" style:font-size-complex="12pt" style:font-style-complex="normal"/>
    </style:style>
    <style:style style:name="T634"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5" style:family="text">
      <style:text-properties officeooo:rsid="022c7532"/>
    </style:style>
    <style:style style:name="T636" style:family="text">
      <style:text-properties officeooo:rsid="022c9ba3"/>
    </style:style>
    <style:style style:name="T637" style:family="text">
      <style:text-properties officeooo:rsid="027a1823"/>
    </style:style>
    <style:style style:name="T638" style:family="text">
      <style:text-properties fo:font-style="italic" officeooo:rsid="022c9ba3" style:font-style-asian="italic" style:font-style-complex="italic"/>
    </style:style>
    <style:style style:name="T639" style:family="text">
      <style:text-properties fo:font-style="italic" officeooo:rsid="028a8154" style:font-style-asian="normal" style:font-style-complex="normal"/>
    </style:style>
    <style:style style:name="T640" style:family="text">
      <style:text-properties officeooo:rsid="028e446b" style:font-style-asian="normal" style:font-style-complex="normal"/>
    </style:style>
    <style:style style:name="T641" style:family="text">
      <style:text-properties officeooo:rsid="028a8154" style:font-style-asian="normal" style:font-style-complex="normal"/>
    </style:style>
    <style:style style:name="T642" style:family="text">
      <style:text-properties officeooo:rsid="028ba0f0" style:font-style-asian="normal" style:font-style-complex="normal"/>
    </style:style>
    <style:style style:name="T643" style:family="text">
      <style:text-properties officeooo:rsid="028bca4d" style:font-style-asian="normal" style:font-style-complex="normal"/>
    </style:style>
    <style:style style:name="T644" style:family="text">
      <style:text-properties style:font-name="Bukyvede" officeooo:rsid="028e446b" style:font-style-asian="normal" style:font-style-complex="normal"/>
    </style:style>
    <style:style style:name="T645" style:family="text">
      <style:text-properties style:font-name="Liberation Serif1" officeooo:rsid="028e446b" style:font-style-asian="normal" style:font-style-complex="normal"/>
    </style:style>
    <style:style style:name="T646" style:family="text">
      <style:text-properties style:font-name="Liberation Serif1" officeooo:rsid="028a8154" style:font-style-asian="normal" style:font-style-complex="normal"/>
    </style:style>
    <style:style style:name="T647" style:family="text">
      <style:text-properties style:font-name="Liberation Serif1" officeooo:rsid="02c015eb" style:font-style-asian="normal" style:font-style-complex="normal"/>
    </style:style>
    <style:style style:name="T648" style:family="text">
      <style:text-properties officeooo:rsid="01634c4e"/>
    </style:style>
    <style:style style:name="T649" style:family="text">
      <style:text-properties style:font-name="Bukyvede" officeooo:rsid="02afcd6a"/>
    </style:style>
    <style:style style:name="T650" style:family="text">
      <style:text-properties officeooo:rsid="02e948ac"/>
    </style:style>
    <style:style style:name="T651" style:family="text">
      <style:text-properties officeooo:rsid="02ef9799"/>
    </style:style>
    <style:style style:name="T652" style:family="text">
      <style:text-properties officeooo:rsid="02be2f20"/>
    </style:style>
    <style:style style:name="T653" style:family="text">
      <style:text-properties officeooo:rsid="02e49caf"/>
    </style:style>
    <style:style style:name="T654" style:family="text">
      <style:text-properties style:text-position="super 58%" officeooo:rsid="02e49caf"/>
    </style:style>
    <style:style style:name="T655" style:family="text">
      <style:text-properties style:font-name="Bukyvede" style:text-underline-style="solid" style:text-underline-width="auto" style:text-underline-color="font-color" officeooo:rsid="02e49caf"/>
    </style:style>
    <style:style style:name="T656" style:family="text">
      <style:text-properties style:font-name="Bukyvede" officeooo:rsid="02e49caf"/>
    </style:style>
    <style:style style:name="T657" style:family="text">
      <style:text-properties style:text-underline-style="solid" style:text-underline-width="auto" style:text-underline-color="font-color" officeooo:rsid="02e49caf"/>
    </style:style>
    <style:style style:name="T658" style:family="text">
      <style:text-properties officeooo:rsid="02e61f5d"/>
    </style:style>
    <style:style style:name="T659" style:family="text">
      <style:text-properties style:text-underline-style="solid" style:text-underline-width="auto" style:text-underline-color="font-color" officeooo:rsid="02e61f5d"/>
    </style:style>
    <style:style style:name="T660" style:family="text">
      <style:text-properties officeooo:rsid="042ca095"/>
    </style:style>
    <style:style style:name="T661" style:family="text">
      <style:text-properties officeooo:rsid="02ed8af9"/>
    </style:style>
    <style:style style:name="T662" style:family="text">
      <style:text-properties officeooo:rsid="0464f806"/>
    </style:style>
    <style:style style:name="T663" style:family="text">
      <style:text-properties style:font-name="Bukyvede" officeooo:rsid="02b82944"/>
    </style:style>
    <style:style style:name="T664"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5" style:family="text">
      <style:text-properties style:font-name="Bukyvede" style:text-underline-style="solid" style:text-underline-width="auto" style:text-underline-color="font-color" officeooo:rsid="02b82944"/>
    </style:style>
    <style:style style:name="T666" style:family="text">
      <style:text-properties officeooo:rsid="02b82944"/>
    </style:style>
    <style:style style:name="T667" style:family="text">
      <style:text-properties officeooo:rsid="04849666"/>
    </style:style>
    <style:style style:name="T668" style:family="text">
      <style:text-properties officeooo:rsid="04636c96"/>
    </style:style>
    <style:style style:name="T669" style:family="text">
      <style:text-properties style:font-name="Bukyvede" style:text-underline-style="solid" style:text-underline-width="auto" style:text-underline-color="font-color" officeooo:rsid="042ca095"/>
    </style:style>
    <style:style style:name="T670" style:family="text">
      <style:text-properties style:font-name="Liberation Serif1" officeooo:rsid="02b82944"/>
    </style:style>
    <style:style style:name="T671" style:family="text">
      <style:text-properties officeooo:rsid="02afcd6a"/>
    </style:style>
    <style:style style:name="T672" style:family="text">
      <style:text-properties officeooo:rsid="03da94bc"/>
    </style:style>
    <style:style style:name="T673" style:family="text">
      <style:text-properties officeooo:rsid="03dbbb1e"/>
    </style:style>
    <style:style style:name="T674" style:family="text">
      <style:text-properties officeooo:rsid="03dca8ce"/>
    </style:style>
    <style:style style:name="T675" style:family="text">
      <style:text-properties officeooo:rsid="02eb7d68"/>
    </style:style>
    <style:style style:name="T676" style:family="text">
      <style:text-properties officeooo:rsid="02b0c3f9"/>
    </style:style>
    <style:style style:name="T677" style:family="text">
      <style:text-properties officeooo:rsid="02d7cd40"/>
    </style:style>
    <style:style style:name="T678" style:family="text">
      <style:text-properties officeooo:rsid="02b4364c"/>
    </style:style>
    <style:style style:name="T679" style:family="text">
      <style:text-properties officeooo:rsid="02d56d08"/>
    </style:style>
    <style:style style:name="T680" style:family="text">
      <style:text-properties officeooo:rsid="02d928b5"/>
    </style:style>
    <style:style style:name="T681" style:family="text">
      <style:text-properties fo:font-style="italic" officeooo:rsid="02b26e28" style:font-style-asian="italic" style:font-style-complex="italic"/>
    </style:style>
    <style:style style:name="T682" style:family="text">
      <style:text-properties officeooo:rsid="02b0c3f9" style:font-style-asian="normal" style:font-style-complex="normal"/>
    </style:style>
    <style:style style:name="T683" style:family="text">
      <style:text-properties officeooo:rsid="02b22e1f" style:font-style-asian="normal" style:font-style-complex="normal"/>
    </style:style>
    <style:style style:name="T684" style:family="text">
      <style:text-properties style:font-name="Bukyvede" officeooo:rsid="02b22e1f" style:font-style-asian="normal" style:font-style-complex="normal"/>
    </style:style>
    <style:style style:name="T685" style:family="text">
      <style:text-properties style:font-name="Liberation Serif1" officeooo:rsid="02b22e1f" style:font-style-asian="normal" style:font-style-complex="normal"/>
    </style:style>
    <style:style style:name="T686" style:family="text">
      <style:text-properties style:font-name="Liberation Serif1" officeooo:rsid="02d6ba4c" style:font-style-asian="normal" style:font-style-complex="normal"/>
    </style:style>
    <style:style style:name="T687" style:family="text">
      <style:text-properties style:font-name="Bukyvede" officeooo:rsid="02b24c55" style:font-style-asian="normal" style:font-style-complex="normal"/>
    </style:style>
    <style:style style:name="T688" style:family="text">
      <style:text-properties style:font-name="Liberation Serif1" officeooo:rsid="02b24c55" style:font-style-asian="normal" style:font-style-complex="normal"/>
    </style:style>
    <style:style style:name="T689" style:family="text">
      <style:text-properties style:font-name="Liberation Serif1" officeooo:rsid="02da17ac" style:font-style-asian="normal" style:font-style-complex="normal"/>
    </style:style>
    <style:style style:name="T690" style:family="text">
      <style:text-properties style:font-name="Liberation Serif1" officeooo:rsid="02dbf527" style:font-style-asian="normal" style:font-style-complex="normal"/>
    </style:style>
    <style:style style:name="T691" style:family="text">
      <style:text-properties style:font-name="Liberation Serif1" fo:font-style="italic" officeooo:rsid="02dbf527" style:font-style-asian="italic" style:font-style-complex="italic"/>
    </style:style>
    <style:style style:name="T692" style:family="text">
      <style:text-properties style:font-name="Liberation Serif1" officeooo:rsid="02dda692" style:font-style-asian="normal" style:font-style-complex="normal"/>
    </style:style>
    <style:style style:name="T693" style:family="text">
      <style:text-properties style:font-name="Liberation Serif1" fo:font-style="italic" officeooo:rsid="02dda692" style:font-style-asian="italic" style:font-style-complex="italic"/>
    </style:style>
    <style:style style:name="T694" style:family="text">
      <style:text-properties style:font-name="Bukyvede" officeooo:rsid="02dbf527" style:font-style-asian="normal" style:font-style-complex="normal"/>
    </style:style>
    <style:style style:name="T695" style:family="text">
      <style:text-properties style:font-name="Liberation Serif1" style:font-style-asian="normal" style:font-style-complex="normal"/>
    </style:style>
    <style:style style:name="T696" style:family="text">
      <style:text-properties officeooo:rsid="02dda692"/>
    </style:style>
    <style:style style:name="T697" style:family="text">
      <style:text-properties style:font-name="Bukyvede" officeooo:rsid="06fe0eb6"/>
    </style:style>
    <style:style style:name="T698" style:family="text">
      <style:text-properties officeooo:rsid="02dfa4b6"/>
    </style:style>
    <style:style style:name="T699" style:family="text">
      <style:text-properties officeooo:rsid="02e9fca8"/>
    </style:style>
    <style:style style:name="T700" style:family="text">
      <style:text-properties style:font-name="Liberation Serif1" officeooo:rsid="02e10bd7" style:font-style-asian="normal" style:font-style-complex="normal"/>
    </style:style>
    <style:style style:name="T701" style:family="text">
      <style:text-properties style:font-name="Liberation Serif1" officeooo:rsid="02e2b251" style:font-style-asian="normal" style:font-style-complex="normal"/>
    </style:style>
    <style:style style:name="T702" style:family="text">
      <style:text-properties style:font-name="Liberation Serif1" officeooo:rsid="02e14a64" style:font-style-asian="normal" style:font-style-complex="normal"/>
    </style:style>
    <style:style style:name="T703" style:family="text">
      <style:text-properties style:font-name="Liberation Serif1" fo:font-style="italic" officeooo:rsid="02e10bd7" style:font-style-asian="italic" style:font-style-complex="italic"/>
    </style:style>
    <style:style style:name="T704" style:family="text">
      <style:text-properties style:font-name="Liberation Serif1" officeooo:rsid="02f36433" style:font-style-asian="normal" style:font-style-complex="normal"/>
    </style:style>
    <style:style style:name="T705" style:family="text">
      <style:text-properties style:font-name="Liberation Serif1" officeooo:rsid="02f534f0" style:font-style-asian="normal" style:font-style-complex="normal"/>
    </style:style>
    <style:style style:name="T706" style:family="text">
      <style:text-properties officeooo:rsid="039581f8"/>
    </style:style>
    <style:style style:name="T707" style:family="text">
      <style:text-properties officeooo:rsid="038f7204"/>
    </style:style>
    <style:style style:name="T708" style:family="text">
      <style:text-properties officeooo:rsid="03912350"/>
    </style:style>
    <style:style style:name="T709" style:family="text">
      <style:text-properties officeooo:rsid="038fd09d"/>
    </style:style>
    <style:style style:name="T710" style:family="text">
      <style:text-properties officeooo:rsid="0395704c"/>
    </style:style>
    <style:style style:name="T711" style:family="text">
      <style:text-properties officeooo:rsid="03988028"/>
    </style:style>
    <style:style style:name="T712" style:family="text">
      <style:text-properties officeooo:rsid="03990a68"/>
    </style:style>
    <style:style style:name="T713" style:family="text">
      <style:text-properties officeooo:rsid="0431ee3f"/>
    </style:style>
    <style:style style:name="T714" style:family="text">
      <style:text-properties style:font-name="Bukyvede" officeooo:rsid="03988028"/>
    </style:style>
    <style:style style:name="T715" style:family="text">
      <style:text-properties style:font-name="Bukyvede" style:text-underline-style="solid" style:text-underline-width="auto" style:text-underline-color="font-color" officeooo:rsid="03988028"/>
    </style:style>
    <style:style style:name="T716" style:family="text">
      <style:text-properties fo:font-style="italic" officeooo:rsid="0431ee3f" style:font-style-asian="italic" style:font-style-complex="italic"/>
    </style:style>
    <style:style style:name="T717" style:family="text">
      <style:text-properties fo:font-style="italic" style:text-underline-style="solid" style:text-underline-width="auto" style:text-underline-color="font-color" officeooo:rsid="0431ee3f" style:font-style-asian="italic" style:font-style-complex="italic"/>
    </style:style>
    <style:style style:name="T718" style:family="text">
      <style:text-properties fo:font-style="normal" officeooo:rsid="0431ee3f" style:font-style-asian="normal" style:font-style-complex="normal"/>
    </style:style>
    <style:style style:name="T719" style:family="text">
      <style:text-properties style:font-name="Liberation Serif1" officeooo:rsid="0431ee3f"/>
    </style:style>
    <style:style style:name="T720" style:family="text">
      <style:text-properties style:font-name="Liberation Serif1" fo:font-style="italic" officeooo:rsid="0431ee3f" style:font-style-asian="italic" style:font-style-complex="italic"/>
    </style:style>
    <style:style style:name="T721" style:family="text">
      <style:text-properties style:font-name="Liberation Serif1" fo:font-style="normal" officeooo:rsid="0431ee3f" style:font-style-asian="normal" style:font-style-complex="normal"/>
    </style:style>
    <style:style style:name="T722" style:family="text">
      <style:text-properties style:font-name="Liberation Serif1" fo:font-style="normal" officeooo:rsid="03990a68" style:font-style-asian="normal" style:font-style-complex="normal"/>
    </style:style>
    <style:style style:name="T723" style:family="text">
      <style:text-properties style:font-name="Liberation Serif1" fo:font-style="italic" officeooo:rsid="03988028" style:font-style-asian="italic" style:font-style-complex="italic"/>
    </style:style>
    <style:style style:name="T724" style:family="text">
      <style:text-properties style:font-name="Liberation Serif1" officeooo:rsid="041bcba0"/>
    </style:style>
    <style:style style:name="T725" style:family="text">
      <style:text-properties style:font-name="Liberation Serif1" officeooo:rsid="04322087"/>
    </style:style>
    <style:style style:name="T726" style:family="text">
      <style:text-properties style:font-name="Liberation Serif1" officeooo:rsid="039accd2"/>
    </style:style>
    <style:style style:name="T727" style:family="text">
      <style:text-properties officeooo:rsid="039d59ee"/>
    </style:style>
    <style:style style:name="T728" style:family="text">
      <style:text-properties officeooo:rsid="03ab64f1"/>
    </style:style>
    <style:style style:name="T729" style:family="text">
      <style:text-properties officeooo:rsid="03a8bc77"/>
    </style:style>
    <style:style style:name="T730" style:family="text">
      <style:text-properties officeooo:rsid="03a92e93"/>
    </style:style>
    <style:style style:name="T731" style:family="text">
      <style:text-properties officeooo:rsid="03a99492"/>
    </style:style>
    <style:style style:name="T732" style:family="text">
      <style:text-properties style:font-name="Bukyvede" officeooo:rsid="03a99492"/>
    </style:style>
    <style:style style:name="T733" style:family="text">
      <style:text-properties officeooo:rsid="03ec8b8d"/>
    </style:style>
    <style:style style:name="T734" style:family="text">
      <style:text-properties officeooo:rsid="040f4935"/>
    </style:style>
    <style:style style:name="T735" style:family="text">
      <style:text-properties style:font-name="Bukyvede" officeooo:rsid="03ab64f1"/>
    </style:style>
    <style:style style:name="T736" style:family="text">
      <style:text-properties style:font-name="Liberation Serif1" officeooo:rsid="03ab64f1"/>
    </style:style>
    <style:style style:name="T737" style:family="text">
      <style:text-properties style:font-name="Liberation Serif1" fo:font-style="italic" officeooo:rsid="03ab64f1" style:font-style-asian="italic" style:font-style-complex="italic"/>
    </style:style>
    <style:style style:name="T738" style:family="text">
      <style:text-properties style:font-name="Liberation Serif1" fo:font-style="normal" officeooo:rsid="03ab64f1" style:font-style-asian="normal" style:font-style-complex="normal"/>
    </style:style>
    <style:style style:name="T739" style:family="text">
      <style:text-properties style:font-name="Liberation Serif1" fo:font-style="normal" officeooo:rsid="03b1f879" style:font-style-asian="normal" style:font-style-complex="normal"/>
    </style:style>
    <style:style style:name="T740" style:family="text">
      <style:text-properties style:font-name="Liberation Serif1" fo:font-style="italic" officeooo:rsid="03b1f879" style:font-style-asian="italic" style:font-style-complex="italic"/>
    </style:style>
    <style:style style:name="T741" style:family="text">
      <style:text-properties style:font-name="Liberation Serif1" fo:font-style="normal" officeooo:rsid="03ac18a2" style:font-style-asian="normal" style:font-style-complex="normal"/>
    </style:style>
    <style:style style:name="T742" style:family="text">
      <style:text-properties style:font-name="Bukyvede" fo:font-style="normal" officeooo:rsid="03a99492" style:font-style-asian="normal" style:font-style-complex="normal"/>
    </style:style>
    <style:style style:name="T743" style:family="text">
      <style:text-properties style:font-name="Liberation Serif1" fo:font-style="italic" officeooo:rsid="03ac18a2" style:font-style-asian="italic" style:font-style-complex="italic"/>
    </style:style>
    <style:style style:name="T744" style:family="text">
      <style:text-properties style:font-name="Liberation Serif1" fo:font-style="normal" officeooo:rsid="03ade10c" style:font-style-asian="normal" style:font-style-complex="normal"/>
    </style:style>
    <style:style style:name="T745" style:family="text">
      <style:text-properties style:font-name="Liberation Serif1" fo:font-style="italic" officeooo:rsid="03ade10c" style:font-style-asian="italic" style:font-style-complex="italic"/>
    </style:style>
    <style:style style:name="T746" style:family="text">
      <style:text-properties style:font-name="Liberation Serif1" fo:font-style="normal" officeooo:rsid="03b2302a" style:font-style-asian="normal" style:font-style-complex="normal"/>
    </style:style>
    <style:style style:name="T747" style:family="text">
      <style:text-properties style:font-name="Bukyvede" fo:font-style="normal" style:text-underline-style="solid" style:text-underline-width="auto" style:text-underline-color="font-color" officeooo:rsid="03b2302a" style:font-style-asian="normal" style:font-style-complex="normal"/>
    </style:style>
    <style:style style:name="T748" style:family="text">
      <style:text-properties style:font-name="Bukyvede" fo:font-style="normal" officeooo:rsid="03b2302a" style:font-style-asian="normal" style:font-style-complex="normal"/>
    </style:style>
    <style:style style:name="T749" style:family="text">
      <style:text-properties style:font-name="Liberation Serif1" fo:font-style="normal" officeooo:rsid="06df4180" style:font-style-asian="normal" style:font-style-complex="normal"/>
    </style:style>
    <style:style style:name="T750" style:family="text">
      <style:text-properties style:font-name="Liberation Serif1" fo:font-style="normal" officeooo:rsid="03b5d81a" style:font-style-asian="normal" style:font-style-complex="normal"/>
    </style:style>
    <style:style style:name="T751" style:family="text">
      <style:text-properties style:font-name="Liberation Serif1" fo:font-style="normal" style:text-underline-style="none" officeooo:rsid="03b9c4e3" style:font-style-asian="normal" style:font-style-complex="normal"/>
    </style:style>
    <style:style style:name="T752" style:family="text">
      <style:text-properties style:font-name="Liberation Serif1" fo:font-style="normal" style:text-underline-style="none" officeooo:rsid="03b2302a" style:font-style-asian="normal" style:font-style-complex="normal"/>
    </style:style>
    <style:style style:name="T753" style:family="text">
      <style:text-properties style:font-name="Liberation Serif1" fo:font-style="normal" style:text-underline-style="none" officeooo:rsid="03c3354d" style:font-style-asian="normal" style:font-style-complex="normal"/>
    </style:style>
    <style:style style:name="T754" style:family="text">
      <style:text-properties style:font-name="Liberation Serif1" fo:font-style="normal" style:text-underline-style="none" officeooo:rsid="03bd68b5" style:font-style-asian="normal" style:font-style-complex="normal"/>
    </style:style>
    <style:style style:name="T755" style:family="text">
      <style:text-properties style:font-name="Liberation Serif1" fo:font-style="normal" style:text-underline-style="none" officeooo:rsid="03958a30" style:font-style-asian="normal" style:font-style-complex="normal"/>
    </style:style>
    <style:style style:name="T756" style:family="text">
      <style:text-properties style:font-name="Bukyvede" fo:font-style="normal" style:text-underline-style="none" officeooo:rsid="03958a30" style:font-style-asian="normal" style:font-style-complex="normal"/>
    </style:style>
    <style:style style:name="T757" style:family="text">
      <style:text-properties style:font-name="Bukyvede" fo:font-style="normal" style:text-underline-style="solid" style:text-underline-width="auto" style:text-underline-color="font-color" officeooo:rsid="03958a30" style:font-style-asian="normal" style:font-style-complex="normal"/>
    </style:style>
    <style:style style:name="T758" style:family="text">
      <style:text-properties style:font-name="Liberation Serif1" fo:font-style="normal" style:text-underline-style="none" officeooo:rsid="0395e886" style:font-style-asian="normal" style:font-style-complex="normal"/>
    </style:style>
    <style:style style:name="T759" style:family="text">
      <style:text-properties style:font-name="Liberation Serif1" fo:font-style="normal" style:text-underline-style="none" officeooo:rsid="03ec8b8d" style:font-style-asian="normal" style:font-style-complex="normal"/>
    </style:style>
    <style:style style:name="T760" style:family="text">
      <style:text-properties style:font-name="Liberation Serif1" fo:font-style="normal" style:text-underline-style="none" officeooo:rsid="03bb175f" style:font-style-asian="normal" style:font-style-complex="normal"/>
    </style:style>
    <style:style style:name="T761" style:family="text">
      <style:text-properties style:font-name="Liberation Serif1" fo:font-style="normal" style:text-underline-style="none" officeooo:rsid="03bcc4d7" style:font-style-asian="normal" style:font-style-complex="normal"/>
    </style:style>
    <style:style style:name="T762" style:family="text">
      <style:text-properties style:font-name="Liberation Serif1" fo:font-style="normal" style:text-underline-style="none" officeooo:rsid="03bed3e1" style:font-style-asian="normal" style:font-style-complex="normal"/>
    </style:style>
    <style:style style:name="T763" style:family="text">
      <style:text-properties style:font-name="Bukyvede" fo:font-style="normal" style:text-underline-style="none" officeooo:rsid="03bed3e1" style:font-style-asian="normal" style:font-style-complex="normal"/>
    </style:style>
    <style:style style:name="T764" style:family="text">
      <style:text-properties style:font-name="Bukyvede" fo:font-style="normal" style:text-underline-style="solid" style:text-underline-width="auto" style:text-underline-color="font-color" officeooo:rsid="03bed3e1"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6" style:family="text">
      <style:text-properties style:font-name="Liberation Serif1" fo:font-style="normal" style:text-underline-style="none" officeooo:rsid="03c06544" style:font-style-asian="normal" style:font-style-complex="normal"/>
    </style:style>
    <style:style style:name="T767" style:family="text">
      <style:text-properties style:font-name="Liberation Serif1" fo:font-style="normal" style:text-underline-style="none" officeooo:rsid="03c1494b" style:font-style-asian="normal" style:font-style-complex="normal"/>
    </style:style>
    <style:style style:name="T768" style:family="text">
      <style:text-properties style:font-name="Liberation Serif1" fo:font-style="italic" style:text-underline-style="none" officeooo:rsid="03c06544" style:font-style-asian="italic" style:font-style-complex="italic"/>
    </style:style>
    <style:style style:name="T769" style:family="text">
      <style:text-properties style:text-underline-style="none" officeooo:rsid="0397f202"/>
    </style:style>
    <style:style style:name="T770" style:family="text">
      <style:text-properties style:text-underline-style="none" officeooo:rsid="03c1494b"/>
    </style:style>
    <style:style style:name="T771" style:family="text">
      <style:text-properties style:font-name="Bukyvede" style:text-underline-style="none" officeooo:rsid="03c1494b"/>
    </style:style>
    <style:style style:name="T772" style:family="text">
      <style:text-properties style:text-underline-style="none" officeooo:rsid="03c4bf1e"/>
    </style:style>
    <style:style style:name="T773" style:family="text">
      <style:text-properties style:font-name="Bukyvede" style:text-underline-style="none" officeooo:rsid="03c4bf1e"/>
    </style:style>
    <style:style style:name="T774" style:family="text">
      <style:text-properties style:font-name="Bukyvede" style:text-underline-style="solid" style:text-underline-width="auto" style:text-underline-color="font-color" officeooo:rsid="03c4bf1e"/>
    </style:style>
    <style:style style:name="T775" style:family="text">
      <style:text-properties style:font-name="Liberation Serif1" style:text-underline-style="none" officeooo:rsid="03c4bf1e"/>
    </style:style>
    <style:style style:name="T776" style:family="text">
      <style:text-properties style:text-underline-style="none" officeooo:rsid="03ca32a2"/>
    </style:style>
    <style:style style:name="T777" style:family="text">
      <style:text-properties style:text-underline-style="none" officeooo:rsid="03c545d4"/>
    </style:style>
    <style:style style:name="T778" style:family="text">
      <style:text-properties fo:font-style="italic" style:text-underline-style="none" officeooo:rsid="03c545d4" style:font-style-asian="italic" style:font-style-complex="italic"/>
    </style:style>
    <style:style style:name="T779" style:family="text">
      <style:text-properties style:text-underline-style="none" officeooo:rsid="03ccf416"/>
    </style:style>
    <style:style style:name="T780" style:family="text">
      <style:text-properties style:text-underline-style="none" officeooo:rsid="03cee4f3"/>
    </style:style>
    <style:style style:name="T781" style:family="text">
      <style:text-properties officeooo:rsid="03cb0722"/>
    </style:style>
    <style:style style:name="T782" style:family="text">
      <style:text-properties fo:font-style="italic" officeooo:rsid="03cb0722" style:font-style-asian="italic" style:font-style-complex="italic"/>
    </style:style>
    <style:style style:name="T783" style:family="text">
      <style:text-properties fo:font-style="normal" officeooo:rsid="03cb0722" style:font-style-asian="normal" style:font-style-complex="normal"/>
    </style:style>
    <style:style style:name="T784" style:family="text">
      <style:text-properties style:font-name="Bukyvede" fo:font-style="normal" officeooo:rsid="03cb0722" style:font-style-asian="normal" style:font-style-complex="normal"/>
    </style:style>
    <style:style style:name="T785" style:family="text">
      <style:text-properties style:font-name="Bukyvede" fo:font-style="normal" style:text-underline-style="solid" style:text-underline-width="auto" style:text-underline-color="font-color" officeooo:rsid="03cb0722" style:font-style-asian="normal" style:font-style-complex="normal"/>
    </style:style>
    <style:style style:name="T786" style:family="text">
      <style:text-properties fo:font-style="normal" officeooo:rsid="03e04e41" style:font-style-asian="normal" style:font-style-complex="normal"/>
    </style:style>
    <style:style style:name="T787" style:family="text">
      <style:text-properties fo:font-family="'Menaion Medieval'" style:font-pitch="variable" fo:font-style="normal" officeooo:rsid="03cb0722" style:font-style-asian="normal" style:font-style-complex="normal"/>
    </style:style>
    <style:style style:name="T788" style:family="text">
      <style:text-properties style:font-name="Liberation Serif1" fo:font-style="normal" officeooo:rsid="03cb0722" style:font-style-asian="normal" style:font-style-complex="normal"/>
    </style:style>
    <style:style style:name="T789" style:family="text">
      <style:text-properties officeooo:rsid="03e158fd"/>
    </style:style>
    <style:style style:name="T790" style:family="text">
      <style:text-properties officeooo:rsid="03e1c0a0"/>
    </style:style>
    <style:style style:name="T791" style:family="text">
      <style:text-properties officeooo:rsid="03e72a53"/>
    </style:style>
    <style:style style:name="T792" style:family="text">
      <style:text-properties officeooo:rsid="03e2e58e"/>
    </style:style>
    <style:style style:name="T793" style:family="text">
      <style:text-properties officeooo:rsid="03e3f6be"/>
    </style:style>
    <style:style style:name="T794" style:family="text">
      <style:text-properties officeooo:rsid="03e934ac"/>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6" style:family="text">
      <style:text-properties officeooo:rsid="03cee4f3"/>
    </style:style>
    <style:style style:name="T797" style:family="text">
      <style:text-properties officeooo:rsid="03d3116b"/>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8"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9"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10"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11" style:family="text">
      <style:text-properties officeooo:rsid="03f4a282"/>
    </style:style>
    <style:style style:name="T812" style:family="text">
      <style:text-properties officeooo:rsid="040ab963"/>
    </style:style>
    <style:style style:name="T813" style:family="text">
      <style:text-properties fo:font-family="'Liberation Serif'" style:font-family-generic="roman"/>
    </style:style>
    <style:style style:name="T814" style:family="text">
      <style:text-properties fo:font-family="'Liberation Serif'" style:font-family-generic="roman" officeooo:rsid="03f56600"/>
    </style:style>
    <style:style style:name="T815" style:family="text">
      <style:text-properties style:font-name="Liberation Serif1" officeooo:rsid="03ff965f"/>
    </style:style>
    <style:style style:name="T816" style:family="text">
      <style:text-properties style:font-name="Liberation Serif1" officeooo:rsid="03ffb285"/>
    </style:style>
    <style:style style:name="T817" style:family="text">
      <style:text-properties style:font-name="Liberation Serif1" officeooo:rsid="03f69ae8"/>
    </style:style>
    <style:style style:name="T818" style:family="text">
      <style:text-properties style:font-name="Liberation Serif1" officeooo:rsid="03fb493a"/>
    </style:style>
    <style:style style:name="T819" style:family="text">
      <style:text-properties style:font-name="Liberation Serif1" officeooo:rsid="03fdd2ea"/>
    </style:style>
    <style:style style:name="T820" style:family="text">
      <style:text-properties style:font-name="Liberation Serif1" officeooo:rsid="03fbcfaf"/>
    </style:style>
    <style:style style:name="T821" style:family="text">
      <style:text-properties style:font-name="Liberation Serif1" officeooo:rsid="040be17f"/>
    </style:style>
    <style:style style:name="T822" style:family="text">
      <style:text-properties style:font-name="Bukyvede" officeooo:rsid="03fb493a"/>
    </style:style>
    <style:style style:name="T823" style:family="text">
      <style:text-properties style:font-name="Bukyvede" style:text-underline-style="solid" style:text-underline-width="auto" style:text-underline-color="font-color" officeooo:rsid="03fb493a"/>
    </style:style>
    <style:style style:name="T824" style:family="text">
      <style:text-properties style:font-name="Liberation Serif1" officeooo:rsid="03ffee65"/>
    </style:style>
    <style:style style:name="T825" style:family="text">
      <style:text-properties style:font-name="Liberation Serif1" officeooo:rsid="04346fc3"/>
    </style:style>
    <style:style style:name="T826" style:family="text">
      <style:text-properties style:font-name="Liberation Serif1" officeooo:rsid="03ffce21"/>
    </style:style>
    <style:style style:name="T827" style:family="text">
      <style:text-properties style:font-name="Liberation Serif1" officeooo:rsid="04040b35"/>
    </style:style>
    <style:style style:name="T828" style:family="text">
      <style:text-properties style:font-name="Liberation Serif1" fo:font-style="italic" officeooo:rsid="03ffce21" style:font-style-asian="italic" style:font-style-complex="italic"/>
    </style:style>
    <style:style style:name="T829" style:family="text">
      <style:text-properties style:font-name="Liberation Serif1" fo:font-style="italic" officeooo:rsid="03ffee65" style:font-style-asian="italic" style:font-style-complex="italic"/>
    </style:style>
    <style:style style:name="T830" style:family="text">
      <style:text-properties style:font-name="Liberation Serif1" fo:font-style="normal" officeooo:rsid="03ffee65" style:font-style-asian="normal" style:font-style-complex="normal"/>
    </style:style>
    <style:style style:name="T831" style:family="text">
      <style:text-properties style:font-name="Liberation Serif1" fo:font-style="normal" officeooo:rsid="0401bcb7" style:font-style-asian="normal" style:font-style-complex="normal"/>
    </style:style>
    <style:style style:name="T832" style:family="text">
      <style:text-properties style:font-name="Liberation Serif1" fo:font-style="normal" officeooo:rsid="03ffce21" style:font-style-asian="normal" style:font-style-complex="normal"/>
    </style:style>
    <style:style style:name="T833" style:family="text">
      <style:text-properties style:font-name="Liberation Serif1" fo:font-style="normal" officeooo:rsid="043cb587" style:font-style-asian="normal" style:font-style-complex="normal"/>
    </style:style>
    <style:style style:name="T834" style:family="text">
      <style:text-properties style:font-name="Liberation Serif1" fo:font-style="normal" officeooo:rsid="04029828" style:font-style-asian="normal" style:font-style-complex="normal"/>
    </style:style>
    <style:style style:name="T835" style:family="text">
      <style:text-properties style:font-name="Liberation Serif1" fo:font-style="normal" officeooo:rsid="040becf5" style:font-style-asian="normal" style:font-style-complex="normal"/>
    </style:style>
    <style:style style:name="T836" style:family="text">
      <style:text-properties style:font-name="Liberation Serif1" fo:font-style="normal" officeooo:rsid="04346fc3" style:font-style-asian="normal" style:font-style-complex="normal"/>
    </style:style>
    <style:style style:name="T837" style:family="text">
      <style:text-properties style:font-name="Liberation Serif1" fo:font-style="italic" officeooo:rsid="04346fc3" style:font-style-asian="italic" style:font-style-complex="italic"/>
    </style:style>
    <style:style style:name="T838"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9" style:family="text">
      <style:text-properties style:font-name="Liberation Serif1" fo:font-style="normal" officeooo:rsid="04364de3" style:font-style-asian="normal" style:font-style-complex="normal"/>
    </style:style>
    <style:style style:name="T840" style:family="text">
      <style:text-properties style:font-name="Liberation Serif1" fo:font-style="normal" officeooo:rsid="043a5270" style:font-style-asian="normal" style:font-style-complex="normal"/>
    </style:style>
    <style:style style:name="T841"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42" style:family="text">
      <style:text-properties style:font-name="Liberation Serif1" fo:font-style="normal" style:text-underline-style="none" officeooo:rsid="04364de3" style:font-style-asian="normal"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51"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54"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5"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6"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8" style:family="text">
      <style:text-properties officeooo:rsid="038ec1e5"/>
    </style:style>
    <style:style style:name="T859" style:family="text">
      <style:text-properties officeooo:rsid="039742cc"/>
    </style:style>
    <style:style style:name="T860" style:family="text">
      <style:text-properties officeooo:rsid="042ab08c"/>
    </style:style>
    <style:style style:name="T861" style:family="text">
      <style:text-properties officeooo:rsid="043771ad"/>
    </style:style>
    <style:style style:name="T862" style:family="text">
      <style:text-properties officeooo:rsid="04684486"/>
    </style:style>
    <style:style style:name="T863" style:family="text">
      <style:text-properties officeooo:rsid="046cc2d6"/>
    </style:style>
    <style:style style:name="T864" style:family="text">
      <style:text-properties officeooo:rsid="0469eb70"/>
    </style:style>
    <style:style style:name="T865" style:family="text">
      <style:text-properties officeooo:rsid="04782aa0"/>
    </style:style>
    <style:style style:name="T866" style:family="text">
      <style:text-properties officeooo:rsid="046eb1a2"/>
    </style:style>
    <style:style style:name="T867" style:family="text">
      <style:text-properties officeooo:rsid="046dea66"/>
    </style:style>
    <style:style style:name="T868" style:family="text">
      <style:text-properties fo:font-style="italic" officeooo:rsid="046dea66" style:font-style-asian="italic" style:font-style-complex="italic"/>
    </style:style>
    <style:style style:name="T869" style:family="text">
      <style:text-properties officeooo:rsid="046ecdac"/>
    </style:style>
    <style:style style:name="T870" style:family="text">
      <style:text-properties officeooo:rsid="0479f06b"/>
    </style:style>
    <style:style style:name="T871" style:family="text">
      <style:text-properties officeooo:rsid="047d24b9"/>
    </style:style>
    <style:style style:name="T872" style:family="text">
      <style:text-properties officeooo:rsid="0475f279"/>
    </style:style>
    <style:style style:name="T873" style:family="text">
      <style:text-properties officeooo:rsid="0472b101"/>
    </style:style>
    <style:style style:name="T874" style:family="text">
      <style:text-properties officeooo:rsid="047b4b04"/>
    </style:style>
    <style:style style:name="T875" style:family="text">
      <style:text-properties officeooo:rsid="047509de"/>
    </style:style>
    <style:style style:name="T876" style:family="text">
      <style:text-properties style:text-underline-style="none" fo:font-weight="normal" officeooo:rsid="0052d06c" style:font-weight-asian="normal" style:font-weight-complex="normal"/>
    </style:style>
    <style:style style:name="T877" style:family="text">
      <style:text-properties style:text-underline-style="none" fo:font-weight="normal" officeooo:rsid="005f2654" style:font-weight-asian="normal" style:font-weight-complex="normal"/>
    </style:style>
    <style:style style:name="T878" style:family="text">
      <style:text-properties style:text-underline-style="none" fo:font-weight="normal" officeooo:rsid="048658fc" style:font-weight-asian="normal" style:font-weight-complex="normal"/>
    </style:style>
    <style:style style:name="T879" style:family="text">
      <style:text-properties style:text-underline-style="none" fo:font-weight="normal" officeooo:rsid="04882260" style:font-weight-asian="normal" style:font-weight-complex="normal"/>
    </style:style>
    <style:style style:name="T880" style:family="text">
      <style:text-properties fo:font-family="'Liberation Serif'" style:font-family-generic="roman" style:text-underline-style="none" fo:font-weight="normal" officeooo:rsid="005f2654" style:font-weight-asian="normal" style:font-weight-complex="normal"/>
    </style:style>
    <style:style style:name="T881" style:family="text">
      <style:text-properties officeooo:rsid="04248ed8"/>
    </style:style>
    <style:style style:name="T882" style:family="text">
      <style:text-properties officeooo:rsid="04293330"/>
    </style:style>
    <style:style style:name="T883" style:family="text">
      <style:text-properties officeooo:rsid="05176918"/>
    </style:style>
    <style:style style:name="T884" style:family="text">
      <style:text-properties officeooo:rsid="05339354"/>
    </style:style>
    <style:style style:name="T885" style:family="text">
      <style:text-properties style:font-name="Bukyvede" officeooo:rsid="05339354"/>
    </style:style>
    <style:style style:name="T886" style:family="text">
      <style:text-properties style:text-underline-style="none" fo:font-weight="normal" officeooo:rsid="011eef0d" style:font-weight-asian="normal" style:font-weight-complex="normal"/>
    </style:style>
    <style:style style:name="T887" style:family="text">
      <style:text-properties style:text-underline-style="none" fo:font-weight="normal" officeooo:rsid="014ec294" style:font-weight-asian="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9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9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0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0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0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0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04" style:family="text">
      <style:text-properties officeooo:rsid="0510fe81"/>
    </style:style>
    <style:style style:name="T905" style:family="text">
      <style:text-properties fo:font-style="italic" officeooo:rsid="050d2c2f" style:font-style-asian="italic" style:font-style-complex="italic"/>
    </style:style>
    <style:style style:name="T906" style:family="text">
      <style:text-properties officeooo:rsid="050d2c2f"/>
    </style:style>
    <style:style style:name="T907" style:family="text">
      <style:text-properties officeooo:rsid="050bbb74"/>
    </style:style>
    <style:style style:name="T908" style:family="text">
      <style:text-properties officeooo:rsid="050acbce"/>
    </style:style>
    <style:style style:name="T909" style:family="text">
      <style:text-properties officeooo:rsid="0508e9f8"/>
    </style:style>
    <style:style style:name="T910" style:family="text">
      <style:text-properties fo:font-style="italic" officeooo:rsid="042a1f6f" style:font-style-asian="italic" style:font-style-complex="italic"/>
    </style:style>
    <style:style style:name="T911" style:family="text">
      <style:text-properties officeooo:rsid="050e622c"/>
    </style:style>
    <style:style style:name="T91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15" style:family="text">
      <style:text-properties fo:color="#000000" loext:opacity="100%"/>
    </style:style>
    <style:style style:name="T916" style:family="text">
      <style:text-properties fo:color="#000000" loext:opacity="100%" fo:font-style="italic" style:font-style-asian="italic" style:font-style-complex="italic"/>
    </style:style>
    <style:style style:name="T917" style:family="text">
      <style:text-properties officeooo:rsid="0503d0aa"/>
    </style:style>
    <style:style style:name="T918" style:family="text">
      <style:text-properties officeooo:rsid="0505a832"/>
    </style:style>
    <style:style style:name="T919" style:family="text">
      <style:text-properties fo:font-style="italic" officeooo:rsid="0505a832" style:font-style-asian="italic" style:font-style-complex="italic"/>
    </style:style>
    <style:style style:name="T920" style:family="text">
      <style:text-properties officeooo:rsid="0512e0fd"/>
    </style:style>
    <style:style style:name="T921" style:family="text">
      <style:text-properties style:font-name="Bukyvede" officeooo:rsid="0512e0fd"/>
    </style:style>
    <style:style style:name="T922" style:family="text">
      <style:text-properties officeooo:rsid="05132e2d"/>
    </style:style>
    <style:style style:name="T923" style:family="text">
      <style:text-properties officeooo:rsid="04431b69"/>
    </style:style>
    <style:style style:name="T924" style:family="text">
      <style:text-properties officeooo:rsid="04457545"/>
    </style:style>
    <style:style style:name="T925" style:family="text">
      <style:text-properties officeooo:rsid="04450e37"/>
    </style:style>
    <style:style style:name="T926" style:family="text">
      <style:text-properties officeooo:rsid="0514e600"/>
    </style:style>
    <style:style style:name="T92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8"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9" style:family="text">
      <style:text-properties style:font-name="Liberation Serif1" officeooo:rsid="05176918"/>
    </style:style>
    <style:style style:name="T930" style:family="text">
      <style:text-properties style:font-name="Bukyvede" officeooo:rsid="05176918"/>
    </style:style>
    <style:style style:name="T931" style:family="text">
      <style:text-properties style:font-name="Liberation Serif1" officeooo:rsid="052b4aa9"/>
    </style:style>
    <style:style style:name="T932" style:family="text">
      <style:text-properties style:font-name="Bukyvede" officeooo:rsid="052b4aa9"/>
    </style:style>
    <style:style style:name="T93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4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41" style:family="text">
      <style:text-properties officeooo:rsid="04a4cc71"/>
    </style:style>
    <style:style style:name="T942" style:family="text">
      <style:text-properties officeooo:rsid="02899324"/>
    </style:style>
    <style:style style:name="T943" style:family="text">
      <style:text-properties officeooo:rsid="048f2c29"/>
    </style:style>
    <style:style style:name="T944" style:family="text">
      <style:text-properties fo:font-style="italic" officeooo:rsid="048f2c29" style:font-style-asian="italic" style:font-style-complex="italic"/>
    </style:style>
    <style:style style:name="T945" style:family="text">
      <style:text-properties fo:font-style="normal" officeooo:rsid="048f2c29" style:font-style-asian="normal" style:font-style-complex="normal"/>
    </style:style>
    <style:style style:name="T946" style:family="text">
      <style:text-properties fo:font-style="normal" officeooo:rsid="048ffce0" style:font-style-asian="normal" style:font-style-complex="normal"/>
    </style:style>
    <style:style style:name="T947" style:family="text">
      <style:text-properties style:font-name="Bukyvede" fo:font-style="normal" officeooo:rsid="0491d6cf" style:font-style-asian="normal" style:font-style-complex="normal"/>
    </style:style>
    <style:style style:name="T948" style:family="text">
      <style:text-properties style:font-name="Bukyvede" fo:font-style="normal" officeooo:rsid="048ffce0" style:font-style-asian="normal" style:font-style-complex="normal"/>
    </style:style>
    <style:style style:name="T949" style:family="text">
      <style:text-properties style:font-name="Liberation Serif1" fo:font-style="normal" officeooo:rsid="048ffce0" style:font-style-asian="normal" style:font-style-complex="normal"/>
    </style:style>
    <style:style style:name="T950" style:family="text">
      <style:text-properties officeooo:rsid="049985d6"/>
    </style:style>
    <style:style style:name="T951" style:family="text">
      <style:text-properties officeooo:rsid="049682a8"/>
    </style:style>
    <style:style style:name="T952" style:family="text">
      <style:text-properties officeooo:rsid="04be976f"/>
    </style:style>
    <style:style style:name="T953" style:family="text">
      <style:text-properties fo:font-style="italic" officeooo:rsid="049682a8" style:font-style-asian="italic" style:font-style-complex="italic"/>
    </style:style>
    <style:style style:name="T954" style:family="text">
      <style:text-properties officeooo:rsid="04a42d2a"/>
    </style:style>
    <style:style style:name="T955" style:family="text">
      <style:text-properties fo:font-style="italic" officeooo:rsid="04a42d2a" style:font-style-asian="italic" style:font-style-complex="italic"/>
    </style:style>
    <style:style style:name="T956" style:family="text">
      <style:text-properties officeooo:rsid="060912d8"/>
    </style:style>
    <style:style style:name="T957" style:family="text">
      <style:text-properties fo:color="#ff0000" loext:opacity="100%" officeooo:rsid="04a4cc71"/>
    </style:style>
    <style:style style:name="T958" style:family="text">
      <style:text-properties fo:color="#000000" loext:opacity="100%" officeooo:rsid="04a4cc71"/>
    </style:style>
    <style:style style:name="T959" style:family="text">
      <style:text-properties officeooo:rsid="049f731a"/>
    </style:style>
    <style:style style:name="T960" style:family="text">
      <style:text-properties officeooo:rsid="049aefec"/>
    </style:style>
    <style:style style:name="T961" style:family="text">
      <style:text-properties officeooo:rsid="049ba71d"/>
    </style:style>
    <style:style style:name="T962" style:family="text">
      <style:text-properties officeooo:rsid="04a14f8a"/>
    </style:style>
    <style:style style:name="T963" style:family="text">
      <style:text-properties officeooo:rsid="04a239c2"/>
    </style:style>
    <style:style style:name="T964" style:family="text">
      <style:text-properties fo:color="#000000" loext:opacity="100%" officeooo:rsid="05710185"/>
    </style:style>
    <style:style style:name="T965" style:family="text">
      <style:text-properties officeooo:rsid="06ab31a2"/>
    </style:style>
    <style:style style:name="T966" style:family="text">
      <style:text-properties officeooo:rsid="06ac02e0"/>
    </style:style>
    <style:style style:name="T967" style:family="text">
      <style:text-properties officeooo:rsid="06aa4bb1"/>
    </style:style>
    <style:style style:name="T968" style:family="text">
      <style:text-properties officeooo:rsid="04a7aa95"/>
    </style:style>
    <style:style style:name="T969" style:family="text">
      <style:text-properties fo:font-style="italic" officeooo:rsid="04a14f8a" style:font-style-asian="italic" style:font-style-complex="italic"/>
    </style:style>
    <style:style style:name="T970" style:family="text">
      <style:text-properties officeooo:rsid="04bffe48"/>
    </style:style>
    <style:style style:name="T971" style:family="text">
      <style:text-properties style:use-window-font-color="true" loext:opacity="0%" officeooo:rsid="04a14f8a"/>
    </style:style>
    <style:style style:name="T972" style:family="text">
      <style:text-properties style:use-window-font-color="true" loext:opacity="0%" officeooo:rsid="06e300fe"/>
    </style:style>
    <style:style style:name="T973" style:family="text">
      <style:text-properties fo:color="#000000" loext:opacity="100%" officeooo:rsid="04a1cd99"/>
    </style:style>
    <style:style style:name="T974" style:family="text">
      <style:text-properties fo:color="#000000" loext:opacity="100%" officeooo:rsid="04a240ac"/>
    </style:style>
    <style:style style:name="T975" style:family="text">
      <style:text-properties fo:color="#000000" loext:opacity="100%" officeooo:rsid="04aa9615"/>
    </style:style>
    <style:style style:name="T976" style:family="text">
      <style:text-properties fo:color="#000000" loext:opacity="100%" style:font-name="Bukyvede" officeooo:rsid="0491d6cf"/>
    </style:style>
    <style:style style:name="T977"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8" style:family="text">
      <style:text-properties fo:color="#000000" loext:opacity="100%" style:text-position="super 58%" officeooo:rsid="04a240ac"/>
    </style:style>
    <style:style style:name="T979" style:family="text">
      <style:text-properties officeooo:rsid="04b5e4b6"/>
    </style:style>
    <style:style style:name="T980" style:family="text">
      <style:text-properties officeooo:rsid="04bdbf4d"/>
    </style:style>
    <style:style style:name="T981" style:family="text">
      <style:text-properties officeooo:rsid="04b3f1c1"/>
    </style:style>
    <style:style style:name="T982" style:family="text">
      <style:text-properties fo:font-style="italic" fo:font-weight="bold" officeooo:rsid="04b5e4b6" style:font-style-asian="italic" style:font-weight-asian="bold" style:font-style-complex="italic" style:font-weight-complex="bold"/>
    </style:style>
    <style:style style:name="T983" style:family="text">
      <style:text-properties fo:font-style="italic" officeooo:rsid="04b5e4b6" style:font-style-asian="italic" style:font-style-complex="italic"/>
    </style:style>
    <style:style style:name="T984" style:family="text">
      <style:text-properties officeooo:rsid="04b70241"/>
    </style:style>
    <style:style style:name="T985" style:family="text">
      <style:text-properties fo:font-style="italic" officeooo:rsid="04b70241" style:font-style-asian="italic" style:font-style-complex="italic"/>
    </style:style>
    <style:style style:name="T986" style:family="text">
      <style:text-properties officeooo:rsid="04b81489"/>
    </style:style>
    <style:style style:name="T987" style:family="text">
      <style:text-properties fo:font-style="italic" officeooo:rsid="04b81489" style:font-style-asian="italic" style:font-style-complex="italic"/>
    </style:style>
    <style:style style:name="T988" style:family="text">
      <style:text-properties fo:color="#000000" loext:opacity="100%" officeooo:rsid="0491d6cf"/>
    </style:style>
    <style:style style:name="T989" style:family="text">
      <style:text-properties fo:color="#000000" loext:opacity="100%" officeooo:rsid="04b81489"/>
    </style:style>
    <style:style style:name="T990" style:family="text">
      <style:text-properties fo:color="#000000" loext:opacity="100%" officeooo:rsid="04bb0c62"/>
    </style:style>
    <style:style style:name="T991" style:family="text">
      <style:text-properties fo:color="#000000" loext:opacity="100%" fo:font-style="italic" officeooo:rsid="04bb0c62" style:font-style-asian="italic" style:font-style-complex="italic"/>
    </style:style>
    <style:style style:name="T992" style:family="text">
      <style:text-properties fo:color="#000000" loext:opacity="100%" officeooo:rsid="04f01e88"/>
    </style:style>
    <style:style style:name="T993" style:family="text">
      <style:text-properties fo:color="#000000" loext:opacity="100%" fo:font-style="italic" officeooo:rsid="04f01e88" style:font-style-asian="italic" style:font-style-complex="italic"/>
    </style:style>
    <style:style style:name="T994" style:family="text">
      <style:text-properties fo:color="#000000" loext:opacity="100%" officeooo:rsid="05453267"/>
    </style:style>
    <style:style style:name="T995" style:family="text">
      <style:text-properties fo:color="#000000" loext:opacity="100%" officeooo:rsid="05479e07"/>
    </style:style>
    <style:style style:name="T996" style:family="text">
      <style:text-properties fo:color="#000000" loext:opacity="100%" officeooo:rsid="054ef05b"/>
    </style:style>
    <style:style style:name="T997" style:family="text">
      <style:text-properties fo:color="#000000" loext:opacity="100%" officeooo:rsid="05468ccb"/>
    </style:style>
    <style:style style:name="T998" style:family="text">
      <style:text-properties fo:color="#000000" loext:opacity="100%" fo:font-style="italic" officeooo:rsid="05468ccb" style:font-style-asian="italic" style:font-style-complex="italic"/>
    </style:style>
    <style:style style:name="T999" style:family="text">
      <style:text-properties fo:color="#000000" loext:opacity="100%" style:font-name="Bukyvede" officeooo:rsid="05468ccb"/>
    </style:style>
    <style:style style:name="T1000" style:family="text">
      <style:text-properties fo:color="#000000" loext:opacity="100%" officeooo:rsid="0549c0ee"/>
    </style:style>
    <style:style style:name="T1001" style:family="text">
      <style:text-properties officeooo:rsid="054cb6dd"/>
    </style:style>
    <style:style style:name="T1002" style:family="text">
      <style:text-properties fo:font-style="italic" officeooo:rsid="054ef05b" style:font-style-asian="italic" style:font-style-complex="italic"/>
    </style:style>
    <style:style style:name="T1003" style:family="text">
      <style:text-properties officeooo:rsid="054ef05b"/>
    </style:style>
    <style:style style:name="T1004" style:family="text">
      <style:text-properties officeooo:rsid="054de430"/>
    </style:style>
    <style:style style:name="T1005" style:family="text">
      <style:text-properties officeooo:rsid="05504d27"/>
    </style:style>
    <style:style style:name="T1006" style:family="text">
      <style:text-properties officeooo:rsid="0558cc21"/>
    </style:style>
    <style:style style:name="T1007" style:family="text">
      <style:text-properties officeooo:rsid="0565ad15"/>
    </style:style>
    <style:style style:name="T1008" style:family="text">
      <style:text-properties officeooo:rsid="055563cd"/>
    </style:style>
    <style:style style:name="T1009" style:family="text">
      <style:text-properties officeooo:rsid="055549a5"/>
    </style:style>
    <style:style style:name="T1010" style:family="text">
      <style:text-properties officeooo:rsid="055adf6e"/>
    </style:style>
    <style:style style:name="T1011" style:family="text">
      <style:text-properties officeooo:rsid="055830dd"/>
    </style:style>
    <style:style style:name="T1012" style:family="text">
      <style:text-properties officeooo:rsid="057db0fd"/>
    </style:style>
    <style:style style:name="T1013" style:family="text">
      <style:text-properties officeooo:rsid="0561477d"/>
    </style:style>
    <style:style style:name="T1014" style:family="text">
      <style:text-properties officeooo:rsid="055ae1e7"/>
    </style:style>
    <style:style style:name="T1015" style:family="text">
      <style:text-properties style:font-name="Bukyvede" style:text-underline-style="solid" style:text-underline-width="auto" style:text-underline-color="font-color" officeooo:rsid="0558cc21"/>
    </style:style>
    <style:style style:name="T1016" style:family="text">
      <style:text-properties style:font-name="Bukyvede" officeooo:rsid="0558cc21"/>
    </style:style>
    <style:style style:name="T1017" style:family="text">
      <style:text-properties officeooo:rsid="055cc8b6"/>
    </style:style>
    <style:style style:name="T1018" style:family="text">
      <style:text-properties officeooo:rsid="06a749e5"/>
    </style:style>
    <style:style style:name="T1019" style:family="text">
      <style:text-properties style:text-underline-style="solid" style:text-underline-width="auto" style:text-underline-color="font-color" officeooo:rsid="055cc8b6"/>
    </style:style>
    <style:style style:name="T1020" style:family="text">
      <style:text-properties officeooo:rsid="055e5ab6"/>
    </style:style>
    <style:style style:name="T1021" style:family="text">
      <style:text-properties officeooo:rsid="055d5070"/>
    </style:style>
    <style:style style:name="T1022" style:family="text">
      <style:text-properties officeooo:rsid="055f4d03"/>
    </style:style>
    <style:style style:name="T1023" style:family="text">
      <style:text-properties fo:font-weight="bold" officeooo:rsid="055e5ab6" style:font-weight-asian="bold" style:font-weight-complex="bold"/>
    </style:style>
    <style:style style:name="T1024" style:family="text">
      <style:text-properties officeooo:rsid="057dd0f5"/>
    </style:style>
    <style:style style:name="T1025" style:family="text">
      <style:text-properties style:text-underline-style="solid" style:text-underline-width="auto" style:text-underline-color="font-color" officeooo:rsid="057dd0f5"/>
    </style:style>
    <style:style style:name="T1026" style:family="text">
      <style:text-properties officeooo:rsid="056c390a"/>
    </style:style>
    <style:style style:name="T1027" style:family="text">
      <style:text-properties officeooo:rsid="05c7bbfa"/>
    </style:style>
    <style:style style:name="T1028" style:family="text">
      <style:text-properties officeooo:rsid="056f0fee"/>
    </style:style>
    <style:style style:name="T1029" style:family="text">
      <style:text-properties officeooo:rsid="05710185"/>
    </style:style>
    <style:style style:name="T1030" style:family="text">
      <style:text-properties officeooo:rsid="0609e222"/>
    </style:style>
    <style:style style:name="T1031" style:family="text">
      <style:text-properties officeooo:rsid="058037a8"/>
    </style:style>
    <style:style style:name="T1032" style:family="text">
      <style:text-properties officeooo:rsid="06a8c455"/>
    </style:style>
    <style:style style:name="T1033" style:family="text">
      <style:text-properties officeooo:rsid="05724daa"/>
    </style:style>
    <style:style style:name="T1034" style:family="text">
      <style:text-properties officeooo:rsid="05c8ff69"/>
    </style:style>
    <style:style style:name="T1035" style:family="text">
      <style:text-properties officeooo:rsid="0572397a"/>
    </style:style>
    <style:style style:name="T1036" style:family="text">
      <style:text-properties officeooo:rsid="05a1c49d"/>
    </style:style>
    <style:style style:name="T1037" style:family="text">
      <style:text-properties officeooo:rsid="05779c1b"/>
    </style:style>
    <style:style style:name="T1038" style:family="text">
      <style:text-properties officeooo:rsid="0575b81c"/>
    </style:style>
    <style:style style:name="T1039" style:family="text">
      <style:text-properties fo:font-style="normal" officeooo:rsid="0575b81c" style:font-style-asian="normal" style:font-style-complex="normal"/>
    </style:style>
    <style:style style:name="T1040" style:family="text">
      <style:text-properties fo:font-style="normal" officeooo:rsid="05779c1b" style:font-style-asian="normal" style:font-style-complex="normal"/>
    </style:style>
    <style:style style:name="T1041" style:family="text">
      <style:text-properties fo:font-style="normal" officeooo:rsid="0577d3db" style:font-style-asian="normal" style:font-style-complex="normal"/>
    </style:style>
    <style:style style:name="T1042" style:family="text">
      <style:text-properties fo:font-style="normal" officeooo:rsid="057bf063" style:font-style-asian="normal" style:font-style-complex="normal"/>
    </style:style>
    <style:style style:name="T1043" style:family="text">
      <style:text-properties fo:font-style="normal" officeooo:rsid="05c4f9f2" style:font-style-asian="normal" style:font-style-complex="normal"/>
    </style:style>
    <style:style style:name="T1044" style:family="text">
      <style:text-properties officeooo:rsid="0584d7fd"/>
    </style:style>
    <style:style style:name="T1045" style:family="text">
      <style:text-properties officeooo:rsid="058c96ce"/>
    </style:style>
    <style:style style:name="T1046" style:family="text">
      <style:text-properties officeooo:rsid="05996cd2"/>
    </style:style>
    <style:style style:name="T1047" style:family="text">
      <style:text-properties officeooo:rsid="04cd9339"/>
    </style:style>
    <style:style style:name="T1048" style:family="text">
      <style:text-properties officeooo:rsid="05890f7e"/>
    </style:style>
    <style:style style:name="T1049" style:family="text">
      <style:text-properties style:font-name="Bukyvede" officeooo:rsid="05890f7e"/>
    </style:style>
    <style:style style:name="T1050" style:family="text">
      <style:text-properties officeooo:rsid="0590a664"/>
    </style:style>
    <style:style style:name="T1051" style:family="text">
      <style:text-properties officeooo:rsid="058e92ec"/>
    </style:style>
    <style:style style:name="T1052" style:family="text">
      <style:text-properties officeooo:rsid="05913e7f"/>
    </style:style>
    <style:style style:name="T1053" style:family="text">
      <style:text-properties officeooo:rsid="06acaaba"/>
    </style:style>
    <style:style style:name="T1054" style:family="text">
      <style:text-properties officeooo:rsid="0594dedf"/>
    </style:style>
    <style:style style:name="T1055" style:family="text">
      <style:text-properties officeooo:rsid="0592fef2"/>
    </style:style>
    <style:style style:name="T1056" style:family="text">
      <style:text-properties officeooo:rsid="05c66072"/>
    </style:style>
    <style:style style:name="T1057" style:family="text">
      <style:text-properties officeooo:rsid="0583ee73"/>
    </style:style>
    <style:style style:name="T1058" style:family="text">
      <style:text-properties officeooo:rsid="05973661"/>
    </style:style>
    <style:style style:name="T1059" style:family="text">
      <style:text-properties officeooo:rsid="059770ee"/>
    </style:style>
    <style:style style:name="T1060" style:family="text">
      <style:text-properties officeooo:rsid="063a0610"/>
    </style:style>
    <style:style style:name="T1061" style:family="text">
      <style:text-properties officeooo:rsid="05caa0ff"/>
    </style:style>
    <style:style style:name="T1062" style:family="text">
      <style:text-properties fo:font-style="italic" officeooo:rsid="05caa0ff" style:font-style-asian="italic" style:font-style-complex="italic"/>
    </style:style>
    <style:style style:name="T1063" style:family="text">
      <style:text-properties officeooo:rsid="05caa1a8"/>
    </style:style>
    <style:style style:name="T1064" style:family="text">
      <style:text-properties officeooo:rsid="05cbb05a"/>
    </style:style>
    <style:style style:name="T1065" style:family="text">
      <style:text-properties style:font-name="Bukyvede" officeooo:rsid="05cbb05a"/>
    </style:style>
    <style:style style:name="T1066" style:family="text">
      <style:text-properties style:font-name="Bukyvede" style:text-underline-style="solid" style:text-underline-width="auto" style:text-underline-color="font-color" officeooo:rsid="05cbb05a"/>
    </style:style>
    <style:style style:name="T1067" style:family="text">
      <style:text-properties style:font-name="Bukyvede" officeooo:rsid="05caa1a8"/>
    </style:style>
    <style:style style:name="T1068" style:family="text">
      <style:text-properties style:font-name="Bukyvede" style:text-underline-style="solid" style:text-underline-width="auto" style:text-underline-color="font-color" officeooo:rsid="05caa1a8"/>
    </style:style>
    <style:style style:name="T1069" style:family="text">
      <style:text-properties officeooo:rsid="05cc60d5"/>
    </style:style>
    <style:style style:name="T1070" style:family="text">
      <style:text-properties style:font-name="Bukyvede" officeooo:rsid="05cc60d5"/>
    </style:style>
    <style:style style:name="T1071" style:family="text">
      <style:text-properties style:font-name="Bukyvede" style:text-underline-style="solid" style:text-underline-width="auto" style:text-underline-color="font-color" officeooo:rsid="05cc60d5"/>
    </style:style>
    <style:style style:name="T1072" style:family="text">
      <style:text-properties officeooo:rsid="0639c4fa"/>
    </style:style>
    <style:style style:name="T1073" style:family="text">
      <style:text-properties officeooo:rsid="05d0ce00"/>
    </style:style>
    <style:style style:name="T1074" style:family="text">
      <style:text-properties officeooo:rsid="059b388a"/>
    </style:style>
    <style:style style:name="T1075" style:family="text">
      <style:text-properties fo:font-style="italic" officeooo:rsid="059b388a" style:font-style-asian="italic" style:font-style-complex="italic"/>
    </style:style>
    <style:style style:name="T1076" style:family="text">
      <style:text-properties officeooo:rsid="05f86d8e"/>
    </style:style>
    <style:style style:name="T1077" style:family="text">
      <style:text-properties officeooo:rsid="05f8aa77"/>
    </style:style>
    <style:style style:name="T1078" style:family="text">
      <style:text-properties officeooo:rsid="05fa4d2a"/>
    </style:style>
    <style:style style:name="T1079" style:family="text">
      <style:text-properties officeooo:rsid="06add75b"/>
    </style:style>
    <style:style style:name="T1080" style:family="text">
      <style:text-properties fo:color="#000000" loext:opacity="100%" officeooo:rsid="05fa4d2a"/>
    </style:style>
    <style:style style:name="T1081" style:family="text">
      <style:text-properties fo:color="#000000" loext:opacity="100%" officeooo:rsid="05fd7c3b"/>
    </style:style>
    <style:style style:name="T1082" style:family="text">
      <style:text-properties fo:color="#000000" loext:opacity="100%" officeooo:rsid="05fe3cbe"/>
    </style:style>
    <style:style style:name="T1083" style:family="text">
      <style:text-properties fo:color="#000000" loext:opacity="100%" style:font-name="Bukyvede" officeooo:rsid="05fd7c3b"/>
    </style:style>
    <style:style style:name="T1084" style:family="text">
      <style:text-properties fo:color="#000000" loext:opacity="100%" style:font-name="Bukyvede" style:text-underline-style="solid" style:text-underline-width="auto" style:text-underline-color="font-color" officeooo:rsid="05fd7c3b"/>
    </style:style>
    <style:style style:name="T1085" style:family="text">
      <style:text-properties fo:color="#000000" loext:opacity="100%" style:font-name="Bukyvede" style:text-underline-style="solid" style:text-underline-width="auto" style:text-underline-color="font-color" officeooo:rsid="060032be"/>
    </style:style>
    <style:style style:name="T1086" style:family="text">
      <style:text-properties fo:color="#000000" loext:opacity="100%" style:text-underline-style="solid" style:text-underline-width="auto" style:text-underline-color="font-color" officeooo:rsid="05fd7c3b"/>
    </style:style>
    <style:style style:name="T1087" style:family="text">
      <style:text-properties fo:color="#000000" loext:opacity="100%" officeooo:rsid="05feec4b"/>
    </style:style>
    <style:style style:name="T1088" style:family="text">
      <style:text-properties fo:color="#000000" loext:opacity="100%" officeooo:rsid="0600a15f"/>
    </style:style>
    <style:style style:name="T1089" style:family="text">
      <style:text-properties fo:color="#000000" loext:opacity="100%" officeooo:rsid="0602110b"/>
    </style:style>
    <style:style style:name="T1090" style:family="text">
      <style:text-properties fo:color="#000000" loext:opacity="100%" officeooo:rsid="060317c6"/>
    </style:style>
    <style:style style:name="T1091" style:family="text">
      <style:text-properties officeooo:rsid="05ab21bf"/>
    </style:style>
    <style:style style:name="T1092" style:family="text">
      <style:text-properties officeooo:rsid="05aa3b57"/>
    </style:style>
    <style:style style:name="T1093" style:family="text">
      <style:text-properties officeooo:rsid="05a5f4d6"/>
    </style:style>
    <style:style style:name="T1094" style:family="text">
      <style:text-properties style:font-name="Bukyvede" fo:font-style="normal" style:font-style-asian="normal" style:font-style-complex="normal"/>
    </style:style>
    <style:style style:name="T1095" style:family="text">
      <style:text-properties officeooo:rsid="06b23a2d"/>
    </style:style>
    <style:style style:name="T1096" style:family="text">
      <style:text-properties officeooo:rsid="05aba5e0"/>
    </style:style>
    <style:style style:name="T1097" style:family="text">
      <style:text-properties officeooo:rsid="05abb479"/>
    </style:style>
    <style:style style:name="T1098" style:family="text">
      <style:text-properties officeooo:rsid="04c76438"/>
    </style:style>
    <style:style style:name="T1099" style:family="text">
      <style:text-properties officeooo:rsid="04c843f3"/>
    </style:style>
    <style:style style:name="T1100" style:family="text">
      <style:text-properties officeooo:rsid="04e97c94"/>
    </style:style>
    <style:style style:name="T1101" style:family="text">
      <style:text-properties officeooo:rsid="04c306c7"/>
    </style:style>
    <style:style style:name="T1102" style:family="text">
      <style:text-properties officeooo:rsid="04c4b6f0"/>
    </style:style>
    <style:style style:name="T1103" style:family="text">
      <style:text-properties officeooo:rsid="04c5399f"/>
    </style:style>
    <style:style style:name="T1104" style:family="text">
      <style:text-properties officeooo:rsid="04cbbf12"/>
    </style:style>
    <style:style style:name="T1105" style:family="text">
      <style:text-properties officeooo:rsid="04caa758"/>
    </style:style>
    <style:style style:name="T1106" style:family="text">
      <style:text-properties officeooo:rsid="04c5cec7"/>
    </style:style>
    <style:style style:name="T1107" style:family="text">
      <style:text-properties officeooo:rsid="04ccbb10"/>
    </style:style>
    <style:style style:name="T1108"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1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1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12" style:family="text">
      <style:text-properties officeooo:rsid="04cf86df"/>
    </style:style>
    <style:style style:name="T1113" style:family="text">
      <style:text-properties officeooo:rsid="04f07e93"/>
    </style:style>
    <style:style style:name="T1114" style:family="text">
      <style:text-properties style:text-position="super 58%" officeooo:rsid="04cf86df"/>
    </style:style>
    <style:style style:name="T1115" style:family="text">
      <style:text-properties style:font-name="Bukyvede" officeooo:rsid="04cf86df"/>
    </style:style>
    <style:style style:name="T1116" style:family="text">
      <style:text-properties officeooo:rsid="04d00bd9"/>
    </style:style>
    <style:style style:name="T1117" style:family="text">
      <style:text-properties fo:font-style="italic" officeooo:rsid="04d00bd9" style:font-style-asian="italic" style:font-style-complex="italic"/>
    </style:style>
    <style:style style:name="T1118" style:family="text">
      <style:text-properties fo:font-style="normal" officeooo:rsid="04d00bd9" style:font-style-asian="normal" style:font-style-complex="normal"/>
    </style:style>
    <style:style style:name="T1119" style:family="text">
      <style:text-properties style:text-position="super 58%" fo:font-style="normal" officeooo:rsid="04d00bd9" style:font-style-asian="normal" style:font-style-complex="normal"/>
    </style:style>
    <style:style style:name="T1120" style:family="text">
      <style:text-properties style:font-name="Bukyvede" fo:font-style="normal" style:text-underline-style="none" officeooo:rsid="04d00bd9" style:font-style-asian="normal" style:font-style-complex="normal"/>
    </style:style>
    <style:style style:name="T1121" style:family="text">
      <style:text-properties fo:font-style="normal" officeooo:rsid="04d16f73" style:font-style-asian="normal" style:font-style-complex="normal"/>
    </style:style>
    <style:style style:name="T1122" style:family="text">
      <style:text-properties fo:font-style="normal" officeooo:rsid="04d25a6c" style:font-style-asian="normal" style:font-style-complex="normal"/>
    </style:style>
    <style:style style:name="T112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2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3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3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3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7"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4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4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4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4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4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4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7" style:family="text">
      <style:text-properties style:font-name="Bukyvede" officeooo:rsid="04deca05"/>
    </style:style>
    <style:style style:name="T1148" style:family="text">
      <style:text-properties style:font-name="Bukyvede" style:text-underline-style="solid" style:text-underline-width="auto" style:text-underline-color="font-color" officeooo:rsid="04deca05"/>
    </style:style>
    <style:style style:name="T1149" style:family="text">
      <style:text-properties officeooo:rsid="04deca05"/>
    </style:style>
    <style:style style:name="T1150" style:family="text">
      <style:text-properties officeooo:rsid="04e0adc2"/>
    </style:style>
    <style:style style:name="T1151" style:family="text">
      <style:text-properties officeooo:rsid="05b1ab4b"/>
    </style:style>
    <style:style style:name="T1152" style:family="text">
      <style:text-properties officeooo:rsid="05d6f67e"/>
    </style:style>
    <style:style style:name="T1153" style:family="text">
      <style:text-properties fo:font-weight="bold" officeooo:rsid="05b1ab4b" style:font-weight-asian="bold" style:font-weight-complex="bold"/>
    </style:style>
    <style:style style:name="T1154" style:family="text">
      <style:text-properties officeooo:rsid="05b25971"/>
    </style:style>
    <style:style style:name="T1155" style:family="text">
      <style:text-properties officeooo:rsid="05b604e3"/>
    </style:style>
    <style:style style:name="T1156" style:family="text">
      <style:text-properties officeooo:rsid="05b2ebab"/>
    </style:style>
    <style:style style:name="T1157" style:family="text">
      <style:text-properties officeooo:rsid="05b6d355"/>
    </style:style>
    <style:style style:name="T1158" style:family="text">
      <style:text-properties officeooo:rsid="05b2f348"/>
    </style:style>
    <style:style style:name="T1159" style:family="text">
      <style:text-properties officeooo:rsid="0606fe0e"/>
    </style:style>
    <style:style style:name="T1160" style:family="text">
      <style:text-properties officeooo:rsid="05b362a5"/>
    </style:style>
    <style:style style:name="T1161" style:family="text">
      <style:text-properties officeooo:rsid="068fb096"/>
    </style:style>
    <style:style style:name="T1162" style:family="text">
      <style:text-properties officeooo:rsid="06079cd5"/>
    </style:style>
    <style:style style:name="T1163" style:family="text">
      <style:text-properties style:font-name="Bukyvede" officeooo:rsid="05b362a5"/>
    </style:style>
    <style:style style:name="T1164" style:family="text">
      <style:text-properties officeooo:rsid="05c1fde4"/>
    </style:style>
    <style:style style:name="T1165" style:family="text">
      <style:text-properties officeooo:rsid="05b9ebca"/>
    </style:style>
    <style:style style:name="T1166"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7"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8"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9"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70"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72"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73"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74"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6"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8"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9"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80"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81"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82"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83"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4"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85"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6"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7"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8"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9"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90"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91"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92"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93" style:family="text">
      <style:text-properties officeooo:rsid="060870f1"/>
    </style:style>
    <style:style style:name="T1194" style:family="text">
      <style:text-properties officeooo:rsid="05e53750"/>
    </style:style>
    <style:style style:name="T1195" style:family="text">
      <style:text-properties style:font-name="Bukyvede" style:text-underline-style="none" officeooo:rsid="05e53750"/>
    </style:style>
    <style:style style:name="T1196" style:family="text">
      <style:text-properties style:font-name="Bukyvede" officeooo:rsid="05e53750"/>
    </style:style>
    <style:style style:name="T1197" style:family="text">
      <style:text-properties style:font-name="Liberation Serif1" officeooo:rsid="05e53750"/>
    </style:style>
    <style:style style:name="T1198"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9"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00"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01"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02"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03"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04"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05"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6" style:family="text">
      <style:text-properties style:font-name="Bukyvede" style:text-underline-style="none"/>
    </style:style>
    <style:style style:name="T1207" style:family="text">
      <style:text-properties officeooo:rsid="05f2ae06"/>
    </style:style>
    <style:style style:name="T1208" style:family="text">
      <style:text-properties officeooo:rsid="05f69f9a"/>
    </style:style>
    <style:style style:name="T1209"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10" style:family="text">
      <style:text-properties officeooo:rsid="0648645b"/>
    </style:style>
    <style:style style:name="T1211" style:family="text">
      <style:text-properties officeooo:rsid="0644b06a"/>
    </style:style>
    <style:style style:name="T1212" style:family="text">
      <style:text-properties style:text-underline-style="none" fo:font-weight="normal" officeooo:rsid="06420f21" style:font-weight-asian="normal" style:font-weight-complex="normal"/>
    </style:style>
    <style:style style:name="T1213" style:family="text">
      <style:text-properties style:text-underline-style="none" fo:font-weight="normal" officeooo:rsid="0642ff82" style:font-weight-asian="normal" style:font-weight-complex="normal"/>
    </style:style>
    <style:style style:name="T1214" style:family="text">
      <style:text-properties style:text-underline-style="none" fo:font-weight="normal" officeooo:rsid="0644b06a" style:font-weight-asian="normal" style:font-weight-complex="normal"/>
    </style:style>
    <style:style style:name="T1215" style:family="text">
      <style:text-properties style:text-underline-style="none" fo:font-weight="normal" officeooo:rsid="064dfdad" style:font-weight-asian="normal" style:font-weight-complex="normal"/>
    </style:style>
    <style:style style:name="T1216" style:family="text">
      <style:text-properties style:text-underline-style="none" fo:font-weight="normal" officeooo:rsid="06500a48" style:font-weight-asian="normal" style:font-weight-complex="normal"/>
    </style:style>
    <style:style style:name="T1217" style:family="text">
      <style:text-properties style:text-underline-style="none" fo:font-weight="normal" officeooo:rsid="064c725a" style:font-weight-asian="normal" style:font-weight-complex="normal"/>
    </style:style>
    <style:style style:name="T1218" style:family="text">
      <style:text-properties style:text-underline-style="none" fo:font-weight="normal" officeooo:rsid="064fdbec" style:font-weight-asian="normal" style:font-weight-complex="normal"/>
    </style:style>
    <style:style style:name="T1219" style:family="text">
      <style:text-properties style:text-underline-style="none" fo:font-weight="normal" officeooo:rsid="06e8974c" style:font-weight-asian="normal" style:font-weight-complex="normal"/>
    </style:style>
    <style:style style:name="T1220" style:family="text">
      <style:text-properties style:font-name="Bukyvede" style:text-underline-style="none" fo:font-weight="normal" officeooo:rsid="0645b18b" style:font-weight-asian="normal" style:font-weight-complex="normal"/>
    </style:style>
    <style:style style:name="T1221" style:family="text">
      <style:text-properties style:text-underline-style="none" fo:font-weight="normal" officeooo:rsid="068c7b6a" style:font-weight-asian="normal" style:font-weight-complex="normal"/>
    </style:style>
    <style:style style:name="T1222" style:family="text">
      <style:text-properties style:text-underline-style="none" fo:font-weight="normal" officeooo:rsid="0650f8dc" style:font-weight-asian="normal" style:font-weight-complex="normal"/>
    </style:style>
    <style:style style:name="T1223" style:family="text">
      <style:text-properties fo:font-style="italic" style:text-underline-style="none" fo:font-weight="normal" officeooo:rsid="0650f8dc" style:font-style-asian="italic" style:font-weight-asian="normal" style:font-style-complex="italic" style:font-weight-complex="normal"/>
    </style:style>
    <style:style style:name="T1224" style:family="text">
      <style:text-properties fo:font-style="normal" style:text-underline-style="none" fo:font-weight="normal" officeooo:rsid="0650f8dc" style:font-style-asian="normal" style:font-weight-asian="normal" style:font-style-complex="normal" style:font-weight-complex="normal"/>
    </style:style>
    <style:style style:name="T1225" style:family="text">
      <style:text-properties style:text-underline-style="none" fo:font-weight="normal" officeooo:rsid="066fc240" style:font-weight-asian="normal" style:font-weight-complex="normal"/>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06566d22" style:font-weight-asian="normal" style:font-weight-complex="normal"/>
    </style:style>
    <style:style style:name="T1228" style:family="text">
      <style:text-properties style:text-underline-style="solid" style:text-underline-width="auto" style:text-underline-color="font-color" fo:font-weight="normal" style:font-weight-asian="normal" style:font-weight-complex="normal"/>
    </style:style>
    <style:style style:name="T1229" style:family="text">
      <style:text-properties style:text-underline-style="none" fo:font-weight="normal" officeooo:rsid="06547333" style:font-weight-asian="normal" style:font-weight-complex="normal"/>
    </style:style>
    <style:style style:name="T1230" style:family="text">
      <style:text-properties style:text-underline-style="none" fo:font-weight="normal" officeooo:rsid="065968d3" style:font-weight-asian="normal" style:font-weight-complex="normal"/>
    </style:style>
    <style:style style:name="T1231" style:family="text">
      <style:text-properties style:text-underline-style="none" fo:font-weight="normal" officeooo:rsid="0655c6d9" style:font-weight-asian="normal" style:font-weight-complex="normal"/>
    </style:style>
    <style:style style:name="T1232" style:family="text">
      <style:text-properties fo:font-family="'Liberation Serif'" style:font-family-generic="roman" style:text-underline-style="none" fo:font-weight="normal" officeooo:rsid="06547333" style:font-weight-asian="normal" style:font-weight-complex="normal"/>
    </style:style>
    <style:style style:name="T1233" style:family="text">
      <style:text-properties style:font-name="Liberation Serif1" style:text-underline-style="none" fo:font-weight="normal" officeooo:rsid="06547333" style:font-weight-asian="normal" style:font-weight-complex="normal"/>
    </style:style>
    <style:style style:name="T1234" style:family="text">
      <style:text-properties fo:font-family="'Liberation Serif'" style:font-family-generic="roman" style:text-underline-style="none" fo:font-weight="normal" officeooo:rsid="0655bd9f" style:font-weight-asian="normal" style:font-weight-complex="normal"/>
    </style:style>
    <style:style style:name="T1235"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6"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7"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8"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39"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40"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41"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42"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43"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44"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45"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6"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7" style:family="text">
      <style:text-properties style:text-underline-style="none" fo:font-weight="normal" officeooo:rsid="06537e3a" style:font-weight-asian="normal" style:font-weight-complex="normal"/>
    </style:style>
    <style:style style:name="T1248" style:family="text">
      <style:text-properties fo:font-style="italic" style:text-underline-style="none" fo:font-weight="normal" officeooo:rsid="06537e3a" style:font-style-asian="italic" style:font-weight-asian="normal" style:font-style-complex="italic" style:font-weight-complex="normal"/>
    </style:style>
    <style:style style:name="T1249" style:family="text">
      <style:text-properties fo:font-style="normal" style:text-underline-style="none" fo:font-weight="normal" officeooo:rsid="06537e3a" style:font-style-asian="normal" style:font-weight-asian="normal" style:font-style-complex="normal" style:font-weight-complex="normal"/>
    </style:style>
    <style:style style:name="T1250" style:family="text">
      <style:text-properties fo:font-style="italic" style:text-underline-style="none" fo:font-weight="normal" officeooo:rsid="064fdbec" style:font-style-asian="italic" style:font-weight-asian="normal" style:font-style-complex="italic" style:font-weight-complex="normal"/>
    </style:style>
    <style:style style:name="T1251" style:family="text">
      <style:text-properties fo:font-style="normal" style:text-underline-style="none" fo:font-weight="normal" officeooo:rsid="064fdbec" style:font-style-asian="normal" style:font-weight-asian="normal" style:font-style-complex="normal" style:font-weight-complex="normal"/>
    </style:style>
    <style:style style:name="T1252" style:family="text">
      <style:text-properties fo:font-style="normal" style:text-underline-style="none" fo:font-weight="normal" officeooo:rsid="065dca02" style:font-style-asian="normal" style:font-weight-asian="normal" style:font-style-complex="normal" style:font-weight-complex="normal"/>
    </style:style>
    <style:style style:name="T1253" style:family="text">
      <style:text-properties fo:font-style="normal" style:text-underline-style="none" fo:font-weight="normal" officeooo:rsid="065f703d" style:font-style-asian="normal" style:font-weight-asian="normal" style:font-style-complex="normal" style:font-weight-complex="normal"/>
    </style:style>
    <style:style style:name="T1254" style:family="text">
      <style:text-properties fo:font-style="normal" style:text-underline-style="none" fo:font-weight="normal" officeooo:rsid="068d3864" style:font-style-asian="normal" style:font-weight-asian="normal" style:font-style-complex="normal" style:font-weight-complex="normal"/>
    </style:style>
    <style:style style:name="T1255" style:family="text">
      <style:text-properties officeooo:rsid="0662ecdd"/>
    </style:style>
    <style:style style:name="T1256" style:family="text">
      <style:text-properties fo:font-family="'Menaion Medieval'" style:font-pitch="variable" officeooo:rsid="0662ecdd"/>
    </style:style>
    <style:style style:name="T1257" style:family="text">
      <style:text-properties officeooo:rsid="0664f4c3"/>
    </style:style>
    <style:style style:name="T1258" style:family="text">
      <style:text-properties officeooo:rsid="06635c72"/>
    </style:style>
    <style:style style:name="T1259" style:family="text">
      <style:text-properties fo:font-family="'Menaion Medieval'" style:font-pitch="variable" officeooo:rsid="06635c72"/>
    </style:style>
    <style:style style:name="T1260" style:family="text">
      <style:text-properties fo:font-family="'Menaion Medieval'" style:font-pitch="variable" officeooo:rsid="0664f4c3"/>
    </style:style>
    <style:style style:name="T1261" style:family="text">
      <style:text-properties officeooo:rsid="0667993c"/>
    </style:style>
    <style:style style:name="T1262" style:family="text">
      <style:text-properties fo:font-style="normal" style:text-underline-style="none" fo:font-weight="normal" officeooo:rsid="0660c22b" style:font-style-asian="normal" style:font-weight-asian="normal" style:font-style-complex="normal" style:font-weight-complex="normal"/>
    </style:style>
    <style:style style:name="T1263" style:family="text">
      <style:text-properties fo:font-style="normal" style:text-underline-style="none" fo:font-weight="normal" officeooo:rsid="0645b18b" style:font-style-asian="normal" style:font-weight-asian="normal" style:font-style-complex="normal" style:font-weight-complex="normal"/>
    </style:style>
    <style:style style:name="T1264" style:family="text">
      <style:text-properties style:text-underline-style="none" fo:font-weight="normal" officeooo:rsid="064add14" style:font-weight-asian="normal" style:font-weight-complex="normal"/>
    </style:style>
    <style:style style:name="T1265" style:family="text">
      <style:text-properties style:text-underline-style="none" fo:font-weight="normal" officeooo:rsid="06b8b7c1" style:font-weight-asian="normal" style:font-weight-complex="normal"/>
    </style:style>
    <style:style style:name="T1266" style:family="text">
      <style:text-properties style:text-underline-style="none" fo:font-weight="normal" officeooo:rsid="06739196" style:font-weight-asian="normal" style:font-weight-complex="normal"/>
    </style:style>
    <style:style style:name="T1267" style:family="text">
      <style:text-properties style:text-underline-style="none" fo:font-weight="normal" officeooo:rsid="06751fb3" style:font-weight-asian="normal" style:font-weight-complex="normal"/>
    </style:style>
    <style:style style:name="T1268" style:family="text">
      <style:text-properties style:font-name="Bukyvede" style:text-underline-style="none" fo:font-weight="normal" officeooo:rsid="06739196" style:font-weight-asian="normal" style:font-weight-complex="normal"/>
    </style:style>
    <style:style style:name="T1269"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70"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71"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72" style:family="text">
      <style:text-properties style:font-name="Liberation Serif1" style:text-underline-style="none" fo:font-weight="normal" officeooo:rsid="06739196" style:font-weight-asian="normal" style:font-weight-complex="normal"/>
    </style:style>
    <style:style style:name="T1273" style:family="text">
      <style:text-properties style:font-name="Liberation Serif1" style:text-underline-style="none" fo:font-weight="normal" officeooo:rsid="06b6bc8f" style:font-weight-asian="normal" style:font-weight-complex="normal"/>
    </style:style>
    <style:style style:name="T1274" style:family="text">
      <style:text-properties style:font-name="Liberation Serif1" style:text-underline-style="none" fo:font-weight="normal" officeooo:rsid="06740a5a" style:font-weight-asian="normal" style:font-weight-complex="normal"/>
    </style:style>
    <style:style style:name="T1275" style:family="text">
      <style:text-properties style:font-name="Bukyvede" style:text-underline-style="none" fo:font-weight="normal" officeooo:rsid="06740a5a" style:font-weight-asian="normal" style:font-weight-complex="normal"/>
    </style:style>
    <style:style style:name="T1276" style:family="text">
      <style:text-properties officeooo:rsid="067d1251"/>
    </style:style>
    <style:style style:name="T1277" style:family="text">
      <style:text-properties officeooo:rsid="067a6ea6"/>
    </style:style>
    <style:style style:name="T1278" style:family="text">
      <style:text-properties officeooo:rsid="067de501"/>
    </style:style>
    <style:style style:name="T1279" style:family="text">
      <style:text-properties officeooo:rsid="067d9fad"/>
    </style:style>
    <style:style style:name="T1280" style:family="text">
      <style:text-properties officeooo:rsid="067bbc90"/>
    </style:style>
    <style:style style:name="T1281" style:family="text">
      <style:text-properties officeooo:rsid="0685a096"/>
    </style:style>
    <style:style style:name="T1282" style:family="text">
      <style:text-properties officeooo:rsid="06f6507b"/>
    </style:style>
    <style:style style:name="T1283" style:family="text">
      <style:text-properties fo:font-style="italic" officeooo:rsid="06bf3506" style:font-style-asian="italic" style:font-style-complex="italic"/>
    </style:style>
    <style:style style:name="T1284" style:family="text">
      <style:text-properties officeooo:rsid="06bf3506"/>
    </style:style>
    <style:style style:name="T1285" style:family="text">
      <style:text-properties officeooo:rsid="07004e12"/>
    </style:style>
    <style:style style:name="T1286" style:family="text">
      <style:text-properties officeooo:rsid="07013b5c"/>
    </style:style>
    <style:style style:name="T1287" style:family="text">
      <style:text-properties style:text-underline-style="none" officeooo:rsid="06c0ba31" style:font-style-asian="normal" style:font-weight-asian="normal" style:font-style-complex="normal" style:font-weight-complex="normal"/>
    </style:style>
    <style:style style:name="T1288" style:family="text">
      <style:text-properties fo:font-style="italic" style:text-underline-style="none" officeooo:rsid="06c0ba31" style:font-style-asian="italic" style:font-weight-asian="normal" style:font-style-complex="italic" style:font-weight-complex="normal"/>
    </style:style>
    <style:style style:name="T1289" style:family="text">
      <style:text-properties officeooo:rsid="06c0ba31"/>
    </style:style>
    <style:style style:name="T1290" style:family="text">
      <style:text-properties fo:font-style="normal" officeooo:rsid="06c5b8ad" style:font-style-asian="normal" style:font-style-complex="normal"/>
    </style:style>
    <style:style style:name="T1291" style:family="text">
      <style:text-properties officeooo:rsid="06c5b8ad"/>
    </style:style>
    <style:style style:name="T1292" style:family="text">
      <style:text-properties officeooo:rsid="06c55e4f"/>
    </style:style>
    <style:style style:name="T1293" style:family="text">
      <style:text-properties fo:font-style="italic" officeooo:rsid="06c08b39" style:font-style-asian="italic" style:font-style-complex="italic"/>
    </style:style>
    <style:style style:name="T1294" style:family="text">
      <style:text-properties fo:font-style="normal" style:text-underline-style="none" fo:font-weight="normal" officeooo:rsid="06d399e2" style:font-style-asian="normal" style:font-weight-asian="normal" style:font-style-complex="normal" style:font-weight-complex="normal"/>
    </style:style>
    <style:style style:name="T1295" style:family="text">
      <style:text-properties officeooo:rsid="06d399e2"/>
    </style:style>
    <style:style style:name="T1296" style:family="text">
      <style:text-properties fo:font-style="normal" style:text-underline-style="none" fo:font-weight="normal" officeooo:rsid="06bf3506" style:font-style-asian="normal" style:font-weight-asian="normal" style:font-style-complex="normal" style:font-weight-complex="normal"/>
    </style:style>
    <style:style style:name="T1297" style:family="text">
      <style:text-properties officeooo:rsid="06dbdfa2"/>
    </style:style>
    <style:style style:name="T1298" style:family="text">
      <style:text-properties officeooo:rsid="06d70e0d"/>
    </style:style>
    <style:style style:name="T1299" style:family="text">
      <style:text-properties fo:font-style="italic" officeooo:rsid="06d70e0d" style:font-style-asian="italic" style:font-style-complex="italic"/>
    </style:style>
    <style:style style:name="T1300" style:family="text">
      <style:text-properties fo:font-style="normal" officeooo:rsid="06d70e0d" style:font-style-asian="normal" style:font-style-complex="normal"/>
    </style:style>
    <style:style style:name="T1301" style:family="text">
      <style:text-properties fo:font-style="italic" officeooo:rsid="06da7990" style:font-style-asian="italic" style:font-style-complex="italic"/>
    </style:style>
    <style:style style:name="T1302" style:family="text">
      <style:text-properties officeooo:rsid="06c3b81c"/>
    </style:style>
    <style:style style:name="T1303" style:family="text">
      <style:text-properties fo:font-style="italic" officeooo:rsid="06c3b81c" style:font-style-asian="italic" style:font-style-complex="italic"/>
    </style:style>
    <style:style style:name="T1304"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молоко &lt; Proto-ESl. *molko <text:s/>&lt; LCS *melko &gt; OCS млѣко), and thus only has /</text:span><text:span text:style-name="T367">ol</text:span><text:span text:style-name="T363">/ reflexes here: Ru. </text:span><text:span text:style-name="T366">волк</text:span><text:span text:style-name="T363">, </text:span><text:span text:style-name="T366">столб</text:span><text:span text:style-name="T368">,</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69">ć</text:span><text:span text:style-name="T363"> (&lt;*mĺ̥čǢti), but the Polish reflexes are complicated and likely have more to do with the surrounding consonants: </text:span><text:span text:style-name="T362">*pĺ̥nъ</text:span><text:span text:style-name="T363"> </text:span><text:span text:style-name="T370">by contrast </text:span><text:span text:style-name="T363">gives </text:span><text:span text:style-name="T366">pe</text:span><text:span text:style-name="T369">ł</text:span><text:span text:style-name="T366">ny </text:span><text:span text:style-name="T363">with hardened /l/ and the Polish non-palatalising</text:span><text:span text:style-name="T371">-</text:span><text:span text:style-name="T363">/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span text:style-name="T385">ⱄⰽⰲ</text:span><text:span text:style-name="T386">ⱃⱐ</text:span><text:span text:style-name="T385">ⱀ</text:span><text:span text:style-name="T384">‑ </text:span><text:span text:style-name="T385">ⱅⰲ</text:span><text:span text:style-name="T386">ⱃⱐ</text:span><text:span text:style-name="T385">ⰴ</text:span><text:span text:style-name="T384">‑</text:span><text:span text:style-name="T385"> ⱄ</text:span><text:span text:style-name="T386">ⱃⱐ</text:span><text:span text:style-name="T385">ⰴⱐⱌ</text:span><text:span text:style-name="T384">‑</text:span><text:span text:style-name="T385"> ⰴ</text:span><text:span text:style-name="T386">ⱃⱐ</text:span><text:span text:style-name="T385">ⰶ</text:span><text:span text:style-name="T384">‑</text:span><text:span text:style-name="T385"> </text:span><text:span text:style-name="T384">&lt;*ŕ̥, </text:span><text:span text:style-name="T385">ⱄⰽ</text:span><text:span text:style-name="T386">ⱃⱏ</text:span><text:span text:style-name="T385">ⰱⱐⱀⰹ</text:span><text:span text:style-name="T384"> &lt;*r̥, and </text:span><text:span text:style-name="T385">ⱀⰰⱂ</text:span><text:span text:style-name="T386">ⰾⱐ</text:span><text:span text:style-name="T385">ⱀⰵⱀⰺ</text:span><text:span text:style-name="T384"> &lt;*ĺ̥ </text:span><text:span text:style-name="T387">(Winslow 2022: 313)</text:span><text:span text:style-name="T388">,</text:span><text:span text:style-name="T387"> </text:span><text:span text:style-name="T384">and even Zographensis spells all 5 occurences of *vĺ̥k‑ 'wolf' with </text:span><text:span text:style-name="T385">ⰲ</text:span><text:span text:style-name="T386">ⰾⱐ</text:span><text:span text:style-name="T389">ⰽ</text:span><text:span text:style-name="T384">‑/</text:span><text:span text:style-name="T385">ⰲ</text:span><text:span text:style-name="T386">ⰾⱐ</text:span><text:span text:style-name="T385">ⱌ</text:span><text:span text:style-name="T384">‑ and all 15 instances of its *‑mĺ̥č‑ root with ‑</text:span><text:span text:style-name="T385">ⰿ</text:span><text:span text:style-name="T386">ⰾⱐ</text:span><text:span text:style-name="T385">ⱍ</text:span><text:span text:style-name="T384">‑</text:span><text:span text:style-name="T380"> (e.g. </text:span><text:span text:style-name="T390">ⱆⰿ</text:span><text:span text:style-name="T391">ⰾⱐ</text:span><text:span text:style-name="T390">ⱍⰰⱎⱔ</text:span><text:span text:style-name="T380">)</text:span><text:span text:style-name="T392">.</text:span><text:span text:style-name="T387"> </text:span><text:span text:style-name="T380">Therefore, taken as a whole the Slavic evidence </text:span><text:span text:style-name="T393">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4">&lt;</text:span>ṛ ṝ ḷ ḹ<text:span text:style-name="T394">&gt;</text:span>, rather than what's shown in my table, since the latter cannot actually be rendered without <text:span text:style-name="T395">using the letters for /r ŕ l ĺ/ plus the 'combining ring below' U+0325 symbol, which means searches for the consonant</text:span><text:span text:style-name="T396">al</text:span><text:span text:style-name="T395"> liquids on their own will also return results containing syllabic liquids.</text:span><text:span text:style-name="T394"> The same </text:span><text:span text:style-name="T397">problem affect</text:span><text:span text:style-name="T398">s</text:span><text:span text:style-name="T394"> /</text:span><text:span text:style-name="T399">ę̌</text:span><text:span text:style-name="T400"> </text:span><text:span text:style-name="T215">y̨</text:span><text:span text:style-name="T401">/,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2">stem</text:span> alternates with /ьr/ depending on the vocality of the following morpheme: the e.g. 3sg. pres. *sъtьretъ (Zogr., Supr. <text:span text:style-name="T340">сътьретъ</text:span>) or (one possibility of the) 3<text:span text:style-name="T403">rd</text:span> sg. aorist <text:span text:style-name="T404">*sъtьre (Supr. </text:span><text:span text:style-name="T405">съть҆ре</text:span><text:span text:style-name="T404">)</text:span> <text:span text:style-name="T406">must have /ьre/, while the 3</text:span><text:span text:style-name="T407">rd</text:span><text:span text:style-name="T406"> pl. aorist *sъtŕ̥šę (Supr. </text:span><text:span text:style-name="T408">сътръшꙙ</text:span><text:span text:style-name="T406">) and the other possibility for the 3</text:span><text:span text:style-name="T407">rd</text:span><text:span text:style-name="T406"> sg. aorist *sъtŕ̥ (Psal. Sin. </text:span><text:span text:style-name="T409">ⱄⱏⱅⱃⱐ</text:span><text:span text:style-name="T410">,</text:span><text:span text:style-name="T406"> or with a different prefix Mar. </text:span><text:span text:style-name="T409">ⱁⱅⱃⱏ </text:span><text:span text:style-name="T410">&lt;</text:span><text:span text:style-name="T411">*otŕ̥ </text:span><text:span text:style-name="T412">)</text:span><text:span text:style-name="T406">, being word-final or pre-consonantal, must be syllabic /ŕ̥/. The same </text:span><text:span text:style-name="T413">alter</text:span><text:span text:style-name="T414">n</text:span><text:span text:style-name="T413">ation occurs in the</text:span><text:span text:style-name="T406"> zero-grade forms of verbs like *umerti, </text:span><text:span text:style-name="T413">as is clear from the </text:span><text:span text:style-name="T406">Polish reflexes </text:span><text:span text:style-name="T415">umarł</text:span><text:span text:style-name="T406"> &lt;*umŕ̥lъ vs </text:span><text:span text:style-name="T415">umrę</text:span><text:span text:style-name="T406"> &lt;*umьrǫ. </text:span><text:span text:style-name="T416">The argument could be that at some stage, before the LCS tendency towards Open Syllables became dominant, the </text:span><text:span text:style-name="T417">stem</text:span><text:span text:style-name="T418">s</text:span><text:span text:style-name="T416"> in these paradigms w</text:span><text:span text:style-name="T418">ere</text:span><text:span text:style-name="T416"> surely unitary /t</text:span><text:span text:style-name="T419">ĭ</text:span><text:span text:style-name="T420">r/, /m</text:span><text:span text:style-name="T419">ĭ</text:span><text:span text:style-name="T420">r/, i.e. 3sg. aor. /s</text:span><text:span text:style-name="T421">ŭ</text:span><text:span text:style-name="T419">.</text:span><text:span text:style-name="T420">t</text:span><text:span text:style-name="T419">ĭ.</text:span><text:span text:style-name="T420">r</text:span><text:span text:style-name="T421">e</text:span><text:span text:style-name="T420">/ vs 3</text:span><text:span text:style-name="T422">rd</text:span><text:span text:style-name="T420">. pl. aor</text:span><text:span text:style-name="T423"> /</text:span><text:span text:style-name="T424">s</text:span><text:span text:style-name="T425">ŭ</text:span><text:span text:style-name="T426">.tĭ</text:span><text:span text:style-name="T424">r.šę/, </text:span><text:span text:style-name="T427">and that</text:span><text:span text:style-name="T424"> the latter’s closed /tĭr/ syllable was on</text:span><text:span text:style-name="T427">ly </text:span><text:span text:style-name="T424">forced to open itself up by changing to /tŕ̥/ </text:span><text:span text:style-name="T428">because of </text:span><text:span text:style-name="T429">the Law of Open Syllables</text:span><text:span text:style-name="T424">. </text:span><text:span text:style-name="T430">Thus at least one source of the syllabic-liquids could be shown to have developed from a vowel + liquid stage, but that stil</text:span><text:span text:style-name="T431">l </text:span><text:span text:style-name="T430">doesn’t prove that they all did, or that the change of /</text:span><text:span text:style-name="T424">ĭr/ </text:span><text:span text:style-name="T430">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2">all </text:span>written <text:span text:style-name="T432">either </text:span>as unitary palatal phonemes, <text:span text:style-name="T432">or in the case of jot-palatalised labials as </text:span><text:span text:style-name="T433">/</text:span><text:span text:style-name="T432">vĺ </text:span><text:span text:style-name="T433">mĺ bĺ pĺ/</text:span><text:span text:style-name="T432">,</text:span> rather than as sequences of consonant + /j/, hence /ń ĺ ŕ/ for *nj *lj *rj. <text:span text:style-name="T433">The</text:span><text:span text:style-name="T434"> ‘dejotated’ </text:span><text:span text:style-name="T433">reflexes of *tj </text:span><text:span text:style-name="T435">(and </text:span><text:span text:style-name="T433">*kt+front-vowel</text:span><text:span text:style-name="T435">)</text:span><text:span text:style-name="T433"> </text:span><text:span text:style-name="T436">and </text:span><text:span text:style-name="T433">*dj are denoted using the modern Serbian Cyrillic letters /</text:span><text:span text:style-name="T436">ћ</text:span><text:span text:style-name="T433">/ and /</text:span><text:span text:style-name="T436">ђ</text:span><text:span text:style-name="T433">/ </text:span><text:span text:style-name="T437">respectively</text:span><text:span text:style-name="T433">, because </text:span><text:span text:style-name="T438">the </text:span><text:span text:style-name="T439">commonly used </text:span><text:span text:style-name="T438">alternatives, </text:span><text:span text:style-name="T439">i.e. /</text:span><text:span text:style-name="T440">ť ď</text:span><text:span text:style-name="T438">/ </text:span><text:span text:style-name="T441">(as used in e.g. Olander 2015) </text:span><text:span text:style-name="T439">or /ḱ ǵ/ </text:span><text:span text:style-name="T441">(as used by me in Winslow 2022)</text:span><text:span text:style-name="T439">, or variations thereof, are </text:span><text:span text:style-name="T438">visually too close to</text:span><text:span text:style-name="T442"> symbols used </text:span><text:span text:style-name="T443">elsewhere in the system. /ḱ, ǵ/</text:span><text:span text:style-name="T444"> </text:span><text:span text:style-name="T443">are </text:span><text:span text:style-name="T439">anyway </text:span><text:span text:style-name="T443">already used in my system for foreign /k, g/ before front-vowels</text:span><text:span text:style-name="T444">, and </text:span><text:span text:style-name="T439">/</text:span><text:span text:style-name="T440">ť ď</text:span><text:span text:style-name="T438">/</text:span><text:span text:style-name="T444"> </text:span><text:span text:style-name="T445">look</text:span><text:span text:style-name="T444"> too similar to the common denotations of secondarily-palatalised</text:span><text:span text:style-name="T445"> post-Jer Shift</text:span><text:span text:style-name="T444"> /t' d'/,</text:span><text:span text:style-name="T445"> as used</text:span><text:span text:style-name="T444"> in discussions of systems like Russian or Eastern Bulgarian where th</text:span><text:span text:style-name="T44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6">and so</text:span> must've fallen together in the CS period<text:span text:style-name="T447">,</text:span> because they often alternate with their respective un-palatalised counterparts morphologically and derivationally, e.g. oči<text:span text:style-name="T448">st</text:span>iti:oči<text:span text:style-name="T448">šћ</text:span>enьje vs. jь<text:span text:style-name="T448">sk</text:span>ati:jь<text:span text:style-name="T448">šč</text:span>ǫ, jǢ<text:span text:style-name="T448">zd</text:span>iti:jǢ<text:span text:style-name="T448">žђ</text:span>ǫ vs jь<text:span text:style-name="T448">zg</text:span>ъnati:jь<text:span text:style-name="T44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text:span text:style-name="T449">,</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1">Czech</text:span>-like palatal <text:span text:style-name="T452">[c, ɟ]</text:span> reflexes of *tj and *dj, and also no <text:span text:style-name="T453">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4">j/</text:span></text:p>
      <text:p text:style-name="P78"/>
      <text:p text:style-name="P79">Word-initial *jǢ‑/*a‑</text:p>
      <text:p text:style-name="P80">The tendency for ECS *ā- to have taken prothetic /j/ by LCS <text:span text:style-name="T455">times</text:span> (in accordance with the drive towards op<text:span text:style-name="T456">e</text:span>n syllables) can <text:span text:style-name="T456">make it difficult to distinguish th</text:span><text:span text:style-name="T457">is</text:span><text:span text:style-name="T456"> group </text:span><text:span text:style-name="T458">from *jǢ‑ </text:span>in the absence of wider Indo-European evidence. <text:span text:style-name="T456">N</text:span>ormally I’<text:span text:style-name="T456">ve</text:span> <text:span text:style-name="T459">follow</text:span><text:span text:style-name="T456">ed</text:span><text:span text:style-name="T459"> Derksen (200</text:span><text:span text:style-name="T460">8</text:span><text:span text:style-name="T459">), or the ESSJ</text:span><text:span text:style-name="T461">a</text:span><text:span text:style-name="T459"> </text:span><text:span text:style-name="T460">(</text:span><text:span text:style-name="T462">Этимологический словарь славянских языков</text:span><text:span text:style-name="T463">, Trubačev 1974-</text:span><text:span text:style-name="T460">)</text:span><text:span text:style-name="T459">, but for certain lexemes, e.g. *ama ‘pit’, which in OCS is spelt overwhelmingly with </text:span><text:span text:style-name="T464">ⱑⰿ</text:span><text:span text:style-name="T465">‑</text:span><text:span text:style-name="T459"> </text:span><text:span text:style-name="T456">or </text:span><text:span text:style-name="T464">ꙗм</text:span><text:span text:style-name="T459">‑, </text:span><text:span text:style-name="T456">the single Greek cognate </text:span><text:span text:style-name="T466">ἄμη </text:span><text:span text:style-name="T456">adduced by ESSJa I p.70 in favour of jot-less *am- i</text:span><text:span text:style-name="T467">s not enough to categorically exclude the alternative *jǢma.</text:span><text:span text:style-name="T468"> In particular the 1sg. nom. pronoun *azъ/jǢzъ is</text:span><text:span text:style-name="T469"> especially</text:span><text:span text:style-name="T468"> problematic</text:span><text:span text:style-name="T470">: </text:span><text:span text:style-name="T471">I follow </text:span><text:span text:style-name="T470">ESSJ</text:span><text:span text:style-name="T472">a</text:span><text:span text:style-name="T470"> I p.100</text:span><text:span text:style-name="T473"> which ultimately plumps for</text:span><text:span text:style-name="T470"> *azъ, </text:span><text:span text:style-name="T473">but </text:span><text:span text:style-name="T470">Derksen doesn't </text:span><text:span text:style-name="T474">discuss</text:span><text:span text:style-name="T470"> it at all. </text:span><text:span text:style-name="T475">(</text:span><text:span text:style-name="T474">A lengthy discussion of the evidence can be found in </text:span><text:span text:style-name="T476">T</text:span><text:span text:style-name="T470">eneva</text:span><text:span text:style-name="T477">'s</text:span><text:span text:style-name="T470"> (2012)</text:span><text:span text:style-name="T478"> article on the subject.</text:span><text:span text:style-name="T475">)</text:span></text:p>
      <text:p text:style-name="P81">Forms with insecure etymologies can’t under any methodology be u<text:span text:style-name="T479">se</text:span><text:span text:style-name="T475">d as good evidence in phonological investigations, so in difficult cases like the above I simply mark the lemma </text:span><text:span text:style-name="T480">in the database </text:span><text:span text:style-name="T481">and provide some short discussion,</text:span><text:span text:style-name="T480"> </text:span><text:span text:style-name="T482">so that </text:span><text:span text:style-name="T483">eventually the web-interface can flag such forms in some way </text:span><text:span text:style-name="T484">and</text:span><text:span text:style-name="T483"> </text:span><text:span text:style-name="T484">inform</text:span><text:span text:style-name="T483"> users </text:span><text:span text:style-name="T481">of </text:span><text:span text:style-name="T484">the specific difficulties.</text:span></text:p>
      <text:p text:style-name="P82"><text:s/></text:p>
      <text:p text:style-name="P83">Like Derksen, I assume that roots going back to PIE jot-less long *ē <text:span text:style-name="T485">or dipthongal *oi-,</text:span> <text:span text:style-name="T486">e.g.</text:span> the root for ‘to eat’, PIE *h₁ēd‑, <text:span text:style-name="T487">all took prothetic *j and merged with *jǢ‑ from other sources, unlike Durnovo (1929: 54), who seems to think that </text:span><text:span text:style-name="T485">such a development was limited to Bulgarian and Macedonian dialects, including those underlying OCS (where in the Cyrillic mss. we get regular </text:span><text:span text:style-name="T488">ꙗсти</text:span><text:span text:style-name="T485"> etc.). Isolated nominal forms like Ru. </text:span><text:span text:style-name="T489">язва</text:span><text:span text:style-name="T485"> (which Derksen </text:span><text:span text:style-name="T490">(2008: 155)</text:span><text:span text:style-name="T485"> derives from a Balto-Slavic *oi‑ based on Lith. </text:span><text:span text:style-name="T489">aiža</text:span><text:span text:style-name="T485"> and Old Prussian </text:span><text:span text:style-name="T489">eyswo</text:span><text:span text:style-name="T485">) suggest that *ě reflexes in the modern forms of verbs like Ru. </text:span><text:span text:style-name="T489">ехать</text:span><text:span text:style-name="T485">, Pol. </text:span><text:span text:style-name="T489">jeść</text:span><text:span text:style-name="T485"> </text:span><text:span text:style-name="T491">are later</text:span><text:span text:style-name="T492"> generalis</text:span><text:span text:style-name="T491">ations</text:span><text:span text:style-name="T492"> from prefixed forms like OR </text:span><text:span text:style-name="T493">сънѣсти</text:span><text:span text:style-name="T494">, </text:span><text:span text:style-name="T495">where no jot-prothesis could take place </text:span><text:span text:style-name="T496">(cf. Schenker 1995: 88, Winslow 2022: 302 fn.14).</text:span></text:p>
      <text:p text:style-name="P84"/>
      <text:p text:style-name="P85">Jers before *j</text:p>
      <text:p text:style-name="P86"><text:span text:style-name="T497">As </text:span><text:span text:style-name="T498">explored more fully</text:span><text:span text:style-name="T497"> in Winslow (2022: 313-315),</text:span> <text:span text:style-name="T499">OCS spellings seem to suggest that free-variation between </text:span><text:span text:style-name="T500">&lt;</text:span><text:span text:style-name="T501">ь,ъ</text:span><text:span text:style-name="T500">&gt; </text:span><text:span text:style-name="T499">and</text:span><text:span text:style-name="T500"> &lt;</text:span><text:span text:style-name="T501">и,ъі</text:span><text:span text:style-name="T500">&gt; </text:span><text:span text:style-name="T499">was a feature of the pre-Jer Shift Urkirchenslavisch orthographic system for conveying the</text:span><text:span text:style-name="T498"> </text:span><text:span text:style-name="T499">reflexes of the </text:span>sound-groups *ьj and *ъj <text:span text:style-name="T499">(</text:span>so-called ‘tense jers’<text:span text:style-name="T499">), </text:span><text:span text:style-name="T500">regardless of </text:span><text:span text:style-name="T499">whether they were in </text:span><text:span text:style-name="T500">strong </text:span><text:span text:style-name="T499">or </text:span><text:span text:style-name="T500">weak position. </text:span><text:span text:style-name="T499">T</text:span><text:span text:style-name="T502">he </text:span><text:span text:style-name="T503">e</text:span><text:span text:style-name="T502">xamples given were</text:span><text:span text:style-name="T503">: Zogr. </text:span><text:span text:style-name="T504">ⰸⱀⰰⰿⰵⱀ</text:span><text:span text:style-name="T505">ⱐ</text:span><text:span text:style-name="T504">ⱑ </text:span><text:span text:style-name="T499">vs</text:span><text:span text:style-name="T506"> </text:span><text:span text:style-name="T504">ⰸⱀⰰⰿⰵⱀ</text:span><text:span text:style-name="T505">ⰻ</text:span><text:span text:style-name="T504">ⱑ</text:span><text:span text:style-name="T503"> &lt;</text:span><text:span text:style-name="T499">*znamenьjǢ,</text:span> <text:span text:style-name="T504">ⱆⰴⰰⱃ</text:span><text:span text:style-name="T505">ⱐ</text:span><text:span text:style-name="T504">ⰺ </text:span>&lt;*udaŕь-jь<text:span text:style-name="T504"> </text:span><text:span text:style-name="T499">vs</text:span><text:span text:style-name="T504"> ⱁⰿⱁⱍ</text:span><text:span text:style-name="T505">ⰻ</text:span><text:span text:style-name="T504">ⰹ</text:span> &lt;*omočь-jь; <text:span text:style-name="T507">Mar.</text:span> <text:span text:style-name="T508">ⱁⱄⱘⰴⱔⱅ</text:span><text:span text:style-name="T509">ⱏ</text:span><text:span text:style-name="T508"> ⰹ</text:span><text:span text:style-name="T507"> vs </text:span><text:span text:style-name="T508">ⱁⱄⱘⰴⱔⱅ</text:span><text:span text:style-name="T509">ⱏⰹ</text:span><text:span text:style-name="T508"> ⰻ</text:span><text:span text:style-name="T340"> </text:span>&lt;<text:span text:style-name="T507">*osǫdętъ</text:span><text:span text:style-name="T510"> ‿</text:span><text:span text:style-name="T511">jь; </text:span>KF <text:span text:style-name="T504">ⰿⰻⰾⱁⱄⱅ</text:span><text:span text:style-name="T505">ⱐ</text:span><text:span text:style-name="T504">ⱙ</text:span><text:span text:style-name="T502"> </text:span><text:span text:style-name="T512">vs </text:span><text:span text:style-name="T504">ⰿⰻⰾⱁⱄⱅ</text:span><text:span text:style-name="T505">ⰻ</text:span><text:span text:style-name="T504">ⱙ</text:span> &lt;<text:span text:style-name="T512">*milostьjǫ,</text:span> <text:span text:style-name="T513">ⰲⱐⱄⰵⰿⱁⰳ</text:span><text:span text:style-name="T514">ⱏ</text:span><text:span text:style-name="T513">ⰹ</text:span><text:span text:style-name="T340"> </text:span><text:span text:style-name="T512">vs</text:span><text:span text:style-name="T515"> </text:span><text:span text:style-name="T513">ⰲⱐⱄⰵⰿⱁⰳ</text:span><text:span text:style-name="T514">ⱏⰻ</text:span><text:span text:style-name="T513">ⰹ </text:span>&lt; *vьx<text:span text:style-name="T516">o</text:span>mog<text:span text:style-name="T215">y̨</text:span>-jь). <text:span text:style-name="T517">Of importance here is the fact that the same orthographic system characterises both pre- </text:span><text:span text:style-name="T518">(</text:span><text:span text:style-name="T519">i.e. </text:span><text:span text:style-name="T518">KF)</text:span><text:span text:style-name="T517"> and post-Jer Shift texts; </text:span><text:span text:style-name="T520">that even in strong position in a text like Zographensis, which shows pretty clear signs of having undergone the Jer Shift, spellings like <text:s/></text:span><text:span text:style-name="T504">ⱆⰴⰰⱃ</text:span><text:span text:style-name="T505">ⱐ</text:span><text:span text:style-name="T504">ⰺ, </text:span><text:span text:style-name="T521">ⰱⱁⰾ҄</text:span><text:span text:style-name="T522">ⱐ</text:span><text:span text:style-name="T521">ⰹ, ⰲⱔⱎⱅ</text:span><text:span text:style-name="T522">ⱐ</text:span><text:span text:style-name="T521">ⰹ </text:span><text:span text:style-name="T523">for what in the live dialect underlying Zogr. must surely have been /udaŕij/, /boĺij/, /vęštij/, </text:span><text:span text:style-name="T524">are not infrequent</text:span><text:span text:style-name="T524"><text:note text:id="ftn10" text:note-class="footnote"><text:note-citation>10</text:note-citation><text:note-body><text:p text:style-name="P87">Marianus and Psalterium Sinaiticum, on the other hand, frequently show a Russian-style /ej/ reflex of strong tense *ьj: Psal. <text:span text:style-name="T340">ⰲⱃⰰⰱ</text:span><text:span text:style-name="T339">ⰵ</text:span><text:span text:style-name="T340">ⰹ</text:span> &lt;*vorbьjь, <text:span text:style-name="T340">ⱂⰾⱏⱅ</text:span><text:span text:style-name="T339">ⰵ</text:span><text:span text:style-name="T340">ⰹ</text:span> &lt;*plъtьjь, <text:span text:style-name="T340">ⰿⱐⱀ</text:span><text:span text:style-name="T339">ⰵ</text:span><text:span text:style-name="T340">ⰹ</text:span> &lt;*mьńьjь; Mar. <text:span text:style-name="T525">ⰸⰰⱂⱁⰲⱑⰴ</text:span><text:span text:style-name="T526">ⰵ</text:span><text:span text:style-name="T525">ⰻ</text:span><text:span text:style-name="T527"> &lt;*zapovědьjь, </text:span><text:span text:style-name="T525">ⱆⰴⰰⱃ</text:span><text:span text:style-name="T526">ⰵ</text:span><text:span text:style-name="T525">ⰻ</text:span><text:span text:style-name="T527"> &lt;*udaŕь</text:span><text:span text:style-name="T528">-jь, </text:span><text:span text:style-name="T529">ⰳⰲⱁⰸⰴ</text:span><text:span text:style-name="T530">ⰵ</text:span><text:span text:style-name="T529">ⰻⱀⱏⰹⱗ</text:span><text:span text:style-name="T528"> &lt;*gvozdьjьny-j</text:span><text:span text:style-name="T531">ę̌</text:span><text:span text:style-name="T532">. </text:span><text:span text:style-name="T533">Psal. </text:span><text:span text:style-name="T534">(Psalm 21) </text:span><text:span text:style-name="T533">even has definite past. act. part. Nsg. masc. form </text:span><text:span text:style-name="T535">ⱄⱅⱃⱏⰳ</text:span><text:span text:style-name="T536">ⱁ</text:span><text:span text:style-name="T535">ⰹ </text:span><text:span text:style-name="T533">&lt;*jьstr̥gъ‑jь that suggests an /oj/ reflex of *ъjь.</text:span></text:p></text:note-body></text:note></text:span><text:span text:style-name="T524">. </text:span><text:span text:style-name="T537">Th</text:span><text:span text:style-name="T538">e fact that</text:span><text:span text:style-name="T537"> the same alternation occurs in the pre-Jer Shift KF (</text:span><text:span text:style-name="T539">i-stem </text:span><text:span text:style-name="T537">gen. plurals </text:span><text:span text:style-name="T540">ⰸⰰⱂⱁⰲⱑⰲ</text:span><text:span text:style-name="T541">ⱐ</text:span><text:span text:style-name="T540">ⰹ</text:span><text:span text:style-name="T537"> &lt;*zapovědьjь </text:span><text:span text:style-name="T542">vs</text:span><text:span text:style-name="T537"> </text:span><text:span text:style-name="T540">ⰾⱓⰴ</text:span><text:span text:style-name="T541">ⰻ</text:span><text:span text:style-name="T540">ⰺ</text:span><text:span text:style-name="T537"> &lt;*ĺudьjь) suggests that it is a common inheritance </text:span><text:span text:style-name="T542">from the Urkirchenslavisch </text:span><text:span text:style-name="T543">spelling </text:span><text:span text:style-name="T542">system, </text:span><text:span text:style-name="T544">and thus that in pre-Jer Shift Slavic </text:span><text:span text:style-name="T500">the difference between /</text:span><text:span text:style-name="T545">ь ъ/ and </text:span><text:span text:style-name="T500">/</text:span><text:span text:style-name="T545">i y/ </text:span><text:span text:style-name="T500">was neutralised before /j/, and we should perhaps posit archiphonemes </text:span><text:span text:style-name="T544">(which I call </text:span><text:span text:style-name="T500">/Î/ and /Ŷ/</text:span><text:span text:style-name="T544">)</text:span><text:span text:style-name="T500"> in this position. Th</text:span><text:span text:style-name="T546">ese archiphonemes </text:span><text:soft-page-break/><text:span text:style-name="T546">are, in slightly different terms, effectively posited by</text:span><text:span text:style-name="T500"> Trubetzkoy </text:span><text:span text:style-name="T547">(19</text:span><text:span text:style-name="T548">54</text:span><text:span text:style-name="T547">: 70)</text:span><text:span text:style-name="T500"> </text:span><text:span text:style-name="T546">in his </text:span><text:span text:style-name="T500">analysis </text:span><text:span text:style-name="T546">of </text:span><text:span text:style-name="T549">the Urkirchenslavisch phoneme-system</text:span><text:span text:style-name="T54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49">.</text:span></text:p>
      <text:p text:style-name="P89">However, for simplicity and accessibility’s sake <text:span text:style-name="T550">it’s better to avoid</text:span><text:span text:style-name="T551"> overburdening </text:span><text:span text:style-name="T550">the indexing-s</text:span><text:span text:style-name="T551">ystem with </text:span><text:span text:style-name="T550">unfamiliar and controversial archiphoneme-symbols, so I keep </text:span><text:span text:style-name="T552">*ьj/*ъj </text:span><text:span text:style-name="T550">as the denotation</text:span><text:span text:style-name="T553">s</text:span><text:span text:style-name="T550"> for these groups.</text:span></text:p>
      <text:p text:style-name="P89"><text:span text:style-name="T550"><text:line-break/></text:span><text:span text:style-name="T554">Difficulties arise </text:span><text:span text:style-name="T553">though</text:span><text:span text:style-name="T555"> when deciding how to </text:span><text:span text:style-name="T556">denote</text:span><text:span text:style-name="T555"> foreign sources of /ij/</text:span><text:span text:style-name="T55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57">post-LCS</text:span> loanwords.</text:p></text:note-body></text:note></text:span><text:span text:style-name="T555"> </text:span><text:span text:style-name="T558">which may or may not have been integrated i</text:span><text:span text:style-name="T559">nto </text:span><text:span text:style-name="T553">the native system as </text:span><text:span text:style-name="T560">reflexes of</text:span><text:span text:style-name="T553"> </text:span><text:span text:style-name="T500">/Î</text:span><text:span text:style-name="T553">j</text:span><text:span text:style-name="T500">/: </text:span><text:span text:style-name="T561">words like </text:span><text:span text:style-name="T562">мариꙗ</text:span><text:span text:style-name="T561"> &lt; Μαρία, </text:span><text:span text:style-name="T562">стадии</text:span><text:span text:style-name="T561"> &lt; στάδιον, </text:span><text:span text:style-name="T563">which are well-integrated into the morphological system as a fem. ja-stem and masc. jo-stem respectively, </text:span><text:span text:style-name="T560">could either be reconstructed as </text:span><text:span text:style-name="T564">consciously-foreign </text:span><text:span text:style-name="T560">*marijǢ, *stadijь, </text:span><text:span text:style-name="T565">or as </text:span><text:span text:style-name="T566">nativised</text:span><text:span text:style-name="T565"> *marьjǢ, *stadьjь, but there are no occurrences of jer-spellings in </text:span><text:span text:style-name="T567">these words in</text:span><text:span text:style-name="T565"> the </text:span><text:span text:style-name="T568">OCS texts in TOROT</text:span><text:span text:style-name="T565">. </text:span><text:span text:style-name="T569">Other similarly-Greek words like </text:span><text:span text:style-name="T570">диꙗволъ </text:span><text:span text:style-name="T571">(&lt; διάβολος)</text:span><text:span text:style-name="T569">, </text:span><text:span text:style-name="T572">however, do show up in OCS with jer-spellings: Supr. </text:span><text:span text:style-name="T573">д</text:span><text:span text:style-name="T574">ь</text:span><text:span text:style-name="T573">ꙗ҅вола</text:span><text:span text:style-name="T565">, </text:span><text:span text:style-name="T572">Zogr. Luke 8 and Psal. Psalm 108 </text:span><text:span text:style-name="T573">ⰴ</text:span><text:span text:style-name="T574">ⱐ</text:span><text:span text:style-name="T573">ⱑⰲⱁⰾⱏ</text:span><text:span text:style-name="T572">, </text:span><text:span text:style-name="T575">which (alongside the modern Macedonian </text:span><text:span text:style-name="T576">ѓавол </text:span><text:span text:style-name="T577">with the </text:span><text:span text:style-name="T578">reflex of *ђ produced by the Macedonian </text:span><text:span text:style-name="T577">so-called ‘new jotation’ </text:span><text:span text:style-name="T578">of /d/ after the fallen jer brought it into contact with /j/) </text:span><text:span text:style-name="T579">clearly suggest an early adapt</text:span><text:span text:style-name="T580">at</text:span><text:span text:style-name="T579">ion of this </text:span><text:span text:style-name="T581">foreign </text:span><text:span text:style-name="T579">/ij/-group to native /</text:span><text:span text:style-name="T582">Î</text:span><text:span text:style-name="T579">j/</text:span><text:span text:style-name="T572">. </text:span><text:span text:style-name="T575">Old Russian texts </text:span><text:span text:style-name="T583">even show spellings of </text:span><text:span text:style-name="T584">мариꙗ</text:span><text:span text:style-name="T583"> suggestive of full nativisation: Laurentian Primary Chronicle </text:span><text:span text:style-name="T585">м҃рья</text:span><text:span text:style-name="T583">, </text:span><text:span text:style-name="T585">м҃рьею</text:span><text:span text:style-name="T583">, </text:span><text:span text:style-name="T586">Zadonshchina </text:span><text:span text:style-name="T587">маря</text:span><text:span text:style-name="T586">, </text:span><text:span text:style-name="T587">марья</text:span><text:span text:style-name="T586">, </text:span><text:span text:style-name="T588">as well as </text:span><text:span text:style-name="T586">First Novgorod Chronicle gen. sg. </text:span><text:span text:style-name="T587">васильꙗ </text:span><text:span text:style-name="T586">(jo-stem </text:span><text:span text:style-name="T587">василии</text:span><text:span text:style-name="T586"> &lt; </text:span><text:span text:style-name="T589">Βασίλειος</text:span><text:span text:style-name="T586">).</text:span></text:p>
      <text:p text:style-name="P90"><text:span text:style-name="T590">Since</text:span><text:span text:style-name="T591"> </text:span><text:span text:style-name="T592">we </text:span><text:span text:style-name="T591">can’t ever be sure of the precise </text:span><text:span text:style-name="T593">timing or </text:span><text:span text:style-name="T591">route </text:span><text:span text:style-name="T593">by which</text:span><text:span text:style-name="T591"> these late borrowings entered </text:span><text:span text:style-name="T590">the various </text:span><text:span text:style-name="T591">Slavic </text:span><text:span text:style-name="T590">dialects, or of the extent of their adoption by Slavs beyond </text:span><text:span text:style-name="T594">a </text:span><text:span text:style-name="T590">tiny and often Greek-knowing scribal-class, the best solution is t</text:span><text:span text:style-name="T595">o set </text:span><text:span text:style-name="T596">all such</text:span><text:span text:style-name="T595"> foreign /ij/ groups apart from the native vocabulary by using an *ij reconstruction, even where we can be pretty sure that </text:span><text:span text:style-name="T571">early</text:span><text:span text:style-name="T595"> nativisation to reflexes of *ьj occurred: *dijǢvolъ, *vasilijь, *marijǢ etc.</text:span></text:p>
      <text:p text:style-name="P91"/>
      <text:p text:style-name="P92">Word-initial *jь‑/*ji‑/*i‑</text:p>
      <text:p text:style-name="P93">With <text:span text:style-name="T597">native Slavic </text:span>word-initial *ji-/*jь-, I follow Derksen's (200<text:span text:style-name="T490">8</text:span>: 16) practice of writing *jь-, even though Derksen himself (2003) has argued for a split between *ji- and *jь- conditioned <text:span text:style-name="T598">partly </text:span>by accentological factors (which, as stated above, I have chosen not to consider). Most of the modern languages reflect these groups as just /i-/, except for Czech and Ukrainian<text:span text:style-name="T599">:</text:span> forms like Cz. <text:span text:style-name="T329">jdou</text:span> and Ukr. (<text:span text:style-name="T600">after</text:span> vowels) <text:span text:style-name="T329">йдyть</text:span> appear to have <text:span text:style-name="T601">dropped</text:span> the weak-jer in *jьd<text:span text:style-name="T599">ǫ</text:span>tь just like any other and retained the /j/, and Ukr. <text:span text:style-name="T329">ськати</text:span> &lt;*jьskati (with the restricted meaning ‘look for nits/fleas in someone's hair’ after the base-meaning ‘seek’ was <text:span text:style-name="T602">taken over by</text:span> the Polonism <text:span text:style-name="T329">шукати</text:span>) shows the expected Ukr. softening of the /s/ after fallen weak-jer in *ьsk groups (cf. <text:span text:style-name="T329">поль</text:span><text:span text:style-name="T603">сь</text:span><text:span text:style-name="T329">кий</text:span>).</text:p>
      <text:p text:style-name="P94"><text:span text:style-name="T604">I make a</text:span><text:span text:style-name="T454">n</text:span> exception for certain forms of the personal-pronoun *jь, however, and write *jimь, *jima, *jixъ *jimъ and *jimi for the masc/nt. instr. sg. and dat.<text:span text:style-name="T473">/i</text:span>nstr. dual<text:span text:style-name="T473">/</text:span>pl., because<text:span text:style-name="T605"> Czech here has</text:span><text:span text:style-name="T606"> jim jich jimi.</text:span></text:p>
      <text:p text:style-name="P95"><text:span text:style-name="T607">In badly-integrated clearly post-LCS foreign words, such as Biblical names like </text:span><text:span text:style-name="T608">иꙗковъ</text:span><text:span text:style-name="T607"> (borrowed via Gk. </text:span><text:span text:style-name="T329">Ἰακώβ</text:span><text:span text:style-name="T607">), or </text:span><text:span text:style-name="T609">ꙇꙉемонъ</text:span><text:span text:style-name="T610"> (&lt; </text:span><text:span text:style-name="T611">ἡγεμών</text:span><text:span text:style-name="T610">), I keep a bare initial *i‑, </text:span><text:span text:style-name="T612">though this is rather an arbitrary choice and done partly as a way of marking such words as no</text:span><text:span text:style-name="T613">n</text:span><text:span text:style-name="T612">-native</text:span><text:span text:style-name="T612"><text:note text:id="ftn13" text:note-class="footnote"><text:note-citation>13</text:note-citation><text:note-body><text:p text:style-name="P96">Spellings like Zogr. Mark 13:<text:span text:style-name="T614">3</text:span><text:span text:style-name="T350"> “</text:span><text:span text:style-name="T340">ⱂⰵⱅⱃⱏ. ⰺ </text:span><text:span text:style-name="T339">ⱑ</text:span><text:span text:style-name="T340">ⰽⱁⰲⱏ. ⰺ </text:span><text:span text:style-name="T339">ⱁ</text:span><text:span text:style-name="T340">ⰰⱀⱀⱏ.</text:span><text:span text:style-name="T350">” “Peter and Jacob and John” would suggest that t</text:span>his initial *i‑ can get dropped after an /i/ of a preceding word, <text:span text:style-name="T615">but whether this points to </text:span><text:span text:style-name="T616">a </text:span><text:span text:style-name="T615">dropping of the non-native *i‑, simple deletion of </text:span><text:span text:style-name="T617">a</text:span><text:span text:style-name="T615"> double /i i/ (haplology), or a native-like reflex of a weak-jer</text:span> /*i <text:span text:style-name="T618">*</text:span>jьjǢkovъ/ &gt; /i jakov/, <text:span text:style-name="T615">is not really knowable, so indexing such words with a markedly foreign </text:span><text:span text:style-name="T614">initial </text:span><text:span text:style-name="T615">*ij‑ group is </text:span><text:span text:style-name="T619">again </text:span><text:span text:style-name="T615">the best way of allowing such difficult cases to be investigated. </text:span></text:p></text:note-body></text:note></text:span><text:span text:style-name="T612"> </text:span><text:span text:style-name="T620">(cf. my treatment of foreign initial *e‑ below)</text:span><text:span text:style-name="T612">. </text:span><text:span text:style-name="T621">An exception is made for </text:span><text:span text:style-name="T622">исоусъ</text:span><text:span text:style-name="T621"> &lt; </text:span><text:span text:style-name="T623">Gk. </text:span><text:span text:style-name="T624">Ἰησοῦς</text:span><text:span text:style-name="T623">, </text:span><text:span text:style-name="T625">which I have as *jisusъ, </text:span><text:span text:style-name="T626">because of the greater likelihood that Slavs will have heard of Jesus even before </text:span><text:span text:style-name="T627">the first biblical translations, and because </text:span><text:span text:style-name="T628">spellings like Zogr. </text:span><text:span text:style-name="T629">ⰽ</text:span><text:span text:style-name="T630">ⱏⰹ</text:span><text:span text:style-name="T629"> ⰻ҃ⱄⱛ </text:span><text:span text:style-name="T620">suggest th</text:span><text:span text:style-name="T631">at it causes the</text:span><text:span text:style-name="T620"> same /Ŷ/ </text:span><text:soft-page-break/><text:span text:style-name="T620">archiphoneme reflex of *ъ before </text:span><text:span text:style-name="T632">*</text:span><text:span text:style-name="T620">j as you get in </text:span><text:span text:style-name="T631">e.g. </text:span><text:span text:style-name="T632">native </text:span><text:span text:style-name="T620">Mar. </text:span><text:span text:style-name="T633">ⰲ</text:span><text:span text:style-name="T634">ⱏⰹ</text:span><text:span text:style-name="T633"> ⰻⱄⱅⰻⱀⱘ </text:span><text:span text:style-name="T620">&lt; *vъ ‿ jьstinǫ </text:span><text:span text:style-name="T632">(see above). </text:span></text:p>
      <text:p text:style-name="P97">Prefixed forms like *do‑jьti 'to come, arrive' for mor<text:span text:style-name="T635">p</text:span>hological reasons have to be distinguished from the class 4 verb *dojiti<text:span text:style-name="T636">/dojiši/dojimъ etc.</text:span> 'to breastfeed'<text:span text:style-name="T635"> (and its deriv</text:span><text:span text:style-name="T636">ed noun</text:span><text:span text:style-name="T635"> *doji</text:span><text:span text:style-name="T637">d</text:span><text:span text:style-name="T635">lika)</text:span>, <text:span text:style-name="T636">a difference which is reflected in the modern Ukrainian </text:span><text:span text:style-name="T638">дійти</text:span><text:span text:style-name="T636"> (&lt;*dojьti with compensatorily-lengthened /o/ &gt; /i/) vs </text:span><text:span text:style-name="T638">доїти</text:span><text:span text:style-name="T639">. </text:span><text:span text:style-name="T640">Thus </text:span><text:span text:style-name="T641">/</text:span><text:span text:style-name="T642">i/ can follow /j/ when </text:span><text:span text:style-name="T640">the former is part</text:span><text:span text:style-name="T642"> of </text:span><text:span text:style-name="T640">a </text:span><text:span text:style-name="T642">morpheme which just happen</text:span><text:span text:style-name="T640">s</text:span><text:span text:style-name="T642"> to be stuck onto a /j/-ending stem: </text:span><text:span text:style-name="T640">I similarly allow words like </text:span><text:span text:style-name="T643">*</text:span><text:span text:style-name="T642">šujika </text:span><text:span text:style-name="T640">(</text:span><text:span text:style-name="T644">шюица</text:span><text:span text:style-name="T640">) and</text:span><text:span text:style-name="T642"> </text:span><text:span text:style-name="T640">*vojinъ ‘warrior’ (</text:span><text:span text:style-name="T644">воинъ,</text:span><text:span text:style-name="T645"> as opposed to *vojьnъ</text:span><text:span text:style-name="T646">, </text:span><text:span text:style-name="T645">the gen. pl. of *vojьna</text:span><text:span text:style-name="T647">)</text:span><text:span text:style-name="T645">, or the loc. sg/pl. desinences of any jo-stem noun whose stem ends on /j/, e.g. Psal. </text:span><text:span text:style-name="T644">ⰶⱃⱑⰱⱐⰹ</text:span><text:span text:style-name="T645"> &lt;*žerbьji.</text:span></text:p>
      <text:p text:style-name="P98"/>
      <text:p text:style-name="P99">Word-initial *je‑/*e‑</text:p>
      <text:p text:style-name="P97"><text:span text:style-name="T648">No Glagolitic text makes any effort to distinguish /je/ (after vowels or word-initially) from post-consonantal /e/, writing both with &lt;</text:span><text:span text:style-name="T649">ⰵ</text:span><text:span text:style-name="T648">&gt;, unlike the situation with </text:span><text:span text:style-name="T650">the reflexes of</text:span><text:span text:style-name="T648"> </text:span><text:span text:style-name="T650">*</text:span><text:span text:style-name="T648">ję vs </text:span><text:span text:style-name="T650">*</text:span><text:span text:style-name="T648">ę, where in Zogr. and Mar. and partially in Assem. </text:span><text:span text:style-name="T651">(</text:span><text:span text:style-name="T103">Велчева</text:span><text:span text:style-name="T651"> 1981: p.168)</text:span><text:span text:style-name="T648"> </text:span><text:span text:style-name="T652">the </text:span><text:span text:style-name="T648">full front-nasal digraph &lt;</text:span><text:span text:style-name="T649">ⱗ</text:span><text:span text:style-name="T648">&gt; is reserved for </text:span><text:span text:style-name="T650">*</text:span><text:span text:style-name="T648">ję, while just the second 'nasalising component' &lt;</text:span><text:span text:style-name="T649">ⱔ</text:span><text:span text:style-name="T648">&gt; is used for post-consontal </text:span><text:span text:style-name="T650">*</text:span><text:span text:style-name="T648">ę, </text:span><text:span text:style-name="T653">e.g. Mar. 3</text:span><text:span text:style-name="T654">rd</text:span><text:span text:style-name="T653"> pl. aorist </text:span><text:span text:style-name="T655">ⱗ</text:span><text:span text:style-name="T656">ⱄ</text:span><text:span text:style-name="T655">ⱔ</text:span><text:span text:style-name="T653"> &lt;*</text:span><text:span text:style-name="T657">ję</text:span><text:span text:style-name="T653">s</text:span><text:span text:style-name="T657">ę</text:span><text:span text:style-name="T653">, as opposed to KF </text:span><text:span text:style-name="T656">ⱂⱃⰹ</text:span><text:span text:style-name="T655">ⱗ</text:span><text:span text:style-name="T656">ⱅⰻ</text:span><text:span text:style-name="T653"> &lt;</text:span><text:span text:style-name="T658">*pri</text:span><text:span text:style-name="T659">ję</text:span><text:span text:style-name="T658">ti</text:span><text:span text:style-name="T653"> vs </text:span><text:span text:style-name="T656">ⰲⱏⰸ</text:span><text:span text:style-name="T655">ⱗ</text:span><text:span text:style-name="T656">ⰾⰹ</text:span><text:span text:style-name="T653"> &lt;</text:span><text:span text:style-name="T658">*vъz</text:span><text:span text:style-name="T659">ę</text:span><text:span text:style-name="T658">li</text:span><text:span text:style-name="T648"><text:note text:id="ftn14" text:note-class="footnote"><text:note-citation>14</text:note-citation><text:note-body><text:p text:style-name="P100">Psalterium Sinaiticum contains <text:span text:style-name="T660">at least five</text:span> occurrences of <text:span text:style-name="T661">non-digraph</text:span> &lt;<text:span text:style-name="T340">ⱔ</text:span>&gt; <text:span text:style-name="T662">for *ę</text:span>: <text:span text:style-name="T660">Eckhoff’s digitisation suggests </text:span><text:span text:style-name="T663">ⰱⱃⱑⰿ</text:span><text:span text:style-name="T664">ⱔ</text:span><text:span text:style-name="T340">, </text:span><text:span text:style-name="T663">ⰲⱏⰸⰾⰰⱍ</text:span><text:span text:style-name="T665">ⱔ</text:span><text:span text:style-name="T340">, </text:span><text:span text:style-name="T663">ⱄⱅⱐⰷ</text:span><text:span text:style-name="T665">ⱔ</text:span><text:span text:style-name="T340">, </text:span><text:span text:style-name="T663">ⱅ</text:span><text:span text:style-name="T665">ⱔ</text:span><text:span text:style-name="T340">, </text:span><text:span text:style-name="T663">ⱀ</text:span><text:span text:style-name="T665">ⱔ</text:span><text:span text:style-name="T340">, </text:span><text:span text:style-name="T350">and</text:span><text:span text:style-name="T340"> </text:span><text:span text:style-name="T663">ⱂⱃⱁⰽⰾ</text:span><text:span text:style-name="T665">ⱔ</text:span><text:span text:style-name="T663">ⱅⱏ</text:span>, <text:span text:style-name="T660">but the last one</text:span><text:span text:style-name="T666"> </text:span><text:span text:style-name="T663">ⱂⱃⱁⰽⰾ</text:span><text:span text:style-name="T665">ⱔ</text:span><text:span text:style-name="T663">ⱅⱏ</text:span> <text:span text:style-name="T660">(which is from </text:span><text:span text:style-name="T666">Psalm 151 in the part </text:span><text:span text:style-name="T660">discovered in 1975)</text:span><text:span text:style-name="T666"> </text:span><text:span text:style-name="T660">comes from a mistake in Mareš’s (1997: </text:span><text:span text:style-name="T667">50</text:span><text:span text:style-name="T660">) Cyrillicised edition: the manuscript-photograph in Tarnanidēs (1988: </text:span><text:span text:style-name="T668">260</text:span><text:span text:style-name="T660">) clearly shows </text:span><text:span text:style-name="T663">ⱂⱃⱁⰽⰾ</text:span><text:span text:style-name="T669">ⱗ</text:span><text:span text:style-name="T663">ⱅⱏ</text:span><text:span text:style-name="T670">:</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8">. </text:span></text:p>
      <text:p text:style-name="P102">Glagolitic evidence alone <text:span text:style-name="T671">therefore </text:span>would suggest that foreign borrowing<text:span text:style-name="T671">s</text:span> with word-initial /e-/ were simply adapted to whatever the reflex of native LCS *je was. Suprasliensis, <text:span text:style-name="T672">though,</text:span> <text:span text:style-name="T673">w</text:span><text:span text:style-name="T674">hich uses the</text:span> jotated &lt;<text:span text:style-name="T340">ѥ</text:span>&gt; letter, does <text:span text:style-name="T672">in fact </text:span>make an extremely consistent <text:span text:style-name="T675">spelling </text:span>distinction between foreign borrowings and native Slavic words: <text:span text:style-name="T676">of the </text:span><text:span text:style-name="T677">157 occurrences of the </text:span><text:span text:style-name="T678">1</text:span><text:span text:style-name="T679">3</text:span><text:span text:style-name="T676"> foreign lemmas I have </text:span><text:span text:style-name="T680">so far </text:span><text:span text:style-name="T676">reconstructed with word-initial *e/*je‑ which appear in Supr. (</text:span><text:span text:style-name="T681">episkupъ, evanǵelьje, eǵüpьtъ, elisavetь, elinъ, evanǵelistъ, eǵüpьtьskъ, elinьskъ, episkupьstvo, evrejьskъ, elisejь, emъmausъ, etijopьskъ</text:span><text:span text:style-name="T682">), </text:span><text:span text:style-name="T683">the only spellings with </text:span><text:span text:style-name="T607">&lt;</text:span><text:span text:style-name="T608">ѥ</text:span><text:span text:style-name="T607">&gt; </text:span><text:span text:style-name="T683">are </text:span><text:span text:style-name="T684">ѥлисеи</text:span><text:span text:style-name="T685">,</text:span><text:span text:style-name="T683"> </text:span><text:span text:style-name="T684">ѥ͞ппъ, ѥ͑лини</text:span><text:span text:style-name="T685">, </text:span><text:span text:style-name="T686">and</text:span><text:span text:style-name="T684"> </text:span><text:span text:style-name="T687">ѥ҅лина</text:span><text:span text:style-name="T688">, </text:span><text:span text:style-name="T686">i.e. 4/157 </text:span><text:span text:style-name="T689">or 2.5%</text:span><text:span text:style-name="T686">. </text:span><text:span text:style-name="T690">By contrast, of the 3172 native Slavic words in Suprasliensis which I Autoreconstruct as starting with *je- (not all of whose </text:span><text:span text:style-name="T691">lemmas</text:span><text:span text:style-name="T690"> start with *je-, </text:span><text:span text:style-name="T692">e.g. forms of *</text:span><text:span text:style-name="T693">byti</text:span><text:span text:style-name="T690">), just 8</text:span><text:span text:style-name="T692">8</text:span><text:span text:style-name="T690"> are written with initial &lt;</text:span><text:span text:style-name="T694">е</text:span><text:span text:style-name="T690">&gt;, vs 30</text:span><text:span text:style-name="T692">70</text:span><text:span text:style-name="T690"> with &lt;</text:span><text:span text:style-name="T608">ѥ</text:span><text:span text:style-name="T695">&gt;</text:span><text:span text:style-name="T695"><text:note text:id="ftn15" text:note-class="footnote"><text:note-citation>15</text:note-citation><text:note-body><text:p text:style-name="Footnote"><text:span text:style-name="T696">T</text:span>he leftover 14 are things like 1st. pres. dual. <text:span text:style-name="T340">и҅мавѣ</text:span> which <text:span text:style-name="T696">Eckhoff’s corpus wrongly</text:span> lemmatise<text:span text:style-name="T696">s</text:span> as <text:span text:style-name="T697">имати</text:span> instead of <text:span text:style-name="T697">имѣти</text:span>, and <text:span text:style-name="T698">which </text:span>thus get reconstructed as *jemĺevě <text:span text:style-name="T696">instead of *jьmavě. </text:span><text:span text:style-name="T650">At the time of writing only 3227/6862 Suprasliensis lemmas have been reconstructed, but those 3227 cover 89713/99194, or 90.4%, </text:span><text:span text:style-name="T699">of the words.</text:span></text:p></text:note-body></text:note></text:span><text:span text:style-name="T692">. </text:span><text:span text:style-name="T700">Thus 97.2% of native word-initial *je‑ in Suprasliensis is spelt with </text:span><text:span text:style-name="T690">&lt;</text:span><text:span text:style-name="T608">ѥ</text:span><text:span text:style-name="T695">&gt;, </text:span><text:span text:style-name="T700">while 97.5% of the </text:span><text:span text:style-name="T701">occurrences of the</text:span><text:span text:style-name="T700"> </text:span><text:span text:style-name="T702">clearly post-LCS Greek-mediated foreign borrowings</text:span><text:span text:style-name="T700"> </text:span><text:span text:style-name="T701">listed above </text:span><text:span text:style-name="T700">instead use plain </text:span><text:span text:style-name="T690">&lt;</text:span><text:span text:style-name="T694">е</text:span><text:span text:style-name="T690">&gt;, </text:span><text:span text:style-name="T700">suggesting that </text:span><text:span text:style-name="T703">some</text:span><text:span text:style-name="T700"> sort of difference was felt, at least by the scribes </text:span><text:span text:style-name="T702">of Suprasliensis, </text:span><text:span text:style-name="T701">and that we probably shouldn’t</text:span><text:span text:style-name="T700"> </text:span><text:span text:style-name="T701">index these with the same *je‑ as used for native forms. I therefore use non-jotated *e‑ for such foreign borrowings, and the extent to which they take prothetic *j‑ </text:span><text:span text:style-name="T704">and fall together with the native vocabularly </text:span><text:span text:style-name="T701">is left </text:span><text:span text:style-name="T704">as something for investigators to determine </text:span><text:span text:style-name="T705">based on the evidence of each manuscript</text:span><text:span text:style-name="T704">. </text:span></text:p>
      <text:p text:style-name="P103"/>
      <text:p text:style-name="P104">Prefixes</text:p>
      <text:p text:style-name="P105">The last particularity of my LCS <text:span text:style-name="T706">indexing-system</text:span> worth mentioning relates to the handling of consonant-clusters in prefixes: <text:span text:style-name="T707">as exhaustively </text:span><text:span text:style-name="T706">exemplified</text:span><text:span text:style-name="T707"> by</text:span> <text:span text:style-name="T707">Diels (1963: 121-125), </text:span></text:p>
      <text:p text:style-name="P106"><text:span text:style-name="T707">Common Slavic permitted only a restricted set of consonant-combinations in the syllable onset, </text:span><text:span text:style-name="T708">generally either combinations of the continuants</text:span><text:span text:style-name="T709"> *s/*z </text:span><text:span text:style-name="T708">plus</text:span><text:span text:style-name="T709"> </text:span><text:span text:style-name="T710">obstruent or sonorant (</text:span><text:span text:style-name="T711">except *r, see below), or of obstruents plus sonorant (with some curio</text:span><text:span text:style-name="T712">sities</text:span><text:span text:style-name="T711"> such as the seeming </text:span><text:span text:style-name="T713">dialectal diversity in the </text:span><text:span text:style-name="T711">tolerance of *bn </text:span><text:span text:style-name="T713">but not</text:span><text:span text:style-name="T711"> *pn: OCS </text:span><text:span text:style-name="T714">гъі</text:span><text:span text:style-name="T715">бн</text:span><text:span text:style-name="T714">ѫти</text:span><text:span text:style-name="T711"> &lt;</text:span><text:span text:style-name="T712">*gyb-nǫti &gt;</text:span><text:span text:style-name="T713"> Ukr. </text:span><text:span text:style-name="T716">ги</text:span><text:span text:style-name="T717">н</text:span><text:span text:style-name="T716">ути, </text:span><text:span text:style-name="T718">vs </text:span><text:span text:style-name="T713">OCS</text:span><text:span text:style-name="T711"> </text:span><text:span text:style-name="T714">оусънѫти</text:span><text:span text:style-name="T711"> &lt;*usъp-nǫti </text:span><text:span text:style-name="T713">(</text:span><text:span text:style-name="T711">cf. 3sg. aor. </text:span><text:span text:style-name="T714">оусъпе</text:span><text:span text:style-name="T719">), Ru. </text:span><text:span text:style-name="T720">тонуть </text:span><text:span text:style-name="T721">&lt;*top‑</text:span><text:span text:style-name="T722">nǫti</text:span><text:span text:style-name="T723">, </text:span><text:span text:style-name="T724">though </text:span><text:span text:style-name="T725">see </text:span><text:span text:style-name="T724">Meillet (1965: 142)</text:span><text:span text:style-name="T726">).</text:span></text:p>
      <text:p text:style-name="P107">Geminate consonants were banned and either simplified (<text:span text:style-name="T340">и</text:span><text:span text:style-name="T339">с</text:span><text:span text:style-name="T340">ѣшти</text:span> &lt;*jь<text:span text:style-name="T448">s-s</text:span>ekti) or <text:span text:style-name="T727">dissimilated</text:span> (<text:span text:style-name="T340">процви</text:span><text:span text:style-name="T339">ст</text:span><text:span text:style-name="T340">и</text:span> &lt;*prokvi<text:span text:style-name="T448">t-t</text:span>i).</text:p>
      <text:p text:style-name="P108">The ban on *sr/*zr is dealt with by <text:span text:style-name="T710">insert</text:span>ion of<text:span text:style-name="T710"> </text:span><text:span text:style-name="T706">*t </text:span><text:span text:style-name="T728">and </text:span><text:span text:style-name="T706">*d respectively, </text:span><text:span text:style-name="T729">but </text:span><text:span text:style-name="T730">the commonly-cited </text:span><text:span text:style-name="T729">examples of *str &lt;*sr </text:span><text:span text:style-name="T731">(</text:span><text:span text:style-name="T732">сестра</text:span><text:span text:style-name="T731">, </text:span><text:span text:style-name="T732">строуꙗ</text:span><text:span text:style-name="T731">, </text:span><text:span text:style-name="T732">остръ</text:span><text:span text:style-name="T731">)</text:span><text:span text:style-name="T729"> a</text:span><text:span text:style-name="T728">ll concern</text:span><text:span text:style-name="T729"> root-internal </text:span><text:span text:style-name="T728">*sr where insertion of *t is </text:span><text:soft-page-break/><text:span text:style-name="T728">common also to the Germanic and sometimes Baltic cognates. </text:span><text:span text:style-name="T733">T</text:span><text:span text:style-name="T728">he examples give</text:span><text:span text:style-name="T734">n</text:span><text:span text:style-name="T728"> by Meillet (1965: 136) include: (for </text:span><text:span text:style-name="T732">строуꙗ</text:span><text:span text:style-name="T735">) </text:span><text:span text:style-name="T736">Lith. dial. </text:span><text:span text:style-name="T737">srauja</text:span><text:span text:style-name="T738"> next to Latvian </text:span><text:span text:style-name="T737">strauja</text:span><text:span text:style-name="T738">, then Germanic *straum‑ (&gt; Eng. </text:span><text:span text:style-name="T737">stream</text:span><text:span text:style-name="T738">, </text:span><text:span text:style-name="T739">Old Norse</text:span><text:span text:style-name="T738"> </text:span><text:span text:style-name="T737">straum</text:span><text:span text:style-name="T740">r</text:span><text:span text:style-name="T738"> etc.); </text:span><text:span text:style-name="T741">(for </text:span><text:span text:style-name="T742">остръ</text:span><text:span text:style-name="T741">) Lith. </text:span><text:span text:style-name="T743">aštrus, </text:span><text:span text:style-name="T741">Gk. </text:span><text:span text:style-name="T743">ἄκρος ­</text:span><text:span text:style-name="T741">(here the *s is from PIE *ḱ). </text:span><text:span text:style-name="T744">As Meillet says, “</text:span><text:span text:style-name="T745">ce n'est pas un developpement germano-balto-slave ; d'une part, le developpement d'un </text:span><text:span text:style-name="T744">-t-</text:span><text:span text:style-name="T745"> dans le groupe </text:span><text:span text:style-name="T744">sr </text:span><text:span text:style-name="T745">est chose naturelle et se retrouve ailleurs (fr. pop. </text:span><text:span text:style-name="T744">castrole </text:span><text:span text:style-name="T745">de</text:span><text:span text:style-name="T744"> casserole</text:span><text:span text:style-name="T745">) et, d'autre part, le developpement de </text:span><text:span text:style-name="T744">t </text:span><text:span text:style-name="T745">en ces conditions n'est pas general en baltique: </text:span><text:span text:style-name="T744">str </text:span><text:span text:style-name="T745">est regulier en lette, mais </text:span><text:span text:style-name="T744">sr </text:span><text:span text:style-name="T745">subsiste couramment en lituanien.</text:span><text:span text:style-name="T744">”, </text:span><text:span text:style-name="T746">so we can’t really be sure when the Slavic change took place or whether it was still active during our LCS stage. The only indication of its activity in OCS is the single Psal. </text:span><text:span text:style-name="T747">ⱄⱅⱃ</text:span><text:span text:style-name="T748">ⰰⰿⱁⰿⱐ</text:span><text:span text:style-name="T746"> &lt;*sorm-omь spelling cited by Diels (</text:span><text:span text:style-name="T749">1963:</text:span><text:span text:style-name="T746"> 122); otherwise new /sr/ from metathesised *sErC groups </text:span><text:span text:style-name="T750">is tolerated</text:span><text:span text:style-name="T746"> unchanged.</text:span></text:p>
      <text:p text:style-name="P109"><text:span text:style-name="T751">New occurences of </text:span><text:span text:style-name="T752">*zr, on the other hand, </text:span><text:span text:style-name="T751">are regularly generated </text:span><text:span text:style-name="T753">in the language</text:span><text:span text:style-name="T751"> right up to OCS times, </text:span><text:span text:style-name="T754">not only </text:span><text:span text:style-name="T753">in the derivational-morphology </text:span><text:span text:style-name="T754">because of the verb-prefixes *orz‑, *vъz‑, *jьz‑ (e.g. </text:span><text:span text:style-name="T755">Supr. 3sg. aor. </text:span><text:span text:style-name="T756">въ</text:span><text:span text:style-name="T757">здр</text:span><text:span text:style-name="T756">оу</text:span><text:span text:style-name="T755"> ‘</text:span><text:span text:style-name="T758">roared’</text:span><text:span text:style-name="T755">, from *vъz-ruti</text:span><text:span text:style-name="T754">), but</text:span><text:span text:style-name="T751"> </text:span><text:span text:style-name="T759">also </text:span><text:span text:style-name="T751">because of the clitic prepositions *jьz and *bez, </text:span><text:span text:style-name="T760">which form one phonological word with whatever </text:span><text:span text:style-name="T761">follows them</text:span><text:span text:style-name="T760"> </text:span><text:span text:style-name="T762">and thus cause OCS spellings like Mar. Luke 1 </text:span><text:span text:style-name="T763">ⰻ</text:span><text:span text:style-name="T764">ⰸⰴⱃ</text:span><text:span text:style-name="T763">ⱘⰽⱏ</text:span><text:span text:style-name="T762"> &lt;*jь.z</text:span><text:span text:style-name="T765"> ‿</text:span><text:span text:style-name="T762">rǫ.kъ. </text:span><text:span text:style-name="T766">Meillet </text:span><text:span text:style-name="T767">(p. 136) </text:span><text:span text:style-name="T766">also cites the Old Polish adverb </text:span><text:span text:style-name="T768">zdręki</text:span><text:span text:style-name="T766"> &lt;</text:span><text:span text:style-name="T767">*jьz</text:span><text:span text:style-name="T765"> ‿</text:span><text:span text:style-name="T762">rǫ.k</text:span><text:span text:style-name="T767">y, which proves that the phenomenon is not limited to SSl. or OCS.</text:span><text:span text:style-name="T762"> </text:span><text:span text:style-name="T766">Curiously, though, despite this overwhelming evidence of a synchronic</text:span><text:span text:style-name="T769"> /zr/ &gt; /zdr/ rule </text:span><text:span text:style-name="T770">in OCS, /zr/ from the metathesised *zork‑ root is never spelt &lt;</text:span><text:span text:style-name="T771">здрак</text:span><text:span text:style-name="T770">&gt; and so seems to be tolerated, even though Diels cites </text:span><text:span text:style-name="T772">prepositional forms like Supr. </text:span><text:span text:style-name="T773">бе</text:span><text:span text:style-name="T774">ꙁдр</text:span><text:span text:style-name="T773">аꙁоума </text:span><text:span text:style-name="T775">&lt;*bez ‿*orzuma</text:span><text:span text:style-name="T772">, </text:span><text:span text:style-name="T773">бе</text:span><text:span text:style-name="T774">здр</text:span><text:span text:style-name="T773">ала </text:span><text:span text:style-name="T775">&lt;*bez ‿*ordla,</text:span><text:span text:style-name="T772"> which come from metathesised </text:span><text:span text:style-name="T776">*</text:span><text:span text:style-name="T772">orT‑ groups </text:span><text:span text:style-name="T777">but </text:span><text:span text:style-name="T778">do</text:span><text:span text:style-name="T777"> show inserted /d/. </text:span><text:span text:style-name="T779">Such inconsistency is hard to explain unless the addition of /d/ has been partly morphologised as a variant of specifically the prepositions </text:span><text:span text:style-name="T780">before /r/.</text:span></text:p>
      <text:p text:style-name="P110">With such a sound-change that appears most often at morpheme or straight-up word-boundaries, there is a strong drive to restore the underlying <text:span text:style-name="T781">shape of the constituent parts, hence the modern languages have mostly restored /zr/ groups in e.g. Russian </text:span><text:span text:style-name="T782">разрешить</text:span><text:span text:style-name="T783">, and there are traces of this even in Psalterium Sinaiticum: Psalm 48 </text:span><text:span text:style-name="T784">ⰻ</text:span><text:span text:style-name="T785">ⰸⱃ</text:span><text:span text:style-name="T784">ⱘⰽⱏⰹ</text:span><text:span text:style-name="T783"> (Diels 1963: 122). </text:span><text:span text:style-name="T786">In</text:span><text:span text:style-name="T783"> Old Rus</text:span><text:span text:style-name="T786">sian, the</text:span><text:span text:style-name="T783"> Uspenskij Sbornik is pretty consistent in keeping prefixed verb-forms like </text:span><text:span text:style-name="T787">раздрушить </text:span><text:span text:style-name="T788">&lt;*orzrušitь, but by the time of the Laurentian Codex we get forms like </text:span><text:span text:style-name="T787">възрадуем</text:span><text:span text:style-name="T788"> and </text:span><text:span text:style-name="T787">неизреченное</text:span><text:span text:style-name="T788">.</text:span></text:p>
      <text:p text:style-name="P111">Therefore even though *sr &gt; *str and *zr &gt; *zdr appear to be simply voiced and unvoiced variants of the same sound change, the practical effects <text:span text:style-name="T789">are very different </text:span><text:span text:style-name="T790">because the former is, from the LCS perspective, totally ‘opaque’, </text:span><text:span text:style-name="T791">since it only </text:span><text:span text:style-name="T792">occur</text:span><text:span text:style-name="T791">s </text:span><text:span text:style-name="T792">in roots and thus </text:span><text:span text:style-name="T791">is </text:span><text:span text:style-name="T793">not analysable by speakers into constituent morphemes </text:span><text:span text:style-name="T794">without the inserted stop, in the way that /bez</text:span><text:span text:style-name="T795"> ‿drǫky/ can be identified with separate /bez/ and /rǫky/. </text:span></text:p>
      <text:p text:style-name="P112">For this reason I don’t include /zdr/ &lt;*zr at prefix or preposition-boundaries in my LCS system, so that investigators can <text:span text:style-name="T796">see for themselves the extent of </text:span>each text’s<text:span text:style-name="T796"> </text:span><text:span text:style-name="T797">adherence to the expected phonological development vs restoration </text:span>of /zr/ under morphological pressure.</text:p>
      <text:p text:style-name="P112"/>
      <text:p text:style-name="P113"><text:span text:style-name="T798">Following the same </text:span><text:span text:style-name="T799">logic</text:span><text:span text:style-name="T798"> I also retain illegal *ss and *sš groups in prefixed-verbs like </text:span><text:span text:style-name="T800">Psal. </text:span><text:span text:style-name="T801">ⰻ</text:span><text:span text:style-name="T802">ⱄ</text:span><text:span text:style-name="T801">ⱗⱍⰵ</text:span><text:span text:style-name="T798"> &lt;</text:span><text:span text:style-name="T803">*jьs‑sę</text:span><text:span text:style-name="T800">če, Mar. </text:span><text:span text:style-name="T801">ⰺ</text:span><text:span text:style-name="T802">ⱎ</text:span><text:span text:style-name="T801">ⰵⰴⱏ</text:span><text:span text:style-name="T804"> </text:span><text:span text:style-name="T803">&lt;*jьs‑šьdъ, </text:span><text:span text:style-name="T800">Assemanianus </text:span><text:span text:style-name="T801">ⱃⰰ</text:span><text:span text:style-name="T802">ⱎ</text:span><text:span text:style-name="T801">ⰹⱃⱑⱙⱅ̆</text:span><text:span text:style-name="T800"> &lt;*ors‑šiŕǢjǫtъ, </text:span><text:span text:style-name="T803">be</text:span><text:span text:style-name="T800">cause th</text:span><text:span text:style-name="T805">at</text:span><text:span text:style-name="T800"> same drive towards restoration of the underlying </text:span><text:span text:style-name="T806">shapes of the prefixes </text:span><text:span text:style-name="T800">*jьs‑/</text:span><text:span text:style-name="T806">*ors‑ etc.</text:span><text:span text:style-name="T800"> can be seen in modern Russian </text:span><text:span text:style-name="T807">и</text:span><text:span text:style-name="T808">сс</text:span><text:span text:style-name="T807">якнуть, ра</text:span><text:span text:style-name="T808">сш</text:span><text:span text:style-name="T807">ирять,</text:span><text:span text:style-name="T800"> and Laurentian Codex </text:span><text:span text:style-name="T809">ра</text:span><text:span text:style-name="T810">сш</text:span><text:span text:style-name="T809">едше</text:span><text:span text:style-name="T800">.</text:span><text:span text:style-name="T800"><text:note text:id="ftn16" text:note-class="footnote"><text:note-citation>16</text:note-citation><text:note-body><text:p text:style-name="P114">Conversely, sequences <text:span text:style-name="T811">of</text:span> *sk, *zg <text:span text:style-name="T811">at </text:span>prefix-boundaries <text:span text:style-name="T811">which </text:span><text:span text:style-name="T812">show</text:span> PV1 <text:span text:style-name="T812">reflexes</text:span>, like Mar., Zogr. <text:span text:style-name="T340">ⱃⰰ</text:span><text:span text:style-name="T339">ⱎⱅ</text:span><text:span text:style-name="T340">ⱐⱅⰵⱅⱏ </text:span><text:span text:style-name="T350">&lt;*orš-čьtetъ (ECS *sk</text:span><text:span text:style-name="T813">ĭt‑ &gt; *ščĭt‑), Psal. </text:span><text:span text:style-name="T340">ⱃⰰ</text:span><text:span text:style-name="T339">ⰶⰴ</text:span><text:span text:style-name="T340">ⰹⰷⰰⰵⱅⱏ </text:span><text:span text:style-name="T350">&lt;*orž‑ǯigajetъ (ECS *zg</text:span><text:span text:style-name="T814">ī</text:span><text:span text:style-name="T350">g‑ &gt; *žǯ</text:span><text:span text:style-name="T814">ī</text:span><text:span text:style-name="T350">g‑) are kept </text:span><text:span text:style-name="T815">as *š</text:span><text:span text:style-name="T816">č</text:span><text:span text:style-name="T815">, *žǯ</text:span><text:span text:style-name="T350">. </text:span><text:span text:style-name="T817">Such forms may well not go all the way back to the time of PV1, and instead be just the result of a synchronic rule prohibit</text:span><text:span text:style-name="T818">ing</text:span><text:span text:style-name="T817"> /zž/ and </text:span><text:span text:style-name="T819">/</text:span><text:span text:style-name="T817">sč/ (&gt; /žǯ/ and /šč/) </text:span><text:span text:style-name="T820">that remained active until much more recently</text:span><text:span text:style-name="T817">, </text:span><text:span text:style-name="T818">especially given </text:span><text:span text:style-name="T821">prepositional-phrase </text:span><text:span text:style-name="T818">forms like Psal. </text:span><text:span text:style-name="T822">ⰹ</text:span><text:span text:style-name="T823">ⱎⱅ</text:span><text:span text:style-name="T822">ⱃⱑⰲⰰ </text:span><text:span text:style-name="T818">&lt;*jьs ‿*červa, </text:span><text:span text:style-name="T819">so this is arguably inconsistent with my treatment of *ss, *sš etc. </text:span><text:span text:style-name="T824">My justification is </text:span><text:span text:style-name="T825">firstly </text:span><text:span text:style-name="T824">that</text:span><text:span text:style-name="T826"> </text:span><text:span text:style-name="T350">*sk, *zg &gt; </text:span><text:span text:style-name="T827">*šč, *žǯ</text:span><text:span text:style-name="T826"> are </text:span><text:span text:style-name="T828">conspicuously</text:span><text:span text:style-name="T826"> PV1-changes, </text:span><text:span text:style-name="T824">which we </text:span><text:span text:style-name="T829">know</text:span><text:span text:style-name="T830"> originated well before our target LCS point, </text:span><text:span text:style-name="T831">whereas</text:span><text:span text:style-name="T832"> </text:span><text:span text:style-name="T833">the precise timing of </text:span><text:span text:style-name="T832">de-gemination or simplification of *sš</text:span><text:span text:style-name="T830"> </text:span><text:span text:style-name="T833">is</text:span><text:span text:style-name="T834"> </text:span><text:span text:style-name="T835">less clear-cut;</text:span><text:span text:style-name="T834"> </text:span><text:span text:style-name="T836">and secondly that even in languages like Russian which </text:span><text:span text:style-name="T837">orthographically</text:span><text:span text:style-name="T836"> have restored &lt;сч&gt; and &lt;зж&gt; spellings in compounds like </text:span><text:span text:style-name="T837">и</text:span><text:span text:style-name="T838">сч</text:span><text:span text:style-name="T837">езнуть</text:span><text:span text:style-name="T836"> and </text:span><text:span text:style-name="T837">ра</text:span><text:span text:style-name="T838">зж</text:span><text:span text:style-name="T837">ечь</text:span><text:span text:style-name="T836">, </text:span><text:span text:style-name="T839">the pronunciations are still arguably direct reflexes of LCS *šč and *žǯ, viz. [ɕː] and [ʐː] (or, in the conservative Moscow-dialect, </text:span><text:span text:style-name="T840">t</text:span><text:span text:style-name="T839">he palatalised [ʑː] found also in до</text:span><text:span text:style-name="T841">ждь</text:span><text:span text:style-name="T842"> &lt;*dъžђь).</text:span></text:p></text:note-body></text:note></text:span><text:span text:style-name="T800"> </text:span><text:span text:style-name="T843">This </text:span><text:span text:style-name="T844">treatment is also</text:span><text:span text:style-name="T843"> </text:span><text:span text:style-name="T845">more</text:span><text:span text:style-name="T843"> consistent with </text:span><text:span text:style-name="T846">my </text:span><text:span text:style-name="T844">handling</text:span><text:span text:style-name="T846"> of verbs like *</text:span><text:span text:style-name="T847">jьs‑kěliti </text:span><text:span text:style-name="T846">(&gt; OCS </text:span><text:span text:style-name="T848">и</text:span><text:span text:style-name="T849">ц</text:span><text:span text:style-name="T848">ѣлити</text:span><text:span text:style-name="T846">/</text:span><text:span text:style-name="T848">и</text:span><text:span text:style-name="T849">сц</text:span><text:span text:style-name="T848">ѣлити</text:span><text:span text:style-name="T846">) where simplification </text:span><text:span text:style-name="T850">must</text:span><text:span text:style-name="T846"> have occurred posterior to our pre-PV2 LCS stage (since /sk/ is always totally </text:span><text:soft-page-break/><text:span text:style-name="T846">permissible), </text:span><text:span text:style-name="T851">and where manuscripts show great diversity, e.g. Zogr. and Assem. consistently have </text:span><text:span text:style-name="T852">ⰻ</text:span><text:span text:style-name="T853">ⱌ</text:span><text:span text:style-name="T852">ⱑⰾ</text:span><text:span text:style-name="T851">‑ while Mar. </text:span><text:span text:style-name="T854">and Psal. keep</text:span><text:span text:style-name="T851"> </text:span><text:span text:style-name="T852">ⰻ</text:span><text:span text:style-name="T853">ⱄⱌ</text:span><text:span text:style-name="T852">ⱑⰾ</text:span><text:span text:style-name="T851">‑ </text:span><text:span text:style-name="T854">(</text:span><text:span text:style-name="T855">more discussion of the wider Slavic reflexes of this group</text:span><text:span text:style-name="T854">, including the </text:span><text:span text:style-name="T855">OCS </text:span><text:span text:style-name="T854">&lt;</text:span><text:span text:style-name="T856">ст</text:span><text:span text:style-name="T854">&gt; spellings, </text:span><text:span text:style-name="T855">can be found in</text:span><text:span text:style-name="T857"> </text:span><text:span text:style-name="T858">Meillet 1965: 1</text:span><text:span text:style-name="T859">33</text:span><text:span text:style-name="T858">).</text:span></text:p>
      <text:p text:style-name="P115"/>
      <text:p text:style-name="P116"><text:span text:style-name="T860">Morphological innovations that </text:span><text:span text:style-name="T861">scupper LCS reconstruction</text:span></text:p>
      <text:p text:style-name="P117"><text:s/></text:p>
      <text:p text:style-name="P118">The <text:span text:style-name="T862">units of the phoneme-system</text:span> sketched above <text:span text:style-name="T862">serve as the building-blocks for all higher-level linguistic systems, most immediately the inflectional-morpholog</text:span><text:span text:style-name="T863">y and</text:span><text:span text:style-name="T864"> derivational-morpholog</text:span><text:span text:style-name="T863">y</text:span><text:span text:style-name="T864"> systems, </text:span><text:span text:style-name="T863">whose </text:span><text:span text:style-name="T865">features</text:span><text:span text:style-name="T863"> are </text:span><text:span text:style-name="T866">thus </text:span><text:span text:style-name="T863">constrained by </text:span><text:span text:style-name="T867">said phoneme-system and the distributional-restrictions of its units (i.e. </text:span><text:span text:style-name="T868">phonotactics</text:span><text:span text:style-name="T867">). </text:span><text:span text:style-name="T869">Changes which occur in the phoneme-system between the time of our theoretical LCS and the time </text:span><text:span text:style-name="T870">of our texts</text:span><text:span text:style-name="T869"> </text:span><text:span text:style-name="T871">can therefore </text:span><text:span text:style-name="T869">trigger </text:span><text:span text:style-name="T872">(or allow)</text:span><text:span text:style-name="T869"> restr</text:span><text:span text:style-name="T873">u</text:span><text:span text:style-name="T869">cturing of the</text:span><text:span text:style-name="T874">se</text:span><text:span text:style-name="T869"> morphological systems, </text:span><text:span text:style-name="T875">which in turn can </text:span><text:span text:style-name="T871">produce forms containing phoneme-sequences with no direct LCS ancestor-sequences.</text:span></text:p>
      <text:p text:style-name="P118"/>
      <text:p text:style-name="P119"><text:span text:style-name="T876">An example of</text:span><text:span text:style-name="T877"> </text:span><text:span text:style-name="T878">such </text:span><text:span text:style-name="T876">morphological</text:span><text:span text:style-name="T877"> </text:span><text:span text:style-name="T876">change contingent upon structural phonological change, leading to forms which preclude </text:span><text:span text:style-name="T877">any</text:span><text:span text:style-name="T876"> </text:span><text:span text:style-name="T879">direct LCS-stage reconstruction</text:span><text:span text:style-name="T876">, </text:span><text:span text:style-name="T877">is the replacement of i‑stem endings with those of the corresponding jo- or j</text:span><text:span text:style-name="T880">ā-stems</text:span><text:span text:style-name="T877">, in nouns whose stems end on labials or the subset of LCS dental consonants which lack palatal counterparts, viz. /d t s z/</text:span><text:span text:style-name="T877"><text:note text:id="ftn17" text:note-class="footnote"><text:note-citation>17</text:note-citation><text:note-body><text:p text:style-name="P120">In some dialects <text:span text:style-name="T881">(notably East Slavic)</text:span> the PV3 reflexes *ś and *ʒ became patalised counterparts to plain /s z/, <text:span text:style-name="T881">i.e. /s’ z’/, </text:span><text:span text:style-name="T882">and merged with the /s’ z’/ that developed from LCS *s,z before front-vowels, </text:span><text:span text:style-name="T883">but in most OCS they seem to have just hardened to /s, z/: searching my database for the sequence *ьxǫ, for example, </text:span><text:span text:style-name="T884">turns up exclusively &lt;</text:span><text:span text:style-name="T885">ⱄⱘ</text:span><text:span text:style-name="T884">&gt;</text:span><text:span text:style-name="T883"> </text:span><text:span text:style-name="T884">spellings in Marianus, just one &lt;</text:span><text:span text:style-name="T885">ⱄⱙ</text:span><text:span text:style-name="T884">&gt; in Zogr., and exclusively &lt;</text:span><text:span text:style-name="T885">сѫ</text:span><text:span text:style-name="T884">&gt; in Suprasliensis, with only Assem. and Psal. containing a significant minority of &lt;</text:span><text:span text:style-name="T885">ⱄⱙ</text:span><text:span text:style-name="T884">&gt; spellings. </text:span></text:p></text:note-body></text:note></text:span><text:span text:style-name="T877">. </text:span><text:span text:style-name="T886">Evidence </text:span><text:span text:style-name="T887">for</text:span><text:span text:style-name="T886"> such a change is furnished by the </text:span><text:span text:style-name="T888">Old Russian masc gen./acc. form </text:span><text:span text:style-name="T889">татѧ</text:span><text:span text:style-name="T890"> </text:span><text:span text:style-name="T888">from the 1229 Treaty between Smolensk, Riga and Gotland (Version A).</text:span><text:span text:style-name="T891"> </text:span><text:span text:style-name="T890">LCS *tatь is a</text:span><text:span text:style-name="T891"> masc. i-stem noun with genitive *tati, as it still appears in the Suprasliensis translation of John Chrysostom's Homily for Holy Thursday (</text:span><text:span text:style-name="T892">...то кажетъ владꙑкꙑ чловѣколюбь҆ѥ҅· ꙗ҅ко прѣданника раꙁбои҅ника тат</text:span><text:span text:style-name="T893">и</text:span><text:span text:style-name="T892">...</text:span><text:span text:style-name="T891">)</text:span><text:span text:style-name="T890">, but in the dialect underlying the </text:span><text:span text:style-name="T894">1229</text:span><text:span text:style-name="T895"> Treaty</text:span><text:span text:style-name="T890"> the rise of </text:span><text:span text:style-name="T896">phonemically </text:span><text:span text:style-name="T890">palatalised /t'/ </text:span><text:span text:style-name="T896">after the Jer Shift means that the stem (and the nom. sg. </text:span><text:span text:style-name="T897">тать</text:span><text:span text:style-name="T896"> /tat'/) of this noun now end</text:span><text:span text:style-name="T898">s</text:span><text:span text:style-name="T896"> on the same class of "soft" consonants as original jo-stem nouns like *</text:span><text:span text:style-name="T899">końь</text:span><text:span text:style-name="T896"> &gt; /</text:span><text:span text:style-name="T899">kon’</text:span><text:span text:style-name="T896">/, where the original LCS palatal *</text:span><text:span text:style-name="T899">ń</text:span><text:span text:style-name="T896"> has fallen together with secondarily-palatalised /</text:span><text:span text:style-name="T899">n</text:span><text:span text:style-name="T896">'/ from plain LCS *</text:span><text:span text:style-name="T899">n</text:span><text:span text:style-name="T896"> before LCS front-vowels</text:span><text:span text:style-name="T900">, in e.g. the original i-stem *</text:span><text:span text:style-name="T901">bornь</text:span><text:span text:style-name="T900"> &gt; /</text:span><text:span text:style-name="T899">bo</text:span><text:span text:style-name="T901">ro</text:span><text:span text:style-name="T899">n</text:span><text:span text:style-name="T900">'/. This system thus no longer distinguishes between </text:span><text:span text:style-name="T898">descendants of the original</text:span><text:span text:style-name="T900"> LCS palatals and </text:span><text:span text:style-name="T898">the newly </text:span><text:span text:style-name="T900">secondarily-palatalised consonants like /t'/:</text:span><text:span text:style-name="T902"> </text:span><text:span text:style-name="T898">both are now together in the set of 'soft' consonants, opposed to their </text:span><text:span text:style-name="T903">'plain' or </text:span><text:span text:style-name="T898">'hard' counterparts, and so tend towards taking the same set of inflectional endings (in this case those of the original jo-stems)</text:span><text:span text:style-name="T898"><text:note text:id="ftn18" text:note-class="footnote"><text:note-citation>18</text:note-citation><text:note-body><text:p text:style-name="P121">Russian <text:span text:style-name="T904">feminine </text:span>i-stems like <text:span text:style-name="T905">весь</text:span><text:span text:style-name="T906"> (&lt;*vьsь, ‘village’)</text:span> do not fall together with ja-stems in the way <text:span text:style-name="T907">the </text:span>masculines like *zvěrь fall together with jo-stems, but they do all still take the /am, ax, ami/ endings in the dat., loc. and instr. pl., <text:span text:style-name="T908">e.g.</text:span><text:span text:style-name="T909"> </text:span><text:span text:style-name="T910">ве́сям</text:span><text:span text:style-name="T909">, </text:span><text:span text:style-name="T907">which contain the same LCS ja-stem *‑Ǣ‑ vocalism which can only occur after LCS palatals, </text:span><text:span text:style-name="T911">meaning they too end up totally unreconstructable due to an illegal **sǢ sequence</text:span><text:span text:style-name="T907">.</text:span></text:p></text:note-body></text:note></text:span><text:span text:style-name="T912">. </text:span><text:span text:style-name="T913">Consequently, a word like </text:span><text:span text:style-name="T897">тать</text:span><text:span text:style-name="T913"> has begun to take jo-stem endings, including the Old Russian /a/ reflex of LCS *Ǣ in the gen</text:span><text:span text:style-name="T914">itive/accusative singular.</text:span></text:p>
      <text:p text:style-name="P122"><text:span text:style-name="Default_20_Paragraph_20_Font"><text:span text:style-name="T91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6"> татю</text:span></text:span><text:span text:style-name="Default_20_Paragraph_20_Font"><text:span text:style-name="T915">), we don't even have an LCS archiphoneme available to signal a preceding soft-consonant; there's simply no way of getting from LCS *tatu to Russian /tat'u</text:span></text:span><text:span text:style-name="Default_20_Paragraph_20_Font"><text:span text:style-name="T916">/, </text:span></text:span><text:span text:style-name="Default_20_Paragraph_20_Font"><text:span text:style-name="T915">because</text:span></text:span><text:span text:style-name="Default_20_Paragraph_20_Font"><text:span text:style-name="T916"> </text:span></text:span><text:span text:style-name="Default_20_Paragraph_20_Font"><text:span text:style-name="T915">such a form was only made possible by the rise of phonemic /t'/, so our ability to index it with our LCS system is gone.</text:span></text:span></text:p>
      <text:p text:style-name="P122"><text:span text:style-name="Default_20_Paragraph_20_Font"><text:span text:style-name="T915"/></text:span></text:p>
      <text:p text:style-name="P123">Were the same shift from i-stem to jo-stem to occur in a word like *zvěrь, <text:span text:style-name="T917">then the structural change would not be so catastrophic, because </text:span><text:span text:style-name="T918">our LCS system </text:span><text:span text:style-name="T919">does</text:span><text:span text:style-name="T918"> contain a palatal *ŕ </text:span><text:span text:style-name="T920">which any allophonically-softened LCS hard *r could easily be subsumed into. Indeed, interestingly Suprasliensis does in fact contain 3X gen. sg. </text:span><text:span text:style-name="T921">звѣрѣ</text:span><text:span text:style-name="T920">, with what looks like a jo-stem reflex of *ŕǢ (spelt with jat’ as an overhang of the Glagolitic tradition, cf. 2X </text:span><text:span text:style-name="T921">морѣ</text:span><text:span text:style-name="T920"> vs 1X </text:span><text:span text:style-name="T921">морꙗ</text:span><text:span text:style-name="T920"> spellings), </text:span><text:soft-page-break/><text:span text:style-name="T920">suggesting that Russian-style secondary palatalisation of *r &gt; /r’/ </text:span><text:span text:style-name="T922">may have</text:span><text:span text:style-name="T920"> occur</text:span><text:span text:style-name="T922">ed</text:span><text:span text:style-name="T920"> in the Bulgarian dialect underlying it</text:span><text:span text:style-name="T900"><text:note text:id="ftn19" text:note-class="footnote"><text:note-citation>19</text:note-citation><text:note-body><text:p text:style-name="Footnote">Numerous spellings in Supr. like <text:span text:style-name="T340">боура</text:span> &lt;*buŕǢ, <text:span text:style-name="T340">о҄укараѥ҅тъ</text:span> <text:s/>&lt;*ukaŕǢjetъ, <text:span text:style-name="T340">мороу</text:span> &lt;*moŕu etc., however, point to a hardening of LCS <text:span text:style-name="T923">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24">and</text:span> &lt;<text:span text:style-name="T340">рꙗ</text:span>&gt;/&lt;<text:span text:style-name="T340">рѣ</text:span>&gt; spellings for what in his/her <text:span text:style-name="T925">dialect</text:span> would’ve all been /ra/.</text:p></text:note-body></text:note></text:span><text:span text:style-name="T920">. </text:span><text:span text:style-name="T926">Y</text:span><text:span text:style-name="T922">ou don’t, </text:span><text:span text:style-name="T926">though,</text:span><text:span text:style-name="T922"> get anything like </text:span><text:span text:style-name="Default_20_Paragraph_20_Font"><text:span text:style-name="T927">татѧ</text:span></text:span><text:span text:style-name="Default_20_Paragraph_20_Font"><text:span text:style-name="T928"><text:note text:id="ftn20" text:note-class="footnote"><text:note-citation>20</text:note-citation><text:note-body><text:p text:style-name="P124">Except the numerous gen. sg. <text:span text:style-name="T340">господа</text:span> and dat. sg. <text:span text:style-name="T340">господоу </text:span><text:span text:style-name="T350">for the i-stem *gospodь, but this word seems to be a</text:span><text:span text:style-name="T929">n isolated</text:span><text:span text:style-name="T350"> special case, because it bafflingly turns up even in early Glagolitic OCS with </text:span><text:span text:style-name="T929">endings like</text:span><text:span text:style-name="T350"> </text:span><text:span text:style-name="T340">ⰳ҃</text:span><text:span text:style-name="T930">ⰲⰻ</text:span><text:span text:style-name="T350"> (ju-stem dat. sg. *-evi</text:span><text:span text:style-name="T931">, cf. Supr. </text:span><text:span text:style-name="T932">господеви</text:span><text:span text:style-name="T350">), </text:span><text:span text:style-name="T340">ⰳ҃</text:span><text:span text:style-name="T930">ⱓ</text:span><text:span text:style-name="T350"> </text:span><text:span text:style-name="T929">(jo-stem dat. sg. *‑u), and </text:span><text:span text:style-name="T930">ⰳ҃ⱑ </text:span><text:span text:style-name="T929">(jo-stem gen. sg. *‑Ǣ). See Van Wijk (1929).</text:span></text:p></text:note-body></text:note></text:span></text:span><text:span text:style-name="Default_20_Paragraph_20_Font"><text:span text:style-name="T928">, </text:span></text:span><text:span text:style-name="Default_20_Paragraph_20_Font"><text:span text:style-name="T933">so the system-wide development of secondary-palatalisation does not seem t</text:span></text:span><text:span text:style-name="Default_20_Paragraph_20_Font"><text:span text:style-name="T934">o </text:span></text:span><text:span text:style-name="Default_20_Paragraph_20_Font"><text:span text:style-name="T935">have</text:span></text:span><text:span text:style-name="Default_20_Paragraph_20_Font"><text:span text:style-name="T934"> </text:span></text:span><text:span text:style-name="Default_20_Paragraph_20_Font"><text:span text:style-name="T936">a</text:span></text:span><text:span text:style-name="Default_20_Paragraph_20_Font"><text:span text:style-name="T934">dvanced </text:span></text:span><text:span text:style-name="Default_20_Paragraph_20_Font"><text:span text:style-name="T936">enough to have caused</text:span></text:span><text:span text:style-name="Default_20_Paragraph_20_Font"><text:span text:style-name="T934"> </text:span></text:span><text:span text:style-name="Default_20_Paragraph_20_Font"><text:span text:style-name="T936">the sort of </text:span></text:span><text:span text:style-name="Default_20_Paragraph_20_Font"><text:span text:style-name="T934">fundamental structural </text:span></text:span><text:span text:style-name="Default_20_Paragraph_20_Font"><text:span text:style-name="T936">reorganising</text:span></text:span><text:span text:style-name="Default_20_Paragraph_20_Font"><text:span text:style-name="T934"> </text:span></text:span><text:span text:style-name="Default_20_Paragraph_20_Font"><text:span text:style-name="T937">which</text:span></text:span><text:span text:style-name="Default_20_Paragraph_20_Font"><text:span text:style-name="T934"> shift</text:span></text:span><text:span text:style-name="Default_20_Paragraph_20_Font"><text:span text:style-name="T937">ed</text:span></text:span><text:span text:style-name="Default_20_Paragraph_20_Font"><text:span text:style-name="T934"> *tatь into the jo-stems </text:span></text:span><text:span text:style-name="Default_20_Paragraph_20_Font"><text:span text:style-name="T936">in </text:span></text:span><text:span text:style-name="Default_20_Paragraph_20_Font"><text:span text:style-name="T938">Old </text:span></text:span><text:span text:style-name="Default_20_Paragraph_20_Font"><text:span text:style-name="T936">Russian</text:span></text:span><text:span text:style-name="Default_20_Paragraph_20_Font"><text:span text:style-name="T934">.</text:span></text:span><text:span text:style-name="Default_20_Paragraph_20_Font"><text:span text:style-name="T933"> </text:span></text:span></text:p>
      <text:p text:style-name="P125"/>
      <text:p text:style-name="P126"><text:span text:style-name="Default_20_Paragraph_20_Font"><text:span text:style-name="T939">Forms like </text:span></text:span><text:span text:style-name="Default_20_Paragraph_20_Font"><text:span text:style-name="T940">татѧ</text:span></text:span><text:span text:style-name="Default_20_Paragraph_20_Font"><text:span text:style-name="T93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41">1.2 </text:span><text:span text:style-name="T942">LCS </text:span>Morphology <text:span text:style-name="T942">and the Autoreconstructor</text:span></text:p>
      <text:p text:style-name="P128"/>
      <text:p text:style-name="P129">The ten-place morphology-tags included as part of the word-level annotations in Eckhoff’s TOROT corpus constitute a veritable goldmine of <text:span text:style-name="T943">linguistic data, because, based as they are on the </text:span><text:span text:style-name="T944">form</text:span><text:span text:style-name="T945"> of a word rather than the </text:span><text:span text:style-name="T944">function</text:span><text:span text:style-name="T945">, they bridge the gap between </text:span><text:span text:style-name="T946">the higher (syntax, semantics etc.) and lower (phonology, orthography, morphology) levels of linguistics analysis. An example TOROT annotation for the word </text:span><text:span text:style-name="T947">ⰲⱏⰸⰲⱑⱎⱅⱘ</text:span><text:span text:style-name="T948"> </text:span><text:span text:style-name="T94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7">ⰲⱏⰸⰲⱑⱎⱅⱘ</text:span> in XML format</text:p></draw:text-box></draw:frame><text:bookmark-end text:name="docs-internal-guid-22b34c82-7fff-d3e4-0d1e-3412d68e59c7"/></text:p>
      <text:p text:style-name="P131"><text:span text:style-name="T950">TOROT</text:span><text:span text:style-name="T951"> token </text:span><text:span text:style-name="T952">XML-</text:span><text:span text:style-name="T951">tag</text:span><text:span text:style-name="T950">s</text:span><text:span text:style-name="T951"> include various attributes, but for the Autoreconstructor all that’s needed are</text:span><text:span text:style-name="T953"> form</text:span><text:span text:style-name="T951">,</text:span><text:span text:style-name="T953"> lemma</text:span><text:span text:style-name="T951">,</text:span><text:span text:style-name="T953"> part-of-speech</text:span><text:span text:style-name="T951">, and</text:span><text:span text:style-name="T329"> morphology. </text:span><text:span text:style-name="T954">The</text:span><text:span text:style-name="T955"> form</text:span><text:span text:style-name="T954"> </text:span><text:span text:style-name="T941">attribute </text:span><text:span text:style-name="T954">is used to check for morphological variations/innovations, </text:span><text:span text:style-name="T941">to ensure that what gets produced is the direct phonological ancestor of the actually-occurring word (see </text:span><text:span text:style-name="T956">below</text:span><text:span text:style-name="T957"> </text:span><text:span text:style-name="T958">for</text:span><text:span text:style-name="T957"> </text:span><text:span text:style-name="T941">more about this deviance-detection). </text:span><text:span text:style-name="T951">The</text:span><text:span text:style-name="T953"> lemma </text:span><text:span text:style-name="T951">and </text:span><text:span text:style-name="T953">part-of-speech </text:span><text:span text:style-name="T951">attributes, when concatenated, serve as a unique key </text:span><text:span text:style-name="T959">linking </text:span><text:span text:style-name="T950">each word to its l­emma</text:span><text:span text:style-name="T950"><text:note text:id="ftn21" text:note-class="footnote"><text:note-citation>21</text:note-citation><text:note-body><text:p text:style-name="Footnote"><text:span text:style-name="T960">I</text:span>dentical lemmas with the <text:span text:style-name="T329">same</text:span> part-of-speech <text:span text:style-name="T959">tag</text:span>, such as <text:span text:style-name="T340">вести</text:span> ‘to lead’ &lt;*ved­‑ti and <text:span text:style-name="T340">вести</text:span> ‘to drive’ &lt;*ve<text:span text:style-name="T961">z</text:span>‑ti, <text:span text:style-name="T960">both of which have ‘V-’ for verb, </text:span>are differentiated by appending #2 etc. <text:span text:style-name="T959">to the extra homomorphs</text:span>, i.e. <text:span text:style-name="T340">вести</text:span> vs. <text:span text:style-name="T340">вести</text:span>#2.</text:p></text:note-body></text:note></text:span><text:span text:style-name="T950"> </text:span><text:span text:style-name="T962">and thus to its LCS reconstruction and inflexion-class </text:span><text:span text:style-name="T963">information</text:span><text:span text:style-name="T964"><text:note text:id="ftn22" text:note-class="footnote"><text:note-citation>22</text:note-citation><text:note-body><text:p text:style-name="P132">The spreadsheet containing my <text:span text:style-name="T965">reconstruction</text:span><text:span text:style-name="T966">s</text:span><text:span text:style-name="T965"> and</text:span> inflection-class annotations for the TOROT OCS lemmas <text:span text:style-name="T96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63">.</text:span><text:span text:style-name="T950"> </text:span><text:span text:style-name="T968">Finally</text:span><text:span text:style-name="T962"> the </text:span><text:span text:style-name="T969">morphology </text:span>attribute consists of a 10-character string <text:span text:style-name="T962">to hold values for the 10 morphological-features used by TOROT (and the wider PROIEL corpora). Not all features are relevant for all word</text:span><text:span text:style-name="T970">s</text:span><text:span text:style-name="T962">, in which case a dash ‘-’ is used as a placeholder.</text:span></text:p>
      <text:p text:style-name="P133"><text:span text:style-name="T962">A detailed explanation of each feature can be found in Section 6 of Eckhoff et al. (2018:</text:span><text:span text:style-name="T971"> </text:span><text:span text:style-name="T972">41</text:span><text:span text:style-name="T973">), bu</text:span><text:span text:style-name="T974">t </text:span><text:span text:style-name="T975">here it suffices to say that in</text:span><text:span text:style-name="T974"> this example the tag “1spia----i” is telling us that </text:span><text:span text:style-name="T976">ⰲⱏⰸⰲⱑⱎⱅⱘ </text:span><text:span text:style-name="T974">is </text:span><text:span text:style-name="T977">1</text:span><text:span text:style-name="T978">st</text:span><text:span text:style-name="T974"> person, </text:span><text:span text:style-name="T977">s</text:span><text:span text:style-name="T974">ingular, </text:span><text:span text:style-name="T977">p</text:span><text:span text:style-name="T974">resent-tense, </text:span><text:span text:style-name="T977">i</text:span><text:span text:style-name="T974">ndicative-mood, </text:span><text:span text:style-name="T977">a</text:span><text:span text:style-name="T974">ctive-voice, has no gender, case, degree, or strength features, and is </text:span><text:span text:style-name="T977">i</text:span><text:span text:style-name="T974">nflectable rather than non-inflecting.</text:span></text:p>
      <text:p text:style-name="P134"/>
      <text:p text:style-name="P135">Of importance here is <text:span text:style-name="T979">the</text:span><text:span text:style-name="T329"> present</text:span> tense <text:span text:style-name="T979">tagging</text:span>, even though <text:span text:style-name="T340">възвѣстити </text:span><text:span text:style-name="T980">(</text:span>even in OCS<text:span text:style-name="T980">)</text:span> can be taken as a perfective verb, opposed to its imperfective counterpart <text:span text:style-name="T340">възвѣщати</text:span>, and thus <text:span text:style-name="T981">has future-</text:span><text:soft-page-break/><text:span text:style-name="T981">tense meaning in its non-past indicative forms </text:span><text:span text:style-name="T979">(and the Greek Septuagint here has </text:span><text:span text:style-name="T982">ἀναγγελῶ</text:span><text:span text:style-name="T983"> τὰ θαυμάσιά σου</text:span><text:span text:style-name="T979">, </text:span><text:span text:style-name="T984">with a morphologically future-formed </text:span><text:span text:style-name="T985">ἀναγγελῶ</text:span><text:span text:style-name="T984"> ‘I will proclaim’ from </text:span><text:span text:style-name="T985">ἀναγγέλλω</text:span><text:span text:style-name="T984">). </text:span><text:span text:style-name="T986">The tagging thus follows the </text:span><text:span text:style-name="T987">inflectional</text:span><text:span text:style-name="T986">-morphology of </text:span><text:span text:style-name="T976">ⰲⱏⰸⰲⱑⱎⱅⱘ</text:span><text:span text:style-name="T988">, </text:span><text:span text:style-name="T989">rather than </text:span><text:span text:style-name="T990">the future-meaning which is carried by the </text:span><text:span text:style-name="T991">derivational­</text:span><text:span text:style-name="T990">-morphology. </text:span><text:span text:style-name="T992">This is important because the Autoreconstructor works by </text:span><text:span text:style-name="T993">inflecting</text:span><text:span text:style-name="T992"> </text:span><text:span text:style-name="T994">LCS lemmas according to those morphology-tags; </text:span><text:span text:style-name="T995">the </text:span><text:span text:style-name="T996">annotation gives</text:span><text:span text:style-name="T997"> no information about its derivational-morphology or derivational relationship to its imperfective (and thus 1sg.</text:span><text:span text:style-name="T998"> present</text:span><text:span text:style-name="T997"> tense) counterpart</text:span><text:span text:style-name="T998"> </text:span><text:span text:style-name="T976">ⰲⱏⰸⰲⱑⱎⱅ</text:span><text:span text:style-name="T999">ⰰⱙ</text:span><text:span text:style-name="T997">, </text:span><text:span text:style-name="T995">since that is annotated </text:span><text:span text:style-name="T1000">with</text:span><text:span text:style-name="T995"> a separate lemma.</text:span></text:p>
      <text:p text:style-name="P136">A<text:span text:style-name="T1001">n even clearer example where this </text:span><text:span text:style-name="T1002">form </text:span><text:span text:style-name="T1003">over </text:span><text:span text:style-name="T1002">function </text:span><text:span text:style-name="T1003">annotation </text:span><text:span text:style-name="T1001">helps us </text:span><text:span text:style-name="T1004">i</text:span><text:span text:style-name="T1005">s with the accusatives of </text:span><text:span text:style-name="T1004">animate nouns: </text:span><text:span text:style-name="T1006">i</text:span><text:span text:style-name="T1005">t’s well known that a </text:span><text:span text:style-name="T1007">type</text:span><text:span text:style-name="T1005"> of so-called differential-object-marking is beginning to take hold in Early Slavic, whereby</text:span><text:span text:style-name="T1008"> </text:span><text:span text:style-name="T1005">syntactic accusatives </text:span><text:span text:style-name="T1009">use genitive endings </text:span><text:span text:style-name="T1010">to varying extents </text:span><text:span text:style-name="T1008">as a way of encoding the </text:span><text:span text:style-name="T1011">semantic </text:span><text:span text:style-name="T1008">ensouledness </text:span><text:span text:style-name="T1012">(</text:span><text:span text:style-name="T1010">and </text:span><text:span text:style-name="T1012">possibly </text:span><text:span text:style-name="T1010">definiteness</text:span><text:span text:style-name="T1012">)</text:span><text:span text:style-name="T1008"> of the noun</text:span><text:span text:style-name="T1009"> </text:span><text:span text:style-name="T1005">(the details aren’t important; for a recent thorough </text:span><text:span text:style-name="T1013">diachronic </text:span><text:span text:style-name="T1005">treatment of the topic see e.g. Eckhoff 2022),</text:span><text:span text:style-name="T1014"> </text:span><text:span text:style-name="T1006">e.g. Supr. </text:span><text:span text:style-name="T1015">раꙁбои҅ника</text:span><text:span text:style-name="T1016"> въ породѫ вь҆веде </text:span><text:span text:style-name="T1006">‘</text:span><text:span text:style-name="T1010">he brought the robber into paradise’.</text:span><text:span text:style-name="T1005"> </text:span><text:span text:style-name="T1017">If these were all tagged as accusatives, the Autoreconstructor would produce the wrong ancestor to the text-form, </text:span><text:span text:style-name="T1018">i.e.</text:span><text:span text:style-name="T1017"> *orzbojьnik‑</text:span><text:span text:style-name="T1019">ъ</text:span><text:span text:style-name="T1017">, because the semanti</text:span><text:span text:style-name="T1020">c</text:span><text:span text:style-name="T1017"> information </text:span><text:span text:style-name="T1021">needed to decide whether this differential-object-marking is needed is not available.</text:span><text:span text:style-name="T1014"> H</text:span><text:span text:style-name="T1006">appily </text:span><text:span text:style-name="T1022">though </text:span><text:span text:style-name="T1006">all such animate-accusatives are marked as genitive in TOROT: </text:span><text:span text:style-name="T1020">the morphology-tag for </text:span><text:span text:style-name="T1016">раꙁбои҅ника </text:span><text:span text:style-name="T1020">above is “-s---m</text:span><text:span text:style-name="T1023">g</text:span><text:span text:style-name="T1020">--i”, </text:span><text:span text:style-name="T1024">so the Autoreconstructor produces *orzbojьnik‑</text:span><text:span text:style-name="T1025">a</text:span><text:span text:style-name="T1024">.</text:span></text:p>
      <text:p text:style-name="P136"/>
      <text:p text:style-name="P137">The <text:span text:style-name="T1026">Autoreconstructor reads th</text:span><text:span text:style-name="T1027">e</text:span><text:span text:style-name="T1026"> </text:span><text:span text:style-name="T1027">morphology-</text:span><text:span text:style-name="T1026">tag character-by-character and </text:span><text:span text:style-name="T1028">numerifies each field</text:span><text:span text:style-name="T1029">, and </text:span><text:span text:style-name="T1030">from that</text:span><text:span text:style-name="T1029"> </text:span><text:span text:style-name="T1030">it computes </text:span><text:span text:style-name="T1029">a number which corresponds to the row of the inflection-table </text:span><text:span text:style-name="T1031">where</text:span><text:span text:style-name="T1029"> </text:span><text:span text:style-name="T1032">the endings for that</text:span><text:span text:style-name="T1029"> particular word’s inflection-class are stored. For verbs this will be a number between 1 and 44 (9 person/number combinations for each of present, aorist, imperfect, and imperative, plus 8 non-finite forms, </text:span><text:span text:style-name="T1033">9*4+8</text:span><text:span text:style-name="T1029">), and for n</text:span><text:span text:style-name="T1034">ominals</text:span><text:span text:style-name="T1029"> between 1 and 63 (7 cases * 3 numbers * 3 genders). </text:span><text:span text:style-name="T1035">A version of the </text:span><text:span text:style-name="T1036">function</text:span><text:span text:style-name="T1035"> which actually implements </text:span><text:span text:style-name="T1036">this</text:span><text:span text:style-name="T1035"> </text:span><text:span text:style-name="T1031">tag-reading</text:span><text:span text:style-name="T1035"> process can be seen in the OcsServer::numerifyMorphTag() function here: </text:span><text:a xlink:type="simple" xlink:href="https://github.com/12401453/ocs_server/blob/main/OcsServer.cpp#L2714" text:style-name="Internet_20_link" text:visited-style-name="Visited_20_Internet_20_Link"><text:span text:style-name="T1035">https://github.com/12401453/ocs_server/blob/main/OcsServer.cpp#L2714</text:span></text:a><text:span text:style-name="T1035">.</text:span><text:span text:style-name="T1035"><text:note text:id="ftn23" text:note-class="footnote"><text:note-citation>23</text:note-citation><text:note-body><text:p text:style-name="P138">Extra handling is required for forms of *byti, since that has a separate future-paradigm (and future-participle) which TOROT does actually <text:span text:style-name="T1037">specify separately with an</text:span> ‘<text:span text:style-name="T1038">f</text:span>’ value for the <text:span text:style-name="T329">tense</text:span><text:span text:style-name="T362"> feature, as well as two variant imperfect sets (3sg. *bě vs. *běaše, </text:span><text:span text:style-name="T1039">which aren’t tagged, but which I detect</text:span><text:span text:style-name="T362">), and a ‘conditional’ *bimь, *bi, *bǫ etc. </text:span><text:span text:style-name="T1040">Particip</text:span><text:span text:style-name="T1041">les</text:span><text:span text:style-name="T1042"> require an extra step to read their</text:span><text:span text:style-name="T1041"> nominal-features </text:span><text:span text:style-name="T1043">and</text:span><text:span text:style-name="T1041"> add their adjective-like endings.</text:span></text:p></text:note-body></text:note></text:span><text:span text:style-name="T1035"> </text:span><text:span text:style-name="T1029"><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44">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44">like *reћi, *</text:span><text:span text:style-name="T1045">greti</text:span><text:span text:style-name="T1044"> </text:span>stored <text:span text:style-name="T1044">using</text:span> C++ std::unordered_map&lt;int, std::string&gt;</text:p></draw:text-box></draw:frame><text:soft-page-break/></text:p>
      <text:p text:style-name="P141">Here the ‘deviant’ endings consist <text:span text:style-name="T1046">mostly </text:span>of the ‘extended S-’, or <text:span text:style-name="T1047">*-ox- </text:span>aorists (e.g. Assem. <text:span text:style-name="T340">ⱀⰰⱃⰵⰽⱁⱎⱔ</text:span><text:span text:style-name="T1048">), while the third ‘alternative’ table contains the primary S-aorist endings (e.g. Assem. </text:span><text:span text:style-name="T1049">ⱂⱁⰳⱃⱑⱄⱔ</text:span><text:span text:style-name="T1048"> &lt;*pogrěb-sę). Clearly those primary S-aorist endings just </text:span><text:span text:style-name="T1050">being </text:span><text:span text:style-name="T1048">stuck onto a stem like *greb‑ would not produce the correct LCS form, so </text:span><text:span text:style-name="T1051">for certain inflection-classes there are post-processing functions which do things like replace all “ebsę” with “ěsę”, or (for stems </text:span><text:span text:style-name="T1052">which</text:span><text:span text:style-name="T1051"> end on RUKI-consonants like *rek‑) all “eks” with “ěx”. The full routines </text:span><text:span text:style-name="T1053">for verbs </text:span><text:span text:style-name="T1051">can be found in </text:span><text:a xlink:type="simple" xlink:href="https://github.com/12401453/ocs_server/blob/main/autoreconstructor/verb_cleaning.h" text:style-name="Internet_20_link" text:visited-style-name="Visited_20_Internet_20_Link"><text:span text:style-name="T1051">https://github.com/12401453/ocs_server/blob/main/autoreconstructor/verb_cleaning.h</text:span></text:a><text:span text:style-name="T1051">; to a </text:span><text:span text:style-name="T1054">large</text:span><text:span text:style-name="T1051"> extent this is just </text:span><text:span text:style-name="T1055">enforcing</text:span><text:span text:style-name="T1051"> the Slavic consonant-cluster restrictions discussed in Section 1.</text:span><text:span text:style-name="T1056">1</text:span><text:span text:style-name="T1051">.</text:span></text:p>
      <text:p text:style-name="P140"/>
      <text:p text:style-name="P140">The inflection-tables themselves are indexed by integer-keys associated with each inflection-class, <text:span text:style-name="T1057">such that the ‘correct’ table’s key always ends on ‘1’, meaning that shifting to the alternative tables </text:span><text:span text:style-name="T1058">is a matter of simply</text:span><text:span text:style-name="T1057"> incrementing the key by either 1 or 2, </text:span><text:span text:style-name="T1044">and I can keep track of </text:span><text:span text:style-name="T1059">whether or not a form has required a deviant or alternative ending by inspecting the final value of this key</text:span><text:span text:style-name="T1059"><text:note text:id="ftn24" text:note-class="footnote"><text:note-citation>24</text:note-citation><text:note-body><text:p text:style-name="P142">This is bad design and prevents me from easily handling more than one type of morphological innovation<text:span text:style-name="T1060"> per class</text:span>: <text:span text:style-name="T1061">for the </text:span><text:span text:style-name="T1062">masc_jo </text:span><text:span text:style-name="T1061">class </text:span><text:span text:style-name="T1063">nom. pl.</text:span><text:span text:style-name="T1061"> I have the i-stem *‑</text:span><text:span text:style-name="T1064">ьj</text:span><text:span text:style-name="T1061">e ending </text:span><text:span text:style-name="T1063">in the ‘deviances’ table </text:span><text:span text:style-name="T1064">(as found in e.g. Supr. </text:span><text:span text:style-name="T1065">страж</text:span><text:span text:style-name="T1066">иѥ</text:span><text:span text:style-name="T1064"> &lt;*storž‑ьje ‘guards’)</text:span><text:span text:style-name="T1063">, which leaves no room for forms like Supr. </text:span><text:span text:style-name="T1067">зно</text:span><text:span text:style-name="T1068">ѥве</text:span><text:span text:style-name="T1063"> &lt;*znoj‑eve, </text:span><text:span text:style-name="T1069">Psal. </text:span><text:span text:style-name="T1070">ⰸⰿⰹ</text:span><text:span text:style-name="T1071">ⰵⰲⰵ</text:span><text:span text:style-name="T1069"> &lt;*zmьj‑eve,</text:span><text:span text:style-name="T1063"> which have the *‑eve ending from the ju-stems.</text:span></text:p></text:note-body></text:note></text:span><text:span text:style-name="T1072">:</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73">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74">all take endings from the </text:span><text:span text:style-name="T1075">adj_hard</text:span><text:span text:style-name="T1074"> table</text:span>, since <text:span text:style-name="T1074">the same set of 63 endings (21 for each gender) is used in all four paradigms</text:span><text:span text:style-name="T1074"><text:note text:id="ftn25"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6">.</text:span><text:span text:style-name="T1077"> </text:span><text:span text:style-name="T1078">I agree with Townsend and Janda (1996: 178) that some simplification of these concatenated ending</text:span><text:span text:style-name="T1079">s</text:span><text:span text:style-name="T1078"> must have occurred by LCS, especially where the short-form endings contain *m or *x (e.g. the dat. and loc. pl. for all genders), </text:span><text:span text:style-name="T915">because it’s </text:span><text:span text:style-name="T1080">unreasonable that e.g.</text:span><text:span text:style-name="T915"> Mar.</text:span><text:span text:style-name="T1081"> </text:span><text:span text:style-name="T1082">Matt. 24 </text:span><text:span text:style-name="T1081">masc. loc. pl.</text:span><text:span text:style-name="T915"> </text:span><text:span text:style-name="T1083">ⱀⰵⰱⰵⱄⱏ</text:span><text:span text:style-name="T1084">ⱄⰽⱏⰹ</text:span><text:span text:style-name="T1085">ⱈ</text:span><text:span text:style-name="T1084">ⱏ</text:span><text:span text:style-name="T915"> </text:span><text:span text:style-name="T1081">could've developed</text:span><text:span text:style-name="T1080"> directly from</text:span><text:span text:style-name="T915"> *</text:span><text:span text:style-name="T1081">nebesь</text:span><text:span text:style-name="T1086">skěxъjixъ</text:span><text:span text:style-name="T1081"> (</text:span><text:span text:style-name="T1087">here </text:span><text:span text:style-name="T1081">not least because of the lack of PV2-reflex)</text:span><text:span text:style-name="T915">.</text:span><text:span text:style-name="T1080"> </text:span><text:span text:style-name="T1088">I am however relucant to adopt the (undiscussed)</text:span><text:span text:style-name="T1080"> </text:span><text:span text:style-name="T1089">simplified </text:span><text:span text:style-name="T1080">LCS forms they present in the tables on p. 182-3</text:span><text:span text:style-name="T1088"> before I've done a more thorough investigation of </text:span><text:span text:style-name="T1090">early</text:span><text:span text:style-name="T1088"> manuscript-forms, so for now I</text:span><text:span text:style-name="T1090">'ve </text:span><text:span text:style-name="T1088">le</text:span><text:span text:style-name="T1090">ft all</text:span><text:span text:style-name="T1088"> such </text:span><text:span text:style-name="T1090">adjectives</text:span><text:span text:style-name="T1088"> wholly uncontracted</text:span><text:span text:style-name="T1090"> (though the Autoreconstructor does actually mark long-adjectivals that contain such problematic concatenations and this information could be used to exclude them from searches). </text:span></text:p></text:note-body></text:note></text:span><text:span text:style-name="T1074">.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91">except it produces every form in the paradigm</text:span><text:span text:style-name="T1092">, </text:span>rather than just the one specified by a text-word’s morphology-tag. The LCS forms are then converted into ‘normalised’ OCS by <text:span text:style-name="T1093">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94">сътрьти</text:span>, based on the Autoreconstructor's computerised LCS inflectional-morphology</text:p></draw:text-box></draw:frame></text:p>
      <text:p text:style-name="P147"/>
      <text:p text:style-name="P148">The accuracy of the generated-forms can <text:span text:style-name="T1095">then</text:span> be gauged by comparing them to tables populated only by forms which actually occur in Eckhoff’s corpus-texts, <text:span text:style-name="T1096">using the ‘Corpus-forms’ </text:span><text:span text:style-name="T1097">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94">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8">Book of Mark in </text:span>Codex Zographensis</text:p></draw:text-box></draw:frame></text:p>
      <text:p text:style-name="P151">The screenshot above shows some raw data from my autoreconstructed SQLite database of the TOROT OCS texts; <text:span text:style-name="T1099">in this case </text:span><text:span text:style-name="T1100">it’s </text:span><text:span text:style-name="T1101">forms from Zographensis (around Mark 7 to Mark 10) </text:span><text:span text:style-name="T1099">where the Autoreconstructor has detected morphological innovations</text:span><text:span text:style-name="T1101">. </text:span><text:span text:style-name="T1102">The fourth column shows </text:span><text:span text:style-name="T1103">what the Autoreconstructor </text:span><text:span text:style-name="T1104">thinks i</text:span><text:span text:style-name="T1103">s the direct phonological ancestor to the text-form, </text:span><text:span text:style-name="T1105">but</text:span><text:span text:style-name="T1103"> the ancestor of the ‘original’, ‘correct’, or ‘default’ morphological form is </text:span><text:span text:style-name="T1106">also generated and stored</text:span><text:span text:style-name="T1103"> in the fifth </text:span><text:span text:style-name="T1105">column, so that </text:span><text:span text:style-name="T1104">such cases of innovation can be easily </text:span><text:span text:style-name="T1107">searched-for</text:span><text:span text:style-name="T1104"> and counted (since non-innovated forms have NULL values in this column)</text:span><text:span text:style-name="T1103">. </text:span></text:p>
      <text:p text:style-name="P152">Types of innovation detected here include: </text:p>
      <text:list text:style-name="L1">
        <text:list-item>
          <text:p text:style-name="P153"><text:span text:style-name="T1108">extended S-aorists of class 1 verbs: </text:span><text:span text:style-name="T1109">3</text:span><text:span text:style-name="T1110">rd</text:span><text:span text:style-name="T1109"> pl. </text:span><text:span text:style-name="T1111">приведошѧ</text:span><text:span text:style-name="T1108"> vs. </text:span><text:span text:style-name="T1111">приведѫ</text:span><text:span text:style-name="T1108">, </text:span><text:span text:style-name="T1109">3</text:span><text:span text:style-name="T1110">rd</text:span><text:span text:style-name="T1109"> dual </text:span><text:span text:style-name="T1111">развръзосте</text:span><text:span text:style-name="T1108"> vs *</text:span><text:span text:style-name="T1111">разврьзете</text:span><text:span text:style-name="T1108"><text:note text:id="ftn26" text:note-class="footnote"><text:note-citation>26</text:note-citation><text:note-body><text:p text:style-name="P154">Koch (1990: 293) lists only sigmatic aorists as possibilities for the *‑verz‑/*‑vŕ̥z‑ stem verbs, and <text:span text:style-name="T1112">it seems that</text:span> outside of the 3<text:span text:style-name="T403">rd</text:span> sg. (e.g. Psal. <text:span text:style-name="T340">ⱃⰰⰸⰲⱃⱏⰸⰵ</text:span>, Zogr. <text:span text:style-name="T340">ⱁⱅⰲⱃⱐⰸⰵ</text:span>) <text:span text:style-name="T1112">no root-aorists are attested </text:span><text:span text:style-name="T1113">in any Slavic text</text:span><text:span text:style-name="T1112">, so maybe I am wrong to set up asigmatic root-aorists like 3</text:span><text:span text:style-name="T1114">rd</text:span><text:span text:style-name="T1112"> dual *‑vŕ̥zete as a possibility alongisde primary sigmatic *‑verste (e.g. Mar. Mark 7 </text:span><text:span text:style-name="T1115">ⱃⰰⰸⰲⱃⱑⱄⱅⰵ</text:span><text:span text:style-name="T1112">). </text:span><text:span text:style-name="T1116">My justification is that the </text:span>*‑ver<text:span text:style-name="T1116">g</text:span>‑/*‑vŕ̥<text:span text:style-name="T1116">g</text:span>‑ stem verbs <text:span text:style-name="T1117">do</text:span><text:span text:style-name="T1118"> attest such root-aorists, e.g. 3</text:span><text:span text:style-name="T1119">rd</text:span><text:span text:style-name="T1118"> pl. </text:span><text:a xlink:type="simple" xlink:href="https://ocstexts.co.uk/texts?76443" text:style-name="Internet_20_link" text:visited-style-name="Visited_20_Internet_20_Link"><text:span text:style-name="T1120">ⱁⱅⱏⰲⱃⱏⰳⱘ</text:span></text:a><text:span text:style-name="T1118"> in Psal. Psalm 77, </text:span><text:span text:style-name="T1121">and I don’t see </text:span><text:span text:style-name="T1122">what</text:span><text:span text:style-name="T1121">, apart from the nature of the final stem-consonant (obstruent vs. continuant), </text:span><text:span text:style-name="T1122">could</text:span><text:span text:style-name="T1121"> be grounds for </text:span><text:span text:style-name="T1122">classifying these two verbs differently.</text:span></text:p></text:note-body></text:note></text:span></text:p>
        </text:list-item>
        <text:list-item>
          <text:p text:style-name="P155"><text:span text:style-name="T1123">unetymological extension of the RUKI-rule-produced *š in </text:span><text:span text:style-name="T1124">3</text:span><text:span text:style-name="T1125">rd</text:span><text:span text:style-name="T1124"> pl. primary sigmatic aorists: </text:span><text:span text:style-name="T1126">ѣшѧ</text:span><text:span text:style-name="T1124"> </text:span><text:span text:style-name="T1127">vs. </text:span><text:span text:style-name="T1126">ѣ</text:span><text:span text:style-name="T1128">с</text:span><text:span text:style-name="T1126">ѧ </text:span><text:span text:style-name="T1124">&lt;*jǢd‑s‑ę, </text:span><text:span text:style-name="T1126">вьзѧшѧ</text:span><text:span text:style-name="T1124"> </text:span><text:span text:style-name="T1127">vs. </text:span><text:span text:style-name="T1126">в</text:span><text:span text:style-name="T1128">ъ</text:span><text:span text:style-name="T1126">зѧ</text:span><text:span text:style-name="T1128">с</text:span><text:span text:style-name="T1126">ѧ</text:span><text:span text:style-name="T1124"> &lt;*vъzьm‑s‑ę, </text:span><text:span text:style-name="T1126">начѧшѧ</text:span><text:span text:style-name="T1124"> </text:span><text:span text:style-name="T1127">vs. </text:span><text:span text:style-name="T1128">начѧсѧ</text:span><text:span text:style-name="T1127"> </text:span><text:span text:style-name="T1124">&lt;*načьn‑s‑ę </text:span><text:span text:style-name="T1129">(</text:span><text:span text:style-name="T1130">neither </text:span><text:span text:style-name="T1124">*d, *</text:span><text:span text:style-name="T1131">m</text:span><text:span text:style-name="T1124">, </text:span><text:span text:style-name="T1130">nor</text:span><text:span text:style-name="T1124"> *</text:span><text:span text:style-name="T1131">n</text:span><text:span text:style-name="T1124"> have </text:span><text:span text:style-name="T1130">ever</text:span><text:span text:style-name="T1124"> been RUKI sounds</text:span><text:span text:style-name="T1129">)</text:span></text:p>
        </text:list-item>
        <text:list-item>
          <text:p text:style-name="P156"><text:span text:style-name="T1124">extension of the *‑nǫ‑ suffix to the past. act. part. of class 2 verbs like </text:span><text:span text:style-name="T1126">въздъхнѫти</text:span><text:span text:style-name="T1124">: </text:span><text:span text:style-name="T1132">въздъх</text:span><text:span text:style-name="T1133">н</text:span><text:span text:style-name="T1134">ѫ</text:span><text:span text:style-name="T1133">въ</text:span><text:span text:style-name="T1135"> </text:span><text:span text:style-name="T1136">(c</text:span><text:span text:style-name="T1124">f. Mar. </text:span><text:span text:style-name="T1126">ⱆⱄⱏ</text:span><text:span text:style-name="T1134">ⱈⱏⱎⱘ</text:span><text:span text:style-name="T1124"> </text:span><text:span text:style-name="T1135">from </text:span><text:span text:style-name="T1132">оусъхн</text:span><text:span text:style-name="T1126">ѫти</text:span><text:span text:style-name="T1137">)</text:span></text:p>
        </text:list-item>
        <text:list-item>
          <text:p text:style-name="P157"><text:soft-page-break/><text:span text:style-name="T1129">addition of the *‑tQ suffix from the 3</text:span><text:span text:style-name="T1138">rd</text:span><text:span text:style-name="T1129"> sg. pres. (see fn. 5 above) to 3</text:span><text:span text:style-name="T1138">rd</text:span><text:span text:style-name="T1129"> sg. aorist forms: </text:span><text:span text:style-name="T1139">начѧ</text:span><text:span text:style-name="T1140">тъ</text:span><text:span text:style-name="T1141">, </text:span><text:span text:style-name="T1139">поѩ</text:span><text:span text:style-name="T1140">тъ</text:span><text:span text:style-name="T1141">, </text:span><text:span text:style-name="T1142">оумрѣ</text:span><text:span text:style-name="T1143">тъ</text:span></text:p>
        </text:list-item>
        <text:list-item>
          <text:p text:style-name="P158"><text:span text:style-name="T1144">original u/ju-stem nouns taking o/jo-stem endings: dat. sg. </text:span><text:span text:style-name="T1145">с҃ноу</text:span><text:span text:style-name="T1144">, </text:span><text:span text:style-name="T1145">мѫжю</text:span><text:span text:style-name="T1144">; </text:span><text:span text:style-name="T1146">loc. sg. </text:span><text:span text:style-name="T1145">с҃нѣ</text:span><text:span text:style-name="T1146">, gen. sg. </text:span><text:span text:style-name="T1145">мѫжа</text:span></text:p>
        </text:list-item>
        <text:list-item>
          <text:p text:style-name="P159">past act. part. of class 4 verbs using the suffix *‑ivъ rather than *‑jь: <text:span text:style-name="T340">б҃гв</text:span><text:span text:style-name="T339">ивъ</text:span>, <text:span text:style-name="T340">поуст</text:span><text:span text:style-name="T339">ивъши</text:span> (cf. Mar. Mark 10 <text:span text:style-name="T1147">ⱂⱆ</text:span><text:span text:style-name="T1148">ⱎⱅⱐⱎⰻ</text:span><text:span text:style-name="T1149"> &lt;*pust‑jьši</text:span><text:span text:style-name="T1150">)</text:span></text:p>
        </text:list-item>
      </text:list>
      <text:p text:style-name="P160"/>
      <text:p text:style-name="P161"><text:span text:style-name="T1151">Deciding upon the “correct” morphological endings for an unattested language inevitably entail</text:span><text:span text:style-name="T1152">s</text:span><text:span text:style-name="T1151"> some uncertainty and controversy: for instance, *-ox- aorists occur in both OCS and Old Russian, so why do I consider them LCS deviances? Basically because they </text:span><text:span text:style-name="T1153">never</text:span><text:span text:style-name="T1151"><text:note text:id="ftn27" text:note-class="footnote"><text:note-citation>27</text:note-citation><text:note-body><text:p text:style-name="P162">Having Autoreconstructed all of Marianus I can verify this <text:span text:style-name="T1152">(admittedly already well-established) fact</text:span> <text:span text:style-name="T1154">far more quickly and easily than was possible just </text:span><text:span text:style-name="T1155">with</text:span><text:span text:style-name="T1154"> Eckhoff’s morphology and part-of-speech annotation-information: using TOROT </text:span><text:span text:style-name="T1156">the smallest net you</text:span><text:span text:style-name="T1154"> </text:span><text:span text:style-name="T1157">could</text:span><text:span text:style-name="T1158"> </text:span><text:span text:style-name="T1156">cast </text:span><text:span text:style-name="T1157">would be</text:span><text:span text:style-name="T1156"> one that</text:span><text:span text:style-name="T1154"> </text:span><text:span text:style-name="T1159">caught</text:span><text:span text:style-name="T1154"> all </text:span><text:span text:style-name="T1156">aorist-tense verbs</text:span><text:span text:style-name="T1154">, whereas I can just search for</text:span> reflexes of *oxъ, *oxov, *oxom, *ošę, *osta$, and *oste$ <text:span text:style-name="T1154">(the latter two using ‘regular-expression’ mode and $ to specify end-of-word), </text:span><text:span text:style-name="T1160">which for Mar. turns up nothing except </text:span><text:span text:style-name="T1161">the</text:span><text:span text:style-name="T1160"> </text:span><text:span text:style-name="T1162">three </text:span><text:span text:style-name="T1161">occurrences of</text:span><text:span text:style-name="T1160"> </text:span><text:span text:style-name="T1163">ⱁⱄⱅⰰ</text:span><text:span text:style-name="T1160">.</text:span></text:p></text:note-body></text:note></text:span><text:span text:style-name="T1151"> occur in Marianus, wh</text:span><text:span text:style-name="T1154">ich would be quite </text:span><text:span text:style-name="T1164">improbable</text:span><text:span text:style-name="T1154"> if they were a discarded archaism (</text:span><text:span text:style-name="T1165">especially given</text:span><text:span text:style-name="T1154"> their ubiquity in the closely related Zographensis).</text:span></text:p>
      <text:p text:style-name="P163"><text:span text:style-name="T1166">In </text:span><text:span text:style-name="T1167">other cases we are dealing with hodge-podge paradigms which are only ever attested with endings from multiple older classes, </text:span><text:span text:style-name="T1168">and sometimes </text:span><text:span text:style-name="T1169">dialectal or orthographic features of the manuscripts can make it difficult to </text:span><text:span text:style-name="T1168">distinguish potential</text:span><text:span text:style-name="T1169"> </text:span><text:span text:style-name="T1168">LCS ancestors of certain endings</text:span><text:span text:style-name="T1169">.</text:span><text:span text:style-name="T1170"> </text:span><text:span text:style-name="T1169">For instance, </text:span><text:span text:style-name="T1171">I have a </text:span><text:span text:style-name="T1172">masc_tel</text:span><text:span text:style-name="T1173"> </text:span><text:span text:style-name="T1171">class used for agent-nouns like OCS </text:span><text:span text:style-name="T1174">дѣлател҄ь</text:span><text:span text:style-name="T1171"> </text:span><text:span text:style-name="T1175">(</text:span><text:span text:style-name="T1176">i</text:span><text:span text:style-name="T1175">.</text:span><text:span text:style-name="T1176">e.</text:span><text:span text:style-name="T1175"> Diels 1963: 166),</text:span><text:span text:style-name="T1171"> </text:span><text:span text:style-name="T1177">which in the sg. and dual. behave exactly like masc jo-stems, but which in the</text:span><text:span text:style-name="T1178"> </text:span><text:span text:style-name="T1177">gen. and instr. plural are attested </text:span><text:span text:style-name="T1179">also </text:span><text:span text:style-name="T1177">with </text:span><text:span text:style-name="T1180">basically consonant-stem endings on a hard *‑tel‑ stem, e.g. </text:span><text:span text:style-name="T1181">Zogr</text:span><text:span text:style-name="T1180">. </text:span><text:a xlink:type="simple" xlink:href="https://ocstexts.co.uk/texts?220053" text:style-name="Internet_20_link" text:visited-style-name="Visited_20_Internet_20_Link"><text:span text:style-name="T1182">ⱅⱔⰶⰰⱅⰵ</text:span><text:span text:style-name="T1183">ⰾⱏ</text:span></text:a><text:span text:style-name="T1184"> </text:span><text:span text:style-name="T1180">&lt;</text:span><text:span text:style-name="T1185">*</text:span><text:span text:style-name="T1181">tęžǢte</text:span><text:span text:style-name="T1186">lъ</text:span><text:span text:style-name="T1185">,</text:span><text:span text:style-name="T1180"> Supr. </text:span><text:a xlink:type="simple" xlink:href="https://ocstexts.co.uk/texts?129204" text:style-name="Internet_20_link" text:visited-style-name="Visited_20_Internet_20_Link"><text:span text:style-name="T1184">свꙙтите</text:span><text:span text:style-name="T1187">лꙑ</text:span></text:a><text:span text:style-name="T1180"> &lt;</text:span><text:span text:style-name="T1185">*svętite</text:span><text:span text:style-name="T1188">ly</text:span><text:span text:style-name="T1185">. </text:span><text:span text:style-name="T1169">The nom. pl. </text:span><text:span text:style-name="T1168">appears also to take</text:span><text:span text:style-name="T1169"> a consonant-stem *</text:span><text:span text:style-name="T1124">‑</text:span><text:span text:style-name="T1169">e </text:span><text:span text:style-name="T1168">ending</text:span><text:span text:style-name="T1169">, </text:span><text:span text:style-name="T1175">but as Diels (op. cit.) points out, </text:span><text:span text:style-name="T1189">the spellings in Zogr. and Supr.</text:span><text:span text:style-name="T1190"> </text:span><text:span text:style-name="T1189">(where use of the palatalisation-diacritic &lt;</text:span><text:span text:style-name="T1191"> ҄ </text:span><text:span text:style-name="T1189">&gt; to denote LCS *ĺ is consistent enough </text:span><text:span text:style-name="T1192">to</text:span><text:span text:style-name="T1189"> suggest a real phonemic /ĺ/ in the underlying dialects) like </text:span><text:a xlink:type="simple" xlink:href="https://ocstexts.co.uk/texts?166959" text:style-name="Internet_20_link" text:visited-style-name="Visited_20_Internet_20_Link"><text:span text:style-name="T1191">мѫчител҄е</text:span></text:a><text:span text:style-name="T1189"><text:note text:id="ftn28" text:note-class="footnote"><text:note-citation>28</text:note-citation><text:note-body><text:p text:style-name="P164">Searching my database for *teĺe$ <text:span text:style-name="T1193">returns</text:span><text:span text:style-name="T1194"> only a single </text:span><text:a xlink:type="simple" xlink:href="https://ocstexts.co.uk/texts?146898" text:style-name="Internet_20_link" text:visited-style-name="Visited_20_Internet_20_Link"><text:span text:style-name="T1195">властеле</text:span></text:a><text:span text:style-name="T1196"> </text:span><text:span text:style-name="T1197">in Supr. without the diacritic; everything in Zogr. has it.</text:span></text:p></text:note-body></text:note></text:span><text:span text:style-name="T1189"> mean we can’t follow Meillet (1965: 426) </text:span><text:span text:style-name="T1192">in setting up *‑tele as the ‘correct’ ending, </text:span><text:span text:style-name="T1198">because spellings like</text:span><text:span text:style-name="T1199"> </text:span><text:a xlink:type="simple" xlink:href="https://ocstexts.co.uk/texts?7868" text:style-name="Internet_20_link" text:visited-style-name="Visited_20_Internet_20_Link"><text:span text:style-name="T1200">ⰶⱔⱅⰵⰾⰵ</text:span></text:a><text:span text:style-name="T1198"> in Mar. could just as easily descend from *žęteĺe as from *žętele</text:span><text:span text:style-name="T1201">.</text:span><text:span text:style-name="T1198"> </text:span><text:span text:style-name="T1201">A</text:span><text:span text:style-name="T1202">bsent a manuscript which both consistently marks *ĺ </text:span><text:span text:style-name="T1203">and</text:span><text:span text:style-name="T1202"> doesn’t use such </text:span><text:span text:style-name="T1204">a </text:span><text:span text:style-name="T1202">mark in this nom. pl. desinence, there’s </text:span><text:span text:style-name="T1205">no hard evidence of this *‑tele ending ever</text:span><text:span text:style-name="T1190"> actually</text:span><text:span text:style-name="T1205"> existing. I thus use *‑teĺe in the ‘correct’ table, and the jo-stem *‑teĺi in the ‘deviances’ table</text:span><text:span text:style-name="T1205"><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6">ⱄⱏⰲⱑⰴⱑⱅⰵ</text:span><text:span text:style-name="T339">ⰾⰹ</text:span></text:a>, but the Autoreconstructor is intended for use with other early texts beyond canonical OCS which might <text:span text:style-name="T1207">also contain this type of </text:span><text:span text:style-name="T1208">assimilation to the jo-stems</text:span><text:span text:style-name="T1207">.</text:span> </text:p></text:note-body></text:note></text:span><text:span text:style-name="T1209">.</text:span></text:p>
      <text:p text:style-name="P165"/>
      <text:p text:style-name="P166"><text:span text:style-name="T1210">Overcoming</text:span> <text:span text:style-name="T1211">poor </text:span>lemmatisation <text:span text:style-name="T1211">practice</text:span></text:p>
      <text:p text:style-name="P167"/>
      <text:p text:style-name="P168"><text:span text:style-name="T1212">Sometimes Eckhoff's lemmatisation is too coarse-grained</text:span><text:span text:style-name="T1213">, in that forms which clearly descend from distinct doublets are subsumed under one lemma.</text:span><text:span text:style-name="T1214"> </text:span><text:span text:style-name="T1215">To demonstrate just</text:span><text:span text:style-name="T1214"> one example of how the Autoreconstructor deal</text:span><text:span text:style-name="T1216">s</text:span><text:span text:style-name="T1214"> with this</text:span><text:span text:style-name="T1217"> sort of problem</text:span><text:span text:style-name="T1218">, </text:span><text:span text:style-name="T1219">take</text:span><text:span text:style-name="T1218"> the numeral </text:span><text:span text:style-name="T1220">ѥдинъ</text:span><text:span text:style-name="T1218"> &lt;*jedinъ, which in </text:span><text:span text:style-name="T1216">the earliest </text:span><text:span text:style-name="T1218">OCS </text:span><text:span text:style-name="T1221">has</text:span><text:span text:style-name="T1218"> </text:span><text:span text:style-name="T1222">straightforward </text:span><text:span text:style-name="T1218">hard pronominal endings </text:span><text:span text:style-name="T1222">and which therefore goes in my </text:span><text:span text:style-name="T1223">pron_hard</text:span><text:span text:style-name="T1224"> class alongside demonstratives like *onъ</text:span><text:span text:style-name="T1218">. There is, however, what must be viewed as an LCS doublet *jedьnъ</text:span><text:span text:style-name="T1218"><text:note text:id="ftn30" text:note-class="footnote"><text:note-citation>30</text:note-citation><text:note-body><text:p text:style-name="P169"><text:span text:style-name="T1225">This d</text:span><text:span text:style-name="T1226">espite</text:span><text:span text:style-name="T1222"> Meillet's (1965: 144) incoherent speculation about th</text:span><text:span text:style-name="T1226">e</text:span><text:span text:style-name="T1227"> /i/ in</text:span><text:span text:style-name="T1226"> *jed</text:span><text:span text:style-name="T1228">i</text:span><text:span text:style-name="T1226">nъ</text:span><text:span text:style-name="T1227"> </text:span><text:span text:style-name="T1226">resulting from</text:span><text:span text:style-name="T1229"> a</text:span><text:span text:style-name="T1230"> phonetic development of</text:span><text:span text:style-name="T1229"> strong *ь,</text:span><text:span text:style-name="T1231"> analogous to </text:span><text:span text:style-name="T1230">what happens in the</text:span><text:span text:style-name="T1231"> vicinity of *j</text:span><text:span text:style-name="T1229">, because "or il s'agit d'un compos</text:span><text:span text:style-name="T1232">é</text:span><text:span text:style-name="T1233"> dont le second </text:span><text:span text:style-name="T1232">élément </text:span><text:span text:style-name="T1234">est *</text:span><text:span text:style-name="T1235">j</text:span><text:span text:style-name="T1236">ĭnŭ"</text:span><text:span text:style-name="T1237">. </text:span><text:span text:style-name="T1238">While this interpretation of *jedinъ’s derivation could be true (and according to Derksen’s (200</text:span><text:span text:style-name="T1239">8</text:span><text:span text:style-name="T1238">: 212) etymology of the*jьnъ pronoun, its </text:span><text:span text:style-name="T1240">*j</text:span><text:span text:style-name="T1238"> is prothetic, meaning it wouldn’t develop if </text:span><text:span text:style-name="T1241">already </text:span><text:span text:style-name="T1238">attached to a stem ending in *d), the idea that a </text:span><text:span text:style-name="T1242">synchronic </text:span><text:span text:style-name="T1238">*‑dьnъ </text:span><text:span text:style-name="T1242">by any purely phonological means could become /‑din/, let alone early enough to completely displace by analogy the oblique forms in the earliest OCS where </text:span><text:span text:style-name="T1243">ⰵⰴⰻⱀ</text:span><text:span text:style-name="T1242">‑ spellings are overwhelming, is ludicrous </text:span><text:span text:style-name="T1244">and contradicted by all the philological evidence.</text:span><text:span text:style-name="T1242"> </text:span><text:span text:style-name="T1238"><text:s/></text:span><text:span text:style-name="T1245"><text:s text:c="2"/></text:span><text:span text:style-name="T1246"><text:s/></text:span></text:p></text:note-body></text:note></text:span><text:span text:style-name="T1218">, </text:span><text:span text:style-name="T1247">which gives e.g. Serbian </text:span><text:span text:style-name="T1248">jedan </text:span><text:span text:style-name="T1249">and the</text:span><text:span text:style-name="T1218"> modern Russian</text:span><text:span text:style-name="T1247"> </text:span><text:span text:style-name="T1218">fem. nt. and oblique-case forms </text:span><text:span text:style-name="T1250">одна, одного</text:span><text:span text:style-name="T1251"> etc.</text:span><text:span text:style-name="T1249">, </text:span><text:span text:style-name="T1252">and which is </text:span><text:span text:style-name="T1253">used for the majority of non masc. nom./acc. sg. forms of the pronoun in Suprasliens</text:span><text:span text:style-name="T1254">is</text:span><text:span text:style-name="T1253"><text:note text:id="ftn31" text:note-class="footnote"><text:note-citation>31</text:note-citation><text:note-body><text:p text:style-name="P170">According to my database there are 145 reflexes of *jedьn‑ in this category vs 46 from *jedin‑, though all 107 reflexes of the masc. nom./acc. sg. are from *jedinъ. <text:span text:style-name="T1255">Interestingly the Uspenskij Sbornik, in contrast to later Russian, appears to completely lack *jedьn‑, though all except the single </text:span><text:span text:style-name="T1256">одинои</text:span><text:span text:style-name="T1255"> </text:span><text:span text:style-name="T1257">are spelt with</text:span><text:span text:style-name="T1258"> the OCS &lt;</text:span><text:span text:style-name="T1259">ѥ</text:span><text:span text:style-name="T1258">/</text:span><text:span text:style-name="T1260">е</text:span><text:span text:style-name="T1257">&gt; </text:span><text:span text:style-name="T1261">reflex of intial *je‑.</text:span></text:p></text:note-body></text:note></text:span><text:span text:style-name="T1253">, </text:span><text:span text:style-name="T1262">e.g.</text:span><text:span text:style-name="T1263"> </text:span><text:a xlink:type="simple" xlink:href="http://localhost:6100/texts?101255" text:style-name="Internet_20_link" text:visited-style-name="Visited_20_Internet_20_Link"><text:span text:style-name="T1220">ѥдʼномоу</text:span></text:a><text:span text:style-name="T1264">. </text:span><text:span text:style-name="T1265">Notwithstanding</text:span><text:span text:style-name="T1266"> Eckhoff’s </text:span><text:span text:style-name="T1267">habit of</text:span><text:span text:style-name="T1266"> </text:span><text:soft-page-break/><text:span text:style-name="T1266">lemmatis</text:span><text:span text:style-name="T1267">ing</text:span><text:span text:style-name="T1266"> these with </text:span><text:span text:style-name="T1268">ѥдинъ </text:span><text:span text:style-name="T1269">instead of </text:span><text:span text:style-name="T1270">ѥд</text:span><text:span text:style-name="T1271">ь</text:span><text:span text:style-name="T1270">нъ</text:span><text:span text:style-name="T1272">, it’s trivial </text:span><text:span text:style-name="T1273">for the Autoreconstructor </text:span><text:span text:style-name="T1272">to check the form (which has in a previous step already been aggressively normalised to get rid of morphologically-irrelevant variation) for </text:span><text:span text:style-name="T1274">a &lt;</text:span><text:span text:style-name="T1275">дін</text:span><text:span text:style-name="T1274">&gt; sequence, which would never occur in the inflex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094">ѥдинъ</text:span></text:p></draw:text-box></draw:frame></text:p>
      <text:p text:style-name="P172">In the long-term TOROT itself should fix such lemmatisation problems, <text:span text:style-name="T1276">but </text:span><text:span text:style-name="T1277">in the meantime checks like the above are computationally </text:span><text:span text:style-name="T1278">extremely</text:span><text:span text:style-name="T1279"> </text:span><text:span text:style-name="T1278">cheap</text:span><text:span text:style-name="T1277"> and </text:span><text:span text:style-name="T1280">prevent great swathes of the texts from being wrongly </text:span><text:span text:style-name="T1281">auto</text:span><text:span text:style-name="T1280">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2">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282">.</text:span></text:p>
      <text:p text:style-name="P179"/>
      <text:p text:style-name="P178">Derksen, Rick. 2008. <text:span text:style-name="T1283">Etymological Dictionary of the Slavic Inherited Lexicon.</text:span><text:span text:style-name="T1284"> Leiden.</text:span></text:p>
      <text:p text:style-name="P178"/>
      <text:p text:style-name="P179">Diels, Paul. 1963. <text:span text:style-name="T329">Altkirchenslavische Grammatik</text:span>. 2. Aufl. Heidelberg.</text:p>
      <text:p text:style-name="P179"/>
      <text:p text:style-name="P180">Durnovo, Nikolaj N. Mysli <text:span text:style-name="T1285">i</text:span> predpoloženija o proisxoždenii staroslavjanskogo jazyka <text:span text:style-name="T1286">i</text:span> slavjanskix alfavitov. <text:span text:style-name="T329">Byzantoslavica 1. </text:span>48-85.</text:p>
      <text:p text:style-name="P179"/>
      <text:p text:style-name="P181"><text:span text:style-name="T1287">Eckhoff, Hanne Martine &amp; Berdičevskis, Aleksandrs. 2015. Linguistics vs. digitial editions: The Tromsø Old Russian and OCS Treebank. </text:span><text:span text:style-name="T1288">Scripta &amp; e-Scripta 14-15.</text:span></text:p>
      <text:p text:style-name="P182"/>
      <text:p text:style-name="P183">Eckhoff, Hanne &amp; Bech, Kristin &amp; Bouma, Gerlof &amp; Eide, Kristine &amp; Haug, Dag &amp; Haugen, Odd Einar &amp; J<text:span text:style-name="T1289">ø</text:span>hndal, Marius. 2018. The PROIEL treebank family: a standard for early attestations of Indo-European languages<text:span text:style-name="T329">. Language Resources and Evaluation 52</text:span>. 29-65.</text:p>
      <text:p text:style-name="P182"/>
      <text:p text:style-name="P182"><text:span text:style-name="T362">Eckhoff, H.M.</text:span> <text:span text:style-name="T362">2015. Animacy and differential object marking in Old Church </text:span><text:span text:style-name="T1290">Slavonic. </text:span><text:span text:style-name="T1291">Russian Linguistics 39(2)</text:span><text:span text:style-name="T1290">, </text:span><text:span text:style-name="T1291">233-254</text:span><text:span text:style-name="T1290">.</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Haug, Dag T. T. <text:s/><text:span text:style-name="T1292">&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text:soft-page-break/></text:p>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93">Th</text:span><text:span text:style-name="T329">e dawn of Slavic</text:span>. New Haven.</text:p>
      <text:p text:style-name="P178"/>
      <text:p text:style-name="P191"><text:span text:style-name="T1294">Severjanov, Sergey. 1922. </text:span><text:span text:style-name="T329">Синайская псалтырь. Глаголитический памятникъ ХІ вѣка.</text:span> <text:span text:style-name="T1295">Petrograd.</text:span></text:p>
      <text:p text:style-name="P178"/>
      <text:p text:style-name="P192"><text:span text:style-name="T1296">Stojkov, Stojko. 1954. </text:span><text:span text:style-name="T329">Bălgarska dialektologija</text:span>. Sofija.</text:p>
      <text:p text:style-name="P192"/>
      <text:p text:style-name="P192">Tarnanidēs, Iōannēs Chr. <text:span text:style-name="T1297">1988. </text:span><text:span text:style-name="T329">The Slavonic Manuscripts Discovered in 1975 at St. Catherineʼs Monastery on Mount Sinai.</text:span> Thessaloniki:</text:p>
      <text:p text:style-name="P192"/>
      <text:p text:style-name="P193"><text:span text:style-name="T1298">Teneva, Evelina. 2012. Das Personalpronomen 1. p. sg. nom. im Slavischen und das abweichende aksl. </text:span><text:span text:style-name="T1299">azъ: </text:span><text:span text:style-name="T1300">Eine interdiziplin</text:span>äre Betrachtung und Alternativlösung im Licht der Soziolinguistik und Balkanistik. <text:span text:style-name="T1299">Linguistique Balkanique</text:span><text:span text:style-name="T1300"> </text:span><text:span text:style-name="T1299">LI(1)</text:span><text:span text:style-name="T1300">.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84">Trubačev</text:span>, O.N. (ed.). 1974-. <text:span text:style-name="T1283">E</text:span><text:span text:style-name="T329">timologi</text:span><text:span text:style-name="T1283">č</text:span><text:span text:style-name="T329">eskij slovar’ slavjanskix jazykov</text:span>. Moskva.</text:p>
      <text:p text:style-name="P178"/>
      <text:p text:style-name="P178">Trubetzkoy, Nikolaus S. 1954. <text:span text:style-name="T329">Altkirchenslavische Grammatik: Schri</text:span><text:span text:style-name="T1301">ft</text:span><text:span text:style-name="T329">-, Laut- und Formensystem.</text:span> Wien.</text:p>
      <text:p text:style-name="P178"/>
      <text:p text:style-name="P195">Vaillant André. 1942. L'article en vieux slave. <text:span text:style-name="T329">Revue des études slaves, tome 20, fascicule 1-4</text:span>. 5-12.</text:p>
      <text:p text:style-name="P178"/>
      <text:p text:style-name="P196"><text:soft-page-break/>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84">In </text:span>Fortuin<text:span text:style-name="T1284">, </text:span>Egbert<text:span text:style-name="T1284"> &amp; Houtzagers, Peter &amp; Kalsbeek, Janneke </text:span>&amp; Dekker, Simeon<text:span text:style-name="T1284"> (eds.), </text:span><text:span text:style-name="T1283">Dutch contributions to the </text:span><text:span text:style-name="T329">Fif</text:span><text:span text:style-name="T1283">teenth International Congress of Slavists, </text:span><text:span text:style-name="T329">Minsk, 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302">Велчева, Боряна</text:span>. 1981. <text:span text:style-name="T1302">Проблеми на глаголическата писменост:</text:span> <text:span text:style-name="T1302">Асеманиево Евангелие. In </text:span><text:span text:style-name="T1303">Константин-Кирил Философ: </text:span><text:span text:style-name="T329">Материали от научните конференции по случай 1150‑годишнината от рождението му, </text:span><text:span text:style-name="T1303">167-171</text:span><text:span text:style-name="T1302">. </text:span><text:span text:style-name="T1304">София</text:span><text:span text:style-name="T1302">.</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9T21:25:59.448324708</dc:date>
    <meta:editing-duration>P15DT15H55M12S</meta:editing-duration>
    <meta:editing-cycles>1384</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43" meta:character-count="73135" meta:non-whitespace-character-count="61861"/>
  </office:meta>
</office:document-meta>
</file>